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3.916cm"/>
    </style:style>
    <style:style style:name="co1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1.323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1.191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085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8.705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64cm" fo:break-before="auto" style:use-optimal-row-height="false"/>
    </style:style>
    <style:style style:name="ro6" style:family="table-row">
      <style:table-row-properties style:row-height="2.037cm" fo:break-before="auto" style:use-optimal-row-height="fals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Copy_20_of_20_results">
      <style:table-properties table:display="true" style:writing-mode="lr-tb"/>
    </style:style>
    <style:style style:name="ta3" style:family="table" style:master-page-name="PageStyle_5f_Sheet14">
      <style:table-properties table:display="true" style:writing-mode="lr-tb"/>
    </style:style>
    <style:style style:name="ce21" style:family="table-cell" style:parent-style-name="Default" style:data-style-name="N0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0.035cm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none" fo:border-left="none" fo:border-right="none" fo:border-top="0.035cm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none" fo:border-top="0.035cm solid #000000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035cm solid #000000" style:text-align-source="fix" style:repeat-content="false" fo:border-left="none" fo:border-right="none" fo:border-top="none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2" table:number-columns-repeated="7" table:default-cell-style-name="ce21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3" table:default-cell-style-name="Default"/>
        <table:table-column table:style-name="co2" table:default-cell-style-name="ce21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3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9" table:default-cell-style-name="Default"/>
        <table:table-column table:style-name="co2" table:default-cell-style-name="ce21"/>
        <table:table-column table:style-name="co2" table:number-columns-repeated="11" table:default-cell-style-name="Default"/>
        <table:table-column table:style-name="co2" table:number-columns-repeated="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number-columns-repeated="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6" table:default-cell-style-name="Default"/>
        <table:table-column table:style-name="co2" table:default-cell-style-name="ce21"/>
        <table:table-column table:style-name="co2" table:number-columns-repeated="3" table:default-cell-style-name="Default"/>
        <table:table-column table:style-name="co2" table:number-columns-repeated="5" table:default-cell-style-name="ce21"/>
        <table:table-column table:style-name="co2" table:number-columns-repeated="3" table:default-cell-style-name="Default"/>
        <table:table-column table:style-name="co2" table:number-columns-repeated="2" table:default-cell-style-name="ce21"/>
        <table:table-column table:style-name="co2" table:default-cell-style-name="Default"/>
        <table:table-column table:style-name="co2" table:number-columns-repeated="2" table:default-cell-style-name="ce21"/>
        <table:table-column table:style-name="co2" table:number-columns-repeated="8" table:default-cell-style-name="Default"/>
        <table:table-column table:style-name="co2" table:default-cell-style-name="ce21"/>
        <table:table-column table:style-name="co3" table:default-cell-style-name="ce21"/>
        <table:table-column table:style-name="co2" table:number-columns-repeated="156" table:default-cell-style-name="Default"/>
        <table:table-row table:style-name="ro2">
          <table:table-cell table:style-name="Default" table:number-columns-repeated="6"/>
          <table:table-cell office:value-type="string" table:number-columns-spanned="2" table:number-rows-spanned="1">
            <text:p>Qual perfil você mais se identifica?</text:p>
          </table:table-cell>
          <table:covered-table-cell/>
          <table:table-cell/>
          <table:table-cell table:style-name="Default"/>
          <table:table-cell table:style-name="ce21" office:value-type="string" table:number-columns-spanned="6" table:number-rows-spanned="1">
            <text:p>Você utiliza algum desses frameworks ou bibliotecas Javascript?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/>
          <table:table-cell table:style-name="ce21" office:value-type="string" table:number-columns-spanned="3" table:number-rows-spanned="1">
            <text:p>Qual padrão de módulo (module pattern) você utiliza?</text:p>
          </table:table-cell>
          <table:covered-table-cell table:number-columns-repeated="2"/>
          <table:table-cell table:style-name="Default"/>
          <table:table-cell table:style-name="ce21" office:value-type="string" table:number-columns-spanned="5" table:number-rows-spanned="1">
            <text:p>Marque a(s) ferramenta(s) que você utiliza para gerenciamento de pacotes front-end:</text:p>
          </table:table-cell>
          <table:covered-table-cell table:number-columns-repeated="4"/>
          <table:table-cell table:style-name="Default"/>
          <table:table-cell table:style-name="ce21" office:value-type="string" table:number-columns-spanned="9" table:number-rows-spanned="1">
            <text:p>Marque a(s) ferramenta(s) que você utiliza para automatização de tarefas front-end:</text:p>
          </table:table-cell>
          <table:covered-table-cell table:number-columns-repeated="8"/>
          <table:table-cell table:style-name="Default"/>
          <table:table-cell table:style-name="ce21" office:value-type="string" table:number-columns-spanned="4" table:number-rows-spanned="1">
            <text:p>Que tipo de testes você desenvolve?</text:p>
          </table:table-cell>
          <table:covered-table-cell table:number-columns-repeated="3"/>
          <table:table-cell/>
          <table:table-cell table:style-name="ce21" office:value-type="string" table:number-columns-spanned="6" table:number-rows-spanned="1">
            <text:p>Marque a(s) ferramenta(s) que você utiliza para a realização dos testes:</text:p>
          </table:table-cell>
          <table:covered-table-cell table:number-columns-repeated="5"/>
          <table:table-cell table:style-name="Default"/>
          <table:table-cell office:value-type="string" table:number-columns-spanned="5" table:number-rows-spanned="1">
            <text:p>Marque a(s) ferramenta(s) que você utiliza para controle de versão:</text:p>
          </table:table-cell>
          <table:covered-table-cell table:number-columns-repeated="4"/>
          <table:table-cell table:style-name="Default"/>
          <table:table-cell table:style-name="ce21" office:value-type="string" table:number-columns-spanned="5" table:number-rows-spanned="1">
            <text:p>Marque a(s) ferramenta(s) que você utiliza para pré-processamento de CSS:</text:p>
          </table:table-cell>
          <table:covered-table-cell table:number-columns-repeated="4"/>
          <table:table-cell table:style-name="Default"/>
          <table:table-cell office:value-type="string" table:number-columns-spanned="5" table:number-rows-spanned="1">
            <text:p>Marque o(s) framework(s) CSS que você utiliza:</text:p>
          </table:table-cell>
          <table:covered-table-cell table:number-columns-repeated="4"/>
          <table:table-cell table:style-name="Default"/>
          <table:table-cell table:style-name="ce21" office:value-type="string" table:number-columns-spanned="6" table:number-rows-spanned="1">
            <text:p>Marque a(s) template-engine(s) que você utiliza:</text:p>
          </table:table-cell>
          <table:covered-table-cell table:number-columns-repeated="5"/>
          <table:table-cell table:style-name="Default"/>
          <table:table-cell table:style-name="ce21" office:value-type="string" table:number-columns-spanned="2" table:number-rows-spanned="1">
            <text:p>Marque qual linguagem você escreve Javascript:</text:p>
          </table:table-cell>
          <table:covered-table-cell/>
          <table:table-cell table:style-name="ce21" office:value-type="string" table:number-columns-spanned="9" table:number-rows-spanned="1">
            <text:p>Caso se aplique, marque os processos que você costuma realizar no código que irá para produção:</text:p>
          </table:table-cell>
          <table:covered-table-cell table:number-columns-repeated="5" table:style-name="Default"/>
          <table:covered-table-cell table:number-columns-repeated="3"/>
          <table:table-cell table:style-name="Default"/>
          <table:table-cell office:value-type="string" table:number-columns-spanned="2" table:number-rows-spanned="1">
            <text:p>Qual navegador você utiliza para desenvolvimento?</text:p>
          </table:table-cell>
          <table:covered-table-cell/>
          <table:table-cell table:style-name="Default"/>
          <table:table-cell office:value-type="string" table:number-columns-spanned="9" table:number-rows-spanned="1">
            <text:p>Qual editor de código você utiliza?</text:p>
          </table:table-cell>
          <table:covered-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table:style-name="ce22" office:value-type="string">
            <text:p>Id</text:p>
          </table:table-cell>
          <table:table-cell table:style-name="ce22" office:value-type="string">
            <text:p>Start Date</text:p>
          </table:table-cell>
          <table:table-cell table:style-name="ce22" office:value-type="string">
            <text:p>Submit Date</text:p>
          </table:table-cell>
          <table:table-cell table:style-name="ce22" office:value-type="string">
            <text:p>IP</text:p>
          </table:table-cell>
          <table:table-cell table:style-name="ce22" office:value-type="string">
            <text:p>Você mora no Brasil?</text:p>
          </table:table-cell>
          <table:table-cell table:style-name="ce22" office:value-type="string">
            <text:p>Qual estado você mora?</text:p>
          </table:table-cell>
          <table:table-cell table:style-name="ce22" office:value-type="string">
            <text:p>Choic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é um desenvolvedor focado em front-end?</text:p>
          </table:table-cell>
          <table:table-cell table:style-name="ce22" office:value-type="string">
            <text:p>Há quanto tempo você desenvolve front-end?</text:p>
          </table:table-cell>
          <table:table-cell table:style-name="ce22" office:value-type="string">
            <text:p>AngularJS</text:p>
          </table:table-cell>
          <table:table-cell table:style-name="ce22" office:value-type="string">
            <text:p>Backbone.js</text:p>
          </table:table-cell>
          <table:table-cell table:style-name="ce22" office:value-type="string">
            <text:p>Ember.js</text:p>
          </table:table-cell>
          <table:table-cell table:style-name="ce22" office:value-type="string">
            <text:p>jQuery</text:p>
          </table:table-cell>
          <table:table-cell table:style-name="ce22" office:value-type="string">
            <text:p>KnockoutJS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 padrão de módulo (module pattern) Javascript?</text:p>
          </table:table-cell>
          <table:table-cell table:style-name="ce22" office:value-type="string">
            <text:p>AMD</text:p>
          </table:table-cell>
          <table:table-cell table:style-name="ce22" office:value-type="string">
            <text:p>CommonJS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ferramenta para gerenciamento de pacotes front-end?</text:p>
          </table:table-cell>
          <table:table-cell table:style-name="ce22" office:value-type="string">
            <text:p>Bower</text:p>
          </table:table-cell>
          <table:table-cell table:style-name="ce22" office:value-type="string">
            <text:p>NPM</text:p>
          </table:table-cell>
          <table:table-cell table:style-name="ce22" office:value-type="string">
            <text:p>Volo</text:p>
          </table:table-cell>
          <table:table-cell table:style-name="ce22" office:value-type="string">
            <text:p>Jam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ferramenta para a automatização de tarefas relacionadas ao desenvolvimento front-end?</text:p>
          </table:table-cell>
          <table:table-cell table:style-name="ce22" office:value-type="string">
            <text:p>Grunt</text:p>
          </table:table-cell>
          <table:table-cell table:style-name="ce22" office:value-type="string">
            <text:p>Gear</text:p>
          </table:table-cell>
          <table:table-cell table:style-name="ce22" office:value-type="string">
            <text:p>Ant</text:p>
          </table:table-cell>
          <table:table-cell table:style-name="ce22" office:value-type="string">
            <text:p>Make</text:p>
          </table:table-cell>
          <table:table-cell table:style-name="ce22" office:value-type="string">
            <text:p>Cake</text:p>
          </table:table-cell>
          <table:table-cell table:style-name="ce22" office:value-type="string">
            <text:p>Jake</text:p>
          </table:table-cell>
          <table:table-cell table:style-name="ce22" office:value-type="string">
            <text:p>Rake</text:p>
          </table:table-cell>
          <table:table-cell table:style-name="ce22" office:value-type="string">
            <text:p>Bash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desenvolve testes para o código Javascript?</text:p>
          </table:table-cell>
          <table:table-cell table:style-name="ce22" office:value-type="string">
            <text:p>Unitários</text:p>
          </table:table-cell>
          <table:table-cell table:style-name="ce22" office:value-type="string">
            <text:p>Integração ou End-to-End</text:p>
          </table:table-cell>
          <table:table-cell table:style-name="ce22" office:value-type="string">
            <text:p>Performanc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ferramenta para auxiliar a realização dos testes?</text:p>
          </table:table-cell>
          <table:table-cell table:style-name="ce22" office:value-type="string">
            <text:p>QUnit</text:p>
          </table:table-cell>
          <table:table-cell table:style-name="ce22" office:value-type="string">
            <text:p>Karma</text:p>
          </table:table-cell>
          <table:table-cell table:style-name="ce22" office:value-type="string">
            <text:p>Jasmine</text:p>
          </table:table-cell>
          <table:table-cell table:style-name="ce22" office:value-type="string">
            <text:p>Sinon</text:p>
          </table:table-cell>
          <table:table-cell table:style-name="ce22" office:value-type="string">
            <text:p>Mocha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ferramenta de controle de versão?</text:p>
          </table:table-cell>
          <table:table-cell table:style-name="ce22" office:value-type="string">
            <text:p>Git</text:p>
          </table:table-cell>
          <table:table-cell table:style-name="ce22" office:value-type="string">
            <text:p>Mercurial</text:p>
          </table:table-cell>
          <table:table-cell table:style-name="ce22" office:value-type="string">
            <text:p>Subversion</text:p>
          </table:table-cell>
          <table:table-cell table:style-name="ce22" office:value-type="string">
            <text:p>Rational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 pré-processador CSS?</text:p>
          </table:table-cell>
          <table:table-cell table:style-name="ce22" office:value-type="string">
            <text:p>LESS</text:p>
          </table:table-cell>
          <table:table-cell table:style-name="ce22" office:value-type="string">
            <text:p>Sass</text:p>
          </table:table-cell>
          <table:table-cell table:style-name="ce22" office:value-type="string">
            <text:p>Stylus</text:p>
          </table:table-cell>
          <table:table-cell table:style-name="ce22" office:value-type="string">
            <text:p>Rool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sa algum framework CSS?</text:p>
          </table:table-cell>
          <table:table-cell table:style-name="ce22" office:value-type="string">
            <text:p>Twitter Bootstrap</text:p>
          </table:table-cell>
          <table:table-cell table:style-name="ce22" office:value-type="string">
            <text:p>Topcoat</text:p>
          </table:table-cell>
          <table:table-cell table:style-name="ce22" office:value-type="string">
            <text:p>Foundation</text:p>
          </table:table-cell>
          <table:table-cell table:style-name="ce22" office:value-type="string">
            <text:p>Pure CSS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sa alguma template-engine?</text:p>
          </table:table-cell>
          <table:table-cell table:style-name="ce22" office:value-type="string">
            <text:p>dust.js</text:p>
          </table:table-cell>
          <table:table-cell table:style-name="ce22" office:value-type="string">
            <text:p>Handlebars.js</text:p>
          </table:table-cell>
          <table:table-cell table:style-name="ce22" office:value-type="string">
            <text:p>Mustache.js</text:p>
          </table:table-cell>
          <table:table-cell table:style-name="ce22" office:value-type="string">
            <text:p>Jade</text:p>
          </table:table-cell>
          <table:table-cell table:style-name="ce22" office:value-type="string">
            <text:p>A do próprio framework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outra linguagem para escrever Javascript?</text:p>
          </table:table-cell>
          <table:table-cell table:style-name="ce22" office:value-type="string">
            <text:p>Choic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Minifico o HTML</text:p>
          </table:table-cell>
          <table:table-cell table:style-name="ce22" office:value-type="string">
            <text:p>Minifico os arquivos CSS</text:p>
          </table:table-cell>
          <table:table-cell table:style-name="ce22" office:value-type="string">
            <text:p>Minifico os arquivos JS</text:p>
          </table:table-cell>
          <table:table-cell table:style-name="ce22" office:value-type="string">
            <text:p>Combino arquivos CSS</text:p>
          </table:table-cell>
          <table:table-cell table:style-name="ce22" office:value-type="string">
            <text:p>Combino arquivos JS</text:p>
          </table:table-cell>
          <table:table-cell table:style-name="ce22" office:value-type="string">
            <text:p>Otimizo as imagens</text:p>
          </table:table-cell>
          <table:table-cell table:style-name="ce22" office:value-type="string">
            <text:p>Uso arquivos servidos em um CDN público</text:p>
          </table:table-cell>
          <table:table-cell table:style-name="ce22" office:value-type="string">
            <text:p>Uso arquivos servidos em um CDN próprio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Quais navegadores antigos você dá suporte?</text:p>
          </table:table-cell>
          <table:table-cell table:style-name="ce22" office:value-type="string">
            <text:p>Choic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Como você vê o seu desenvolvimento para mobile?</text:p>
          </table:table-cell>
          <table:table-cell table:style-name="ce22" office:value-type="string">
            <text:p>Sublime Text</text:p>
          </table:table-cell>
          <table:table-cell table:style-name="ce22" office:value-type="string">
            <text:p>WebStorm (Jet Brains)</text:p>
          </table:table-cell>
          <table:table-cell table:style-name="ce22" office:value-type="string">
            <text:p>Notepad++</text:p>
          </table:table-cell>
          <table:table-cell table:style-name="ce22" office:value-type="string">
            <text:p>Visual Studio</text:p>
          </table:table-cell>
          <table:table-cell table:style-name="ce22" office:value-type="string">
            <text:p>Dreamweaver</text:p>
          </table:table-cell>
          <table:table-cell table:style-name="ce22" office:value-type="string">
            <text:p>VI / VIM</text:p>
          </table:table-cell>
          <table:table-cell table:style-name="ce22" office:value-type="string">
            <text:p>Emacs</text:p>
          </table:table-cell>
          <table:table-cell table:style-name="ce22" office:value-type="string">
            <text:p>TextMat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A sua resposta para essa pergunta é muito importante!Qual a mudança mais recente na forma de desenvolver que mais contribuiu para melhorar a qualidade dos seus projetos?</text:p>
          </table:table-cell>
          <table:table-cell table:style-name="ce22" office:value-type="string">
            <text:p>Caso esteja interessado em receber um email com o resultado dessa pesquisa, digite o seu email:</text:p>
          </table:table-cell>
          <table:table-cell table:number-columns-repeated="156"/>
        </table:table-row>
        <table:table-row table:style-name="ro2">
          <table:table-cell table:style-name="ce23" office:value-type="string">
            <text:p>27</text:p>
          </table:table-cell>
          <table:table-cell table:style-name="ce23" office:value-type="string">
            <text:p>2013-10-16 01:24:02</text:p>
          </table:table-cell>
          <table:table-cell table:style-name="ce23" office:value-type="string">
            <text:p>2013-10-16 01:29:37</text:p>
          </table:table-cell>
          <table:table-cell table:style-name="ce23" office:value-type="string">
            <text:p>187.86.51.191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Paraná</text:p>
          </table:table-cell>
          <table:table-cell table:style-name="ce23" office:value-type="string">
            <text:p>Desenvolvedor Front-end</text:p>
          </table:table-cell>
          <table:table-cell table:style-name="ce23" table:number-columns-repeated="2"/>
          <table:table-cell table:style-name="ce23" office:value-type="string">
            <text:p>Entre 1 a 2 anos</text:p>
          </table:table-cell>
          <table:table-cell table:style-name="ce23" office:value-type="string">
            <text:p>AngularJS</text:p>
          </table:table-cell>
          <table:table-cell table:style-name="ce23" table:number-columns-repeated="2"/>
          <table:table-cell table:style-name="ce23" office:value-type="string">
            <text:p>jQuery</text:p>
          </table:table-cell>
          <table:table-cell table:style-name="ce23" table:number-columns-repeated="2"/>
          <table:table-cell table:style-name="ce23" office:value-type="string">
            <text:p>Sim</text:p>
          </table:table-cell>
          <table:table-cell table:style-name="ce23"/>
          <table:table-cell table:style-name="ce23" office:value-type="string">
            <text:p>CommonJS</text:p>
          </table:table-cell>
          <table:table-cell table:style-name="ce23"/>
          <table:table-cell table:style-name="ce23" office:value-type="string">
            <text:p>0</text:p>
          </table:table-cell>
          <table:table-cell table:style-name="ce23" table:number-columns-repeated="5"/>
          <table:table-cell table:style-name="ce23" office:value-type="string">
            <text:p>1</text:p>
          </table:table-cell>
          <table:table-cell table:style-name="ce23" office:value-type="string">
            <text:p>Grunt</text:p>
          </table:table-cell>
          <table:table-cell table:style-name="ce23" table:number-columns-repeated="8"/>
          <table:table-cell table:style-name="ce23" office:value-type="string">
            <text:p>1</text:p>
          </table:table-cell>
          <table:table-cell table:style-name="ce23"/>
          <table:table-cell table:style-name="ce23" office:value-type="string">
            <text:p>Integração ou End-to-End</text:p>
          </table:table-cell>
          <table:table-cell table:style-name="ce23" office:value-type="string">
            <text:p>Performance</text:p>
          </table:table-cell>
          <table:table-cell table:style-name="ce23"/>
          <table:table-cell table:style-name="ce23" office:value-type="string">
            <text:p>0</text:p>
          </table:table-cell>
          <table:table-cell table:style-name="ce23" table:number-columns-repeated="6"/>
          <table:table-cell table:style-name="ce23" office:value-type="string">
            <text:p>1</text:p>
          </table:table-cell>
          <table:table-cell table:style-name="ce23" office:value-type="string">
            <text:p>Git</text:p>
          </table:table-cell>
          <table:table-cell table:style-name="ce23" table:number-columns-repeated="4"/>
          <table:table-cell table:style-name="ce23" office:value-type="string">
            <text:p>1</text:p>
          </table:table-cell>
          <table:table-cell table:style-name="ce23" office:value-type="string">
            <text:p>LESS</text:p>
          </table:table-cell>
          <table:table-cell table:style-name="ce23" office:value-type="string">
            <text:p>Sass</text:p>
          </table:table-cell>
          <table:table-cell table:style-name="ce23" table:number-columns-repeated="3"/>
          <table:table-cell table:style-name="ce23" office:value-type="string">
            <text:p>1</text:p>
          </table:table-cell>
          <table:table-cell table:style-name="ce23" office:value-type="string">
            <text:p>Twitter Bootstrap</text:p>
          </table:table-cell>
          <table:table-cell table:style-name="ce23"/>
          <table:table-cell table:style-name="ce23" office:value-type="string">
            <text:p>Foundation</text:p>
          </table:table-cell>
          <table:table-cell table:style-name="ce23" table:number-columns-repeated="2"/>
          <table:table-cell table:style-name="ce23" office:value-type="string">
            <text:p>0</text:p>
          </table:table-cell>
          <table:table-cell table:style-name="ce23" table:number-columns-repeated="6"/>
          <table:table-cell table:style-name="ce23" office:value-type="string">
            <text:p>0</text:p>
          </table:table-cell>
          <table:table-cell table:style-name="ce23" table:number-columns-repeated="5"/>
          <table:table-cell table:style-name="ce23" office:value-type="string">
            <text:p>Combino arquivos CSS</text:p>
          </table:table-cell>
          <table:table-cell table:style-name="ce23" office:value-type="string">
            <text:p>Combino arquivos JS</text:p>
          </table:table-cell>
          <table:table-cell table:style-name="ce23" office:value-type="string">
            <text:p>Otimizo as imagens</text:p>
          </table:table-cell>
          <table:table-cell table:style-name="ce23" table:number-columns-repeated="3"/>
          <table:table-cell table:style-name="ce23" office:value-type="string">
            <text:p>Não dou suporte a navegadores antigos, desenvolvo para os novos</text:p>
          </table:table-cell>
          <table:table-cell table:style-name="ce23" office:value-type="string">
            <text:p>Firefox</text:p>
          </table:table-cell>
          <table:table-cell table:style-name="ce23"/>
          <table:table-cell table:style-name="ce23" office:value-type="string">
            <text:p>Desenvolvo mobile-first</text:p>
          </table:table-cell>
          <table:table-cell table:style-name="ce23" office:value-type="string">
            <text:p>Sublime Text</text:p>
          </table:table-cell>
          <table:table-cell table:style-name="ce23" table:number-columns-repeated="8"/>
          <table:table-cell table:style-name="ce23" office:value-type="string">
            <text:p>Aprender semântica HTML e organização de JS</text:p>
          </table:table-cell>
          <table:table-cell table:style-name="ce23" office:value-type="string">
            <text:p>jhonefturra@gmail.com</text:p>
          </table:table-cell>
          <table:table-cell table:number-columns-repeated="156"/>
        </table:table-row>
        <table:table-row table:style-name="ro2">
          <table:table-cell office:value-type="string">
            <text:p>28</text:p>
          </table:table-cell>
          <table:table-cell office:value-type="string">
            <text:p>2013-10-16 01:24:57</text:p>
          </table:table-cell>
          <table:table-cell office:value-type="string">
            <text:p>2013-10-16 01:27:52</text:p>
          </table:table-cell>
          <table:table-cell office:value-type="string">
            <text:p>189.25.119.241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 JS</text:p>
          </table:table-cell>
          <table:table-cell office:value-type="string">
            <text:p>paivasdesigner@gmail.com</text:p>
          </table:table-cell>
          <table:table-cell table:number-columns-repeated="156"/>
        </table:table-row>
        <table:table-row table:style-name="ro2">
          <table:table-cell office:value-type="string">
            <text:p>30</text:p>
          </table:table-cell>
          <table:table-cell office:value-type="string">
            <text:p>2013-10-16 01:25:49</text:p>
          </table:table-cell>
          <table:table-cell office:value-type="string">
            <text:p>2013-10-16 01:28:27</text:p>
          </table:table-cell>
          <table:table-cell office:value-type="string">
            <text:p>200.102.12.85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Nenhuma em especial</text:p>
          </table:table-cell>
          <table:table-cell office:value-type="string">
            <text:p>petrisrf@gmail.com</text:p>
          </table:table-cell>
          <table:table-cell table:number-columns-repeated="156"/>
        </table:table-row>
        <table:table-row table:style-name="ro3">
          <table:table-cell office:value-type="string">
            <text:p>31</text:p>
          </table:table-cell>
          <table:table-cell office:value-type="string">
            <text:p>2013-10-16 01:26:52</text:p>
          </table:table-cell>
          <table:table-cell office:value-type="string">
            <text:p>2013-10-16 01:31:35</text:p>
          </table:table-cell>
          <table:table-cell office:value-type="string">
            <text:p>189.78.30.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9"/>
          <table:table-cell table:style-name="Default"/>
          <table:table-cell table:number-columns-repeated="156"/>
        </table:table-row>
        <table:table-row table:style-name="ro2">
          <table:table-cell office:value-type="string">
            <text:p>32</text:p>
          </table:table-cell>
          <table:table-cell office:value-type="string">
            <text:p>2013-10-16 01:26:58</text:p>
          </table:table-cell>
          <table:table-cell office:value-type="string">
            <text:p>2013-10-16 01:29:29</text:p>
          </table:table-cell>
          <table:table-cell office:value-type="string">
            <text:p>189.75.22.71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office:value-type="string">
            <text:p>Uso de jQuery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33</text:p>
          </table:table-cell>
          <table:table-cell office:value-type="string">
            <text:p>2013-10-16 01:27:02</text:p>
          </table:table-cell>
          <table:table-cell office:value-type="string">
            <text:p>2013-10-16 01:32:45</text:p>
          </table:table-cell>
          <table:table-cell office:value-type="string">
            <text:p>179.234.48.9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Eclipse</text:p>
          </table:table-cell>
          <table:table-cell office:value-type="string">
            <text:p>Utilizar um framework css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36</text:p>
          </table:table-cell>
          <table:table-cell office:value-type="string">
            <text:p>2013-10-16 01:28:34</text:p>
          </table:table-cell>
          <table:table-cell office:value-type="string">
            <text:p>2013-10-16 01:43:14</text:p>
          </table:table-cell>
          <table:table-cell office:value-type="string">
            <text:p>186.209.133.18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eocupação com acessibilidade e design responsivo</text:p>
          </table:table-cell>
          <table:table-cell office:value-type="string">
            <text:p>prezotto.ezequiel5@gmail.com</text:p>
          </table:table-cell>
          <table:table-cell table:number-columns-repeated="156"/>
        </table:table-row>
        <table:table-row table:style-name="ro2">
          <table:table-cell office:value-type="string">
            <text:p>37</text:p>
          </table:table-cell>
          <table:table-cell office:value-type="string">
            <text:p>2013-10-16 01:30:06</text:p>
          </table:table-cell>
          <table:table-cell office:value-type="string">
            <text:p>2013-10-16 01:36:41</text:p>
          </table:table-cell>
          <table:table-cell office:value-type="string">
            <text:p>187.66.179.229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mber</text:p>
          </table:table-cell>
          <table:table-cell office:value-type="string">
            <text:p>arawn.ocultus@gmail.com</text:p>
          </table:table-cell>
          <table:table-cell table:number-columns-repeated="156"/>
        </table:table-row>
        <table:table-row table:style-name="ro2">
          <table:table-cell office:value-type="string">
            <text:p>40</text:p>
          </table:table-cell>
          <table:table-cell office:value-type="string">
            <text:p>2013-10-16 01:36:04</text:p>
          </table:table-cell>
          <table:table-cell office:value-type="string">
            <text:p>2013-10-16 01:39:49</text:p>
          </table:table-cell>
          <table:table-cell office:value-type="string">
            <text:p>201.21.178.7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MVC, SCRUM</text:p>
          </table:table-cell>
          <table:table-cell office:value-type="string">
            <text:p>rafasilverio0@gmail.com</text:p>
          </table:table-cell>
          <table:table-cell table:number-columns-repeated="156"/>
        </table:table-row>
        <table:table-row table:style-name="ro2">
          <table:table-cell office:value-type="string">
            <text:p>41</text:p>
          </table:table-cell>
          <table:table-cell office:value-type="string">
            <text:p>2013-10-16 01:37:16</text:p>
          </table:table-cell>
          <table:table-cell office:value-type="string">
            <text:p>2013-10-16 01:41:38</text:p>
          </table:table-cell>
          <table:table-cell office:value-type="string">
            <text:p>200.141.104.155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ão utilizo o quanto gostaria, mais os preprocessadores ajudam bastante no desenvolvimento e gostaria de utiliza-los mais nos meus próximos projeto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44</text:p>
          </table:table-cell>
          <table:table-cell office:value-type="string">
            <text:p>2013-10-16 01:39:33</text:p>
          </table:table-cell>
          <table:table-cell office:value-type="string">
            <text:p>2013-10-16 01:48:07</text:p>
          </table:table-cell>
          <table:table-cell office:value-type="string">
            <text:p>179.187.140.10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 table:style-name="ce21" office:value-type="string">
            <text:p>Require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/>
          <table:table-cell table:style-name="ce21" office:value-type="string">
            <text:p>Jam</text:p>
          </table:table-cell>
          <table:table-cell table:style-name="ce21" office:value-type="string">
            <text:p>Nuget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/>
          <table:table-cell table:style-name="ce21" office:value-type="string">
            <text:p>TFS Source Control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TypeScript</text:p>
          </table:table-cell>
          <table:table-cell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utomação de processos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46</text:p>
          </table:table-cell>
          <table:table-cell office:value-type="string">
            <text:p>2013-10-16 01:40:59</text:p>
          </table:table-cell>
          <table:table-cell office:value-type="string">
            <text:p>2013-10-16 01:45:25</text:p>
          </table:table-cell>
          <table:table-cell office:value-type="string">
            <text:p>177.60.197.13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Utilizar o editor Sublime Text e seus plugins</text:p>
          </table:table-cell>
          <table:table-cell office:value-type="string">
            <text:p>contato@rodrigop.com.br</text:p>
          </table:table-cell>
          <table:table-cell table:number-columns-repeated="156"/>
        </table:table-row>
        <table:table-row table:style-name="ro2">
          <table:table-cell office:value-type="string">
            <text:p>54</text:p>
          </table:table-cell>
          <table:table-cell office:value-type="string">
            <text:p>2013-10-16 01:51:51</text:p>
          </table:table-cell>
          <table:table-cell office:value-type="string">
            <text:p>2013-10-16 01:57:34</text:p>
          </table:table-cell>
          <table:table-cell office:value-type="string">
            <text:p>179.219.215.161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6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jquery, html5</text:p>
          </table:table-cell>
          <table:table-cell office:value-type="string">
            <text:p>topogigiovanni@gmail.com</text:p>
          </table:table-cell>
          <table:table-cell table:number-columns-repeated="156"/>
        </table:table-row>
        <table:table-row table:style-name="ro2">
          <table:table-cell office:value-type="string">
            <text:p>55</text:p>
          </table:table-cell>
          <table:table-cell office:value-type="string">
            <text:p>2013-10-16 01:52:49</text:p>
          </table:table-cell>
          <table:table-cell office:value-type="string">
            <text:p>2013-10-16 01:55:24</text:p>
          </table:table-cell>
          <table:table-cell office:value-type="string">
            <text:p>189.54.45.16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enhum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58</text:p>
          </table:table-cell>
          <table:table-cell office:value-type="string">
            <text:p>2013-10-16 01:56:50</text:p>
          </table:table-cell>
          <table:table-cell office:value-type="string">
            <text:p>2013-10-16 02:00:06</text:p>
          </table:table-cell>
          <table:table-cell office:value-type="string">
            <text:p>179.210.36.19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dust.js</text:p>
          </table:table-cell>
          <table:table-cell table:number-columns-repeated="3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AngularJS</text:p>
          </table:table-cell>
          <table:table-cell office:value-type="string">
            <text:p>guilherme.berger@gmail.com</text:p>
          </table:table-cell>
          <table:table-cell table:number-columns-repeated="156"/>
        </table:table-row>
        <table:table-row table:style-name="ro2">
          <table:table-cell office:value-type="string">
            <text:p>61</text:p>
          </table:table-cell>
          <table:table-cell office:value-type="string">
            <text:p>2013-10-16 02:03:36</text:p>
          </table:table-cell>
          <table:table-cell office:value-type="string">
            <text:p>2013-10-16 02:05:49</text:p>
          </table:table-cell>
          <table:table-cell office:value-type="string">
            <text:p>201.19.76.22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Não sei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62</text:p>
          </table:table-cell>
          <table:table-cell office:value-type="string">
            <text:p>2013-10-16 02:03:51</text:p>
          </table:table-cell>
          <table:table-cell office:value-type="string">
            <text:p>2013-10-16 02:07:22</text:p>
          </table:table-cell>
          <table:table-cell office:value-type="string">
            <text:p>177.142.118.87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63</text:p>
          </table:table-cell>
          <table:table-cell office:value-type="string">
            <text:p>2013-10-16 02:03:57</text:p>
          </table:table-cell>
          <table:table-cell office:value-type="string">
            <text:p>2013-10-16 02:08:21</text:p>
          </table:table-cell>
          <table:table-cell office:value-type="string">
            <text:p>189.122.38.14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3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3"/>
          <table:table-cell table:style-name="ce21" office:value-type="string">
            <text:p>jade</text:p>
          </table:table-cell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Fumar um baseado 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64</text:p>
          </table:table-cell>
          <table:table-cell office:value-type="string">
            <text:p>2013-10-16 02:05:20</text:p>
          </table:table-cell>
          <table:table-cell office:value-type="string">
            <text:p>2013-10-16 02:09:26</text:p>
          </table:table-cell>
          <table:table-cell office:value-type="string">
            <text:p>201.43.11.1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Descoberta dos Padrões de Projeto.</text:p>
          </table:table-cell>
          <table:table-cell office:value-type="string">
            <text:p>wesleyfetish@gmail.com</text:p>
          </table:table-cell>
          <table:table-cell table:number-columns-repeated="156"/>
        </table:table-row>
        <table:table-row table:style-name="ro2">
          <table:table-cell office:value-type="string">
            <text:p>67</text:p>
          </table:table-cell>
          <table:table-cell office:value-type="string">
            <text:p>2013-10-16 02:10:06</text:p>
          </table:table-cell>
          <table:table-cell office:value-type="string">
            <text:p>2013-10-16 02:21:04</text:p>
          </table:table-cell>
          <table:table-cell office:value-type="string">
            <text:p>200.97.110.211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21" office:value-type="string">
            <text:p>LiveScript</text:p>
          </table:table-cell>
          <table:table-cell table:number-columns-repeated="2"/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Zend Framework</text:p>
          </table:table-cell>
          <table:table-cell office:value-type="string">
            <text:p>raquel_oliveira123@hotmail.com</text:p>
          </table:table-cell>
          <table:table-cell table:number-columns-repeated="156"/>
        </table:table-row>
        <table:table-row table:style-name="ro4">
          <table:table-cell office:value-type="string">
            <text:p>74</text:p>
          </table:table-cell>
          <table:table-cell office:value-type="string">
            <text:p>2013-10-16 02:22:12</text:p>
          </table:table-cell>
          <table:table-cell office:value-type="string">
            <text:p>2013-10-16 02:26:05</text:p>
          </table:table-cell>
          <table:table-cell office:value-type="string">
            <text:p>177.52.195.11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Desenvolvedor</text:p>
          </table:table-cell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AngularJS</text:p>
          </table:table-cell>
          <table:table-cell office:value-type="string">
            <text:p>raphael@raphaelcuba.com</text:p>
          </table:table-cell>
          <table:table-cell table:number-columns-repeated="156"/>
        </table:table-row>
        <table:table-row table:style-name="ro2">
          <table:table-cell office:value-type="string">
            <text:p>76</text:p>
          </table:table-cell>
          <table:table-cell office:value-type="string">
            <text:p>2013-10-16 02:22:34</text:p>
          </table:table-cell>
          <table:table-cell office:value-type="string">
            <text:p>2013-10-16 02:26:28</text:p>
          </table:table-cell>
          <table:table-cell office:value-type="string">
            <text:p>187.111.230.22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ass, Spec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81</text:p>
          </table:table-cell>
          <table:table-cell office:value-type="string">
            <text:p>2013-10-16 02:23:29</text:p>
          </table:table-cell>
          <table:table-cell office:value-type="string">
            <text:p>2013-10-16 02:28:23</text:p>
          </table:table-cell>
          <table:table-cell office:value-type="string">
            <text:p>187.75.19.20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ocesso, novas tecnologia 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83</text:p>
          </table:table-cell>
          <table:table-cell office:value-type="string">
            <text:p>2013-10-16 02:23:31</text:p>
          </table:table-cell>
          <table:table-cell office:value-type="string">
            <text:p>2013-10-16 02:41:31</text:p>
          </table:table-cell>
          <table:table-cell office:value-type="string">
            <text:p>177.10.171.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Checar velocidade de carregamento, e tecnicas de SEO.</text:p>
          </table:table-cell>
          <table:table-cell office:value-type="string">
            <text:p>victor@brasmid.com.br</text:p>
          </table:table-cell>
          <table:table-cell table:number-columns-repeated="156"/>
        </table:table-row>
        <table:table-row table:style-name="ro2">
          <table:table-cell office:value-type="string">
            <text:p>85</text:p>
          </table:table-cell>
          <table:table-cell office:value-type="string">
            <text:p>2013-10-16 02:23:43</text:p>
          </table:table-cell>
          <table:table-cell office:value-type="string">
            <text:p>2013-10-16 23:04:25</text:p>
          </table:table-cell>
          <table:table-cell office:value-type="string">
            <text:p>201.37.31.3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Arquiteto de Software .NET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GEBO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Uso do Assembla vinculado a um Recorte do RUP e Recorte do Scrum.</text:p>
          </table:table-cell>
          <table:table-cell office:value-type="string">
            <text:p>THALESPLOPES@GMAIL.COM</text:p>
          </table:table-cell>
          <table:table-cell table:number-columns-repeated="156"/>
        </table:table-row>
        <table:table-row table:style-name="ro2">
          <table:table-cell office:value-type="string">
            <text:p>86</text:p>
          </table:table-cell>
          <table:table-cell office:value-type="string">
            <text:p>2013-10-16 02:23:43</text:p>
          </table:table-cell>
          <table:table-cell office:value-type="string">
            <text:p>2013-10-16 02:25:53</text:p>
          </table:table-cell>
          <table:table-cell office:value-type="string">
            <text:p>177.193.107.148</text:p>
          </table:table-cell>
          <table:table-cell office:value-type="string">
            <text:p>1</text:p>
          </table:table-cell>
          <table:table-cell office:value-type="string">
            <text:p>Rio Grande do Norte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office:value-type="string">
            <text:p>contato@zecafeitosa.com.br</text:p>
          </table:table-cell>
          <table:table-cell table:number-columns-repeated="156"/>
        </table:table-row>
        <table:table-row table:style-name="ro2">
          <table:table-cell office:value-type="string">
            <text:p>87</text:p>
          </table:table-cell>
          <table:table-cell office:value-type="string">
            <text:p>2013-10-16 02:24:09</text:p>
          </table:table-cell>
          <table:table-cell office:value-type="string">
            <text:p>2013-10-16 02:29:02</text:p>
          </table:table-cell>
          <table:table-cell office:value-type="string">
            <text:p>189.4.245.6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surgimento do HTML5 e do AngularJS</text:p>
          </table:table-cell>
          <table:table-cell office:value-type="string">
            <text:p>taraujo@id.uff.br</text:p>
          </table:table-cell>
          <table:table-cell table:number-columns-repeated="156"/>
        </table:table-row>
        <table:table-row table:style-name="ro2">
          <table:table-cell office:value-type="string">
            <text:p>88</text:p>
          </table:table-cell>
          <table:table-cell office:value-type="string">
            <text:p>2013-10-16 02:24:11</text:p>
          </table:table-cell>
          <table:table-cell office:value-type="string">
            <text:p>2013-10-16 02:27:39</text:p>
          </table:table-cell>
          <table:table-cell office:value-type="string">
            <text:p>200.97.120.19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table:style-name="Default" table:number-columns-repeated="2"/>
          <table:table-cell table:number-columns-repeated="156"/>
        </table:table-row>
        <table:table-row table:style-name="ro5">
          <table:table-cell office:value-type="string">
            <text:p>89</text:p>
          </table:table-cell>
          <table:table-cell office:value-type="string">
            <text:p>2013-10-16 02:24:16</text:p>
          </table:table-cell>
          <table:table-cell office:value-type="string">
            <text:p>2013-10-16 02:27:56</text:p>
          </table:table-cell>
          <table:table-cell office:value-type="string">
            <text:p>200.135.6.98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9"/>
          <table:table-cell table:style-name="Default"/>
          <table:table-cell table:number-columns-repeated="156"/>
        </table:table-row>
        <table:table-row table:style-name="ro2">
          <table:table-cell office:value-type="string">
            <text:p>92</text:p>
          </table:table-cell>
          <table:table-cell office:value-type="string">
            <text:p>2013-10-16 02:24:53</text:p>
          </table:table-cell>
          <table:table-cell office:value-type="string">
            <text:p>2013-10-16 02:32:56</text:p>
          </table:table-cell>
          <table:table-cell office:value-type="string">
            <text:p>200.103.35.149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Frameworks, processadores CSS, automatização de tarefas..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96</text:p>
          </table:table-cell>
          <table:table-cell office:value-type="string">
            <text:p>2013-10-16 02:26:21</text:p>
          </table:table-cell>
          <table:table-cell office:value-type="string">
            <text:p>2013-10-16 02:57:01</text:p>
          </table:table-cell>
          <table:table-cell office:value-type="string">
            <text:p>186.204.119.21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o compass</text:p>
          </table:table-cell>
          <table:table-cell office:value-type="string">
            <text:p>rsirotheau@gmail.com</text:p>
          </table:table-cell>
          <table:table-cell table:number-columns-repeated="156"/>
        </table:table-row>
        <table:table-row table:style-name="ro2">
          <table:table-cell office:value-type="string">
            <text:p>97</text:p>
          </table:table-cell>
          <table:table-cell office:value-type="string">
            <text:p>2013-10-16 02:26:29</text:p>
          </table:table-cell>
          <table:table-cell office:value-type="string">
            <text:p>2013-10-16 02:31:07</text:p>
          </table:table-cell>
          <table:table-cell office:value-type="string">
            <text:p>179.234.136.240</text:p>
          </table:table-cell>
          <table:table-cell office:value-type="string">
            <text:p>1</text:p>
          </table:table-cell>
          <table:table-cell office:value-type="string">
            <text:p>Rio Grande do Norte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7"/>
          <table:table-cell table:style-name="ce21" office:value-type="string">
            <text:p>Adobe Edge Code CC</text:p>
          </table:table-cell>
          <table:table-cell office:value-type="string">
            <text:p>A nova versão do CSS, o CSS 3</text:p>
          </table:table-cell>
          <table:table-cell office:value-type="string">
            <text:p>victorvilela96@hotmail.com</text:p>
          </table:table-cell>
          <table:table-cell table:number-columns-repeated="156"/>
        </table:table-row>
        <table:table-row table:style-name="ro2">
          <table:table-cell office:value-type="string">
            <text:p>99</text:p>
          </table:table-cell>
          <table:table-cell office:value-type="string">
            <text:p>2013-10-16 02:27:14</text:p>
          </table:table-cell>
          <table:table-cell office:value-type="string">
            <text:p>2013-10-16 02:35:13</text:p>
          </table:table-cell>
          <table:table-cell office:value-type="string">
            <text:p>189.101.37.121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grids em layouts líquidos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00</text:p>
          </table:table-cell>
          <table:table-cell office:value-type="string">
            <text:p>2013-10-16 02:27:47</text:p>
          </table:table-cell>
          <table:table-cell office:value-type="string">
            <text:p>2013-10-16 02:37:35</text:p>
          </table:table-cell>
          <table:table-cell office:value-type="string">
            <text:p>189.34.6.209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 js. Ate entao nao me preocupava tanto em automatizar tarefas. com ele pude criar tasks avancadas de forma relativamente rapida e facil</text:p>
          </table:table-cell>
          <table:table-cell office:value-type="string">
            <text:p>rafaelmotta021@gmail.com</text:p>
          </table:table-cell>
          <table:table-cell table:number-columns-repeated="156"/>
        </table:table-row>
        <table:table-row table:style-name="ro3">
          <table:table-cell office:value-type="string">
            <text:p>102</text:p>
          </table:table-cell>
          <table:table-cell office:value-type="string">
            <text:p>2013-10-16 02:28:30</text:p>
          </table:table-cell>
          <table:table-cell office:value-type="string">
            <text:p>2013-10-16 02:38:12</text:p>
          </table:table-cell>
          <table:table-cell office:value-type="string">
            <text:p>177.135.135.6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ngular.js</text:p>
            <text:p>Tenho estudado bastante e melhorado meus testes e tempo de desenvolvimento.</text:p>
          </table:table-cell>
          <table:table-cell office:value-type="string">
            <text:p>carneiropresent@gmail.com</text:p>
          </table:table-cell>
          <table:table-cell table:number-columns-repeated="156"/>
        </table:table-row>
        <table:table-row table:style-name="ro2">
          <table:table-cell office:value-type="string">
            <text:p>103</text:p>
          </table:table-cell>
          <table:table-cell office:value-type="string">
            <text:p>2013-10-16 02:28:31</text:p>
          </table:table-cell>
          <table:table-cell office:value-type="string">
            <text:p>2013-10-16 02:33:45</text:p>
          </table:table-cell>
          <table:table-cell office:value-type="string">
            <text:p>187.127.52.35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Programar em PDO e melhorar a aparência do meu design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05</text:p>
          </table:table-cell>
          <table:table-cell office:value-type="string">
            <text:p>2013-10-16 02:29:15</text:p>
          </table:table-cell>
          <table:table-cell office:value-type="string">
            <text:p>2013-10-16 02:33:43</text:p>
          </table:table-cell>
          <table:table-cell office:value-type="string">
            <text:p>187.107.184.8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106</text:p>
          </table:table-cell>
          <table:table-cell office:value-type="string">
            <text:p>2013-10-16 02:29:30</text:p>
          </table:table-cell>
          <table:table-cell office:value-type="string">
            <text:p>2013-10-16 02:55:53</text:p>
          </table:table-cell>
          <table:table-cell office:value-type="string">
            <text:p>187.79.171.154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table:style-name="Default"/>
          <table:table-cell table:style-name="ce21" office:value-type="string">
            <text:p>Todos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ntrole de versão e a contribuição da comunidade para soluções de problemas comuns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07</text:p>
          </table:table-cell>
          <table:table-cell office:value-type="string">
            <text:p>2013-10-16 02:30:32</text:p>
          </table:table-cell>
          <table:table-cell office:value-type="string">
            <text:p>2013-10-16 03:01:00</text:p>
          </table:table-cell>
          <table:table-cell office:value-type="string">
            <text:p>186.192.87.7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scrum</text:p>
          </table:table-cell>
          <table:table-cell office:value-type="string">
            <text:p>teste@teste.com</text:p>
          </table:table-cell>
          <table:table-cell table:number-columns-repeated="156"/>
        </table:table-row>
        <table:table-row table:style-name="ro2">
          <table:table-cell office:value-type="string">
            <text:p>108</text:p>
          </table:table-cell>
          <table:table-cell office:value-type="string">
            <text:p>2013-10-16 02:30:37</text:p>
          </table:table-cell>
          <table:table-cell office:value-type="string">
            <text:p>2013-10-16 02:35:53</text:p>
          </table:table-cell>
          <table:table-cell office:value-type="string">
            <text:p>187.58.88.8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enhum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Uso da semântica dos padrões web: "cada coisa para cada função"</text:p>
          </table:table-cell>
          <table:table-cell office:value-type="string">
            <text:p>jsgjayro@hotmail.com</text:p>
          </table:table-cell>
          <table:table-cell table:number-columns-repeated="156"/>
        </table:table-row>
        <table:table-row table:style-name="ro2">
          <table:table-cell office:value-type="string">
            <text:p>111</text:p>
          </table:table-cell>
          <table:table-cell office:value-type="string">
            <text:p>2013-10-16 02:31:26</text:p>
          </table:table-cell>
          <table:table-cell office:value-type="string">
            <text:p>2013-10-16 02:35:57</text:p>
          </table:table-cell>
          <table:table-cell office:value-type="string">
            <text:p>201.78.5.86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et Beans e APTANA</text:p>
          </table:table-cell>
          <table:table-cell office:value-type="string">
            <text:p>As varias opções de frameworks existentes, e os diversos Plugins existentes no mercado ex: EMMET</text:p>
          </table:table-cell>
          <table:table-cell office:value-type="string">
            <text:p>flavio.maxline@gmail.com</text:p>
          </table:table-cell>
          <table:table-cell table:number-columns-repeated="156"/>
        </table:table-row>
        <table:table-row table:style-name="ro2">
          <table:table-cell office:value-type="string">
            <text:p>112</text:p>
          </table:table-cell>
          <table:table-cell office:value-type="string">
            <text:p>2013-10-16 02:31:26</text:p>
          </table:table-cell>
          <table:table-cell office:value-type="string">
            <text:p>2013-10-16 02:35:56</text:p>
          </table:table-cell>
          <table:table-cell office:value-type="string">
            <text:p>177.157.201.187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estes modulares</text:p>
          </table:table-cell>
          <table:table-cell office:value-type="string">
            <text:p>rafa.fjb@gmail.com</text:p>
          </table:table-cell>
          <table:table-cell table:number-columns-repeated="156"/>
        </table:table-row>
        <table:table-row table:style-name="ro2">
          <table:table-cell office:value-type="string">
            <text:p>114</text:p>
          </table:table-cell>
          <table:table-cell office:value-type="string">
            <text:p>2013-10-16 02:31:46</text:p>
          </table:table-cell>
          <table:table-cell office:value-type="string">
            <text:p>2013-10-16 02:35:45</text:p>
          </table:table-cell>
          <table:table-cell office:value-type="string">
            <text:p>186.215.8.15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dust.js</text:p>
          </table:table-cell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Grunt, com certeza!</text:p>
          </table:table-cell>
          <table:table-cell office:value-type="string">
            <text:p>gadr90+breninhorox@gmail.com</text:p>
          </table:table-cell>
          <table:table-cell table:number-columns-repeated="156"/>
        </table:table-row>
        <table:table-row table:style-name="ro2">
          <table:table-cell office:value-type="string">
            <text:p>115</text:p>
          </table:table-cell>
          <table:table-cell office:value-type="string">
            <text:p>2013-10-16 02:32:20</text:p>
          </table:table-cell>
          <table:table-cell office:value-type="string">
            <text:p>2013-10-16 02:55:10</text:p>
          </table:table-cell>
          <table:table-cell office:value-type="string">
            <text:p>177.134.215.193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o sublime text e seus snippets, o codigo fica limpo e maravilhoso. altamente legivel</text:p>
          </table:table-cell>
          <table:table-cell office:value-type="string">
            <text:p>edmo.jeova@idj.com.br</text:p>
          </table:table-cell>
          <table:table-cell table:number-columns-repeated="156"/>
        </table:table-row>
        <table:table-row table:style-name="ro2">
          <table:table-cell office:value-type="string">
            <text:p>117</text:p>
          </table:table-cell>
          <table:table-cell office:value-type="string">
            <text:p>2013-10-16 02:33:36</text:p>
          </table:table-cell>
          <table:table-cell office:value-type="string">
            <text:p>2013-10-16 02:37:21</text:p>
          </table:table-cell>
          <table:table-cell office:value-type="string">
            <text:p>179.106.141.44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frameworks css</text:p>
          </table:table-cell>
          <table:table-cell office:value-type="string">
            <text:p>felipe@appdigital.com.br</text:p>
          </table:table-cell>
          <table:table-cell table:number-columns-repeated="156"/>
        </table:table-row>
        <table:table-row table:style-name="ro2">
          <table:table-cell office:value-type="string">
            <text:p>120</text:p>
          </table:table-cell>
          <table:table-cell office:value-type="string">
            <text:p>2013-10-16 02:34:56</text:p>
          </table:table-cell>
          <table:table-cell office:value-type="string">
            <text:p>2013-10-16 02:38:04</text:p>
          </table:table-cell>
          <table:table-cell office:value-type="string">
            <text:p>189.101.9.6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table:style-name="Default"/>
          <table:table-cell table:style-name="ce21" office:value-type="string">
            <text:p>CTO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capistrano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121</text:p>
          </table:table-cell>
          <table:table-cell office:value-type="string">
            <text:p>2013-10-16 02:35:27</text:p>
          </table:table-cell>
          <table:table-cell office:value-type="string">
            <text:p>2013-10-16 02:38:52</text:p>
          </table:table-cell>
          <table:table-cell office:value-type="string">
            <text:p>189.39.47.9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Require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MD, BDD</text:p>
          </table:table-cell>
          <table:table-cell office:value-type="string">
            <text:p>rafael@rafaellyra.com</text:p>
          </table:table-cell>
          <table:table-cell table:number-columns-repeated="156"/>
        </table:table-row>
        <table:table-row table:style-name="ro2">
          <table:table-cell office:value-type="string">
            <text:p>124</text:p>
          </table:table-cell>
          <table:table-cell office:value-type="string">
            <text:p>2013-10-16 02:35:57</text:p>
          </table:table-cell>
          <table:table-cell office:value-type="string">
            <text:p>2013-10-16 02:47:51</text:p>
          </table:table-cell>
          <table:table-cell office:value-type="string">
            <text:p>189.107.217.201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table:style-name="Default"/>
          <table:table-cell office:value-type="string">
            <text:p>art.christiano@yahoo.com.br</text:p>
          </table:table-cell>
          <table:table-cell table:number-columns-repeated="156"/>
        </table:table-row>
        <table:table-row table:style-name="ro2">
          <table:table-cell office:value-type="string">
            <text:p>126</text:p>
          </table:table-cell>
          <table:table-cell office:value-type="string">
            <text:p>2013-10-16 02:36:24</text:p>
          </table:table-cell>
          <table:table-cell office:value-type="string">
            <text:p>2013-10-16 02:43:33</text:p>
          </table:table-cell>
          <table:table-cell office:value-type="string">
            <text:p>179.210.135.10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bootstrap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Ant</text:p>
          </table:table-cell>
          <table:table-cell/>
          <table:table-cell table:style-name="ce21" office:value-type="string">
            <text:p>Cake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2"/>
          <table:table-cell table:style-name="ce21" office:value-type="string">
            <text:p>Compass</text:p>
          </table:table-cell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dge Code CC</text:p>
          </table:table-cell>
          <table:table-cell office:value-type="string">
            <text:p>uso de framework bootstrap +compass e sass</text:p>
          </table:table-cell>
          <table:table-cell office:value-type="string">
            <text:p>daniloreisbarreto@globomail.com</text:p>
          </table:table-cell>
          <table:table-cell table:number-columns-repeated="156"/>
        </table:table-row>
        <table:table-row table:style-name="ro2">
          <table:table-cell office:value-type="string">
            <text:p>127</text:p>
          </table:table-cell>
          <table:table-cell office:value-type="string">
            <text:p>2013-10-16 02:38:50</text:p>
          </table:table-cell>
          <table:table-cell office:value-type="string">
            <text:p>2013-10-16 02:45:43</text:p>
          </table:table-cell>
          <table:table-cell office:value-type="string">
            <text:p>187.127.73.92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A utilização das novas tags do HTML5 ajuda muito no desenvolvimento ágil e funcional(para os navegadores que dão suporte, claro). Novas API, Javascript, SVG, CANVAS etc.</text:p>
          </table:table-cell>
          <table:table-cell office:value-type="string">
            <text:p>thiagomelo@tmddesigner.com.br</text:p>
          </table:table-cell>
          <table:table-cell table:number-columns-repeated="156"/>
        </table:table-row>
        <table:table-row table:style-name="ro2">
          <table:table-cell office:value-type="string">
            <text:p>131</text:p>
          </table:table-cell>
          <table:table-cell office:value-type="string">
            <text:p>2013-10-16 02:40:43</text:p>
          </table:table-cell>
          <table:table-cell office:value-type="string">
            <text:p>2013-10-16 03:00:49</text:p>
          </table:table-cell>
          <table:table-cell office:value-type="string">
            <text:p>186.213.61.171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2"/>
          <table:table-cell table:style-name="ce21" office:value-type="string">
            <text:p>TextMate</text:p>
          </table:table-cell>
          <table:table-cell/>
          <table:table-cell office:value-type="string">
            <text:p>O uso do sublime text como IDE principal.</text:p>
          </table:table-cell>
          <table:table-cell office:value-type="string">
            <text:p>nicolaubrasil@gmail.com</text:p>
          </table:table-cell>
          <table:table-cell table:number-columns-repeated="156"/>
        </table:table-row>
        <table:table-row table:style-name="ro2">
          <table:table-cell office:value-type="string">
            <text:p>132</text:p>
          </table:table-cell>
          <table:table-cell office:value-type="string">
            <text:p>2013-10-16 02:41:03</text:p>
          </table:table-cell>
          <table:table-cell office:value-type="string">
            <text:p>2013-10-16 02:52:09</text:p>
          </table:table-cell>
          <table:table-cell office:value-type="string">
            <text:p>187.41.3.172</text:p>
          </table:table-cell>
          <table:table-cell office:value-type="string">
            <text:p>1</text:p>
          </table:table-cell>
          <table:table-cell office:value-type="string">
            <text:p>Alagoa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so o Dreamweaver que ajuda muito principalmente a quem está inciando.</text:p>
          </table:table-cell>
          <table:table-cell office:value-type="string">
            <text:p>henrique_beserra14@hotmail.com</text:p>
          </table:table-cell>
          <table:table-cell table:number-columns-repeated="156"/>
        </table:table-row>
        <table:table-row table:style-name="ro2">
          <table:table-cell office:value-type="string">
            <text:p>133</text:p>
          </table:table-cell>
          <table:table-cell office:value-type="string">
            <text:p>2013-10-16 02:41:14</text:p>
          </table:table-cell>
          <table:table-cell office:value-type="string">
            <text:p>2013-10-16 02:47:58</text:p>
          </table:table-cell>
          <table:table-cell office:value-type="string">
            <text:p>186.204.112.20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table:style-name="Default"/>
          <table:table-cell/>
          <table:table-cell table:style-name="ce21" office:value-type="string">
            <text:p>react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2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/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 table:style-name="ce21" office:value-type="string">
            <text:p>dalek.js</text:p>
          </table:table-cell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iv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browserify, grunt, react</text:p>
          </table:table-cell>
          <table:table-cell office:value-type="string">
            <text:p>junia.goncalves@gmail.com</text:p>
          </table:table-cell>
          <table:table-cell table:number-columns-repeated="156"/>
        </table:table-row>
        <table:table-row table:style-name="ro2">
          <table:table-cell office:value-type="string">
            <text:p>134</text:p>
          </table:table-cell>
          <table:table-cell office:value-type="string">
            <text:p>2013-10-16 02:41:53</text:p>
          </table:table-cell>
          <table:table-cell office:value-type="string">
            <text:p>2013-10-16 02:49:10</text:p>
          </table:table-cell>
          <table:table-cell office:value-type="string">
            <text:p>177.134.18.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table:style-name="Default"/>
          <table:table-cell table:style-name="ce21" office:value-type="string">
            <text:p>Full-stack Developer</text:p>
          </table:table-cell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Twitter Bootstrap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Próprio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Visibilidade. Cada vez mais o trabalho dos profissionais de Internet estão sendo mais reconhecidos graças ao próprio advento da Internet.</text:p>
          </table:table-cell>
          <table:table-cell office:value-type="string">
            <text:p>lc@leocavalcante.com</text:p>
          </table:table-cell>
          <table:table-cell table:number-columns-repeated="156"/>
        </table:table-row>
        <table:table-row table:style-name="ro2">
          <table:table-cell office:value-type="string">
            <text:p>139</text:p>
          </table:table-cell>
          <table:table-cell office:value-type="string">
            <text:p>2013-10-16 02:44:17</text:p>
          </table:table-cell>
          <table:table-cell office:value-type="string">
            <text:p>2013-10-16 02:48:29</text:p>
          </table:table-cell>
          <table:table-cell office:value-type="string">
            <text:p>177.135.49.125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3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6"/>
          <table:table-cell table:style-name="ce21" office:value-type="string">
            <text:p>TextMate</text:p>
          </table:table-cell>
          <table:table-cell/>
          <table:table-cell table:style-name="Default"/>
          <table:table-cell office:value-type="string">
            <text:p>pedro@pordotom.com.br</text:p>
          </table:table-cell>
          <table:table-cell table:number-columns-repeated="156"/>
        </table:table-row>
        <table:table-row table:style-name="ro2">
          <table:table-cell office:value-type="string">
            <text:p>141</text:p>
          </table:table-cell>
          <table:table-cell office:value-type="string">
            <text:p>2013-10-16 02:47:05</text:p>
          </table:table-cell>
          <table:table-cell office:value-type="string">
            <text:p>2013-10-16 02:51:17</text:p>
          </table:table-cell>
          <table:table-cell office:value-type="string">
            <text:p>187.67.16.25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Sublime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44</text:p>
          </table:table-cell>
          <table:table-cell office:value-type="string">
            <text:p>2013-10-16 02:49:40</text:p>
          </table:table-cell>
          <table:table-cell office:value-type="string">
            <text:p>2013-10-16 02:58:28</text:p>
          </table:table-cell>
          <table:table-cell office:value-type="string">
            <text:p>186.205.76.16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Utilização de bundles para unificar os arquivos css e js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45</text:p>
          </table:table-cell>
          <table:table-cell office:value-type="string">
            <text:p>2013-10-16 02:49:57</text:p>
          </table:table-cell>
          <table:table-cell office:value-type="string">
            <text:p>2013-10-16 02:52:45</text:p>
          </table:table-cell>
          <table:table-cell office:value-type="string">
            <text:p>189.27.160.127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nenhuma</text:p>
          </table:table-cell>
          <table:table-cell office:value-type="string">
            <text:p>ocp@hotmail.com.br</text:p>
          </table:table-cell>
          <table:table-cell table:number-columns-repeated="156"/>
        </table:table-row>
        <table:table-row table:style-name="ro2">
          <table:table-cell office:value-type="string">
            <text:p>146</text:p>
          </table:table-cell>
          <table:table-cell office:value-type="string">
            <text:p>2013-10-16 02:51:06</text:p>
          </table:table-cell>
          <table:table-cell office:value-type="string">
            <text:p>2013-10-16 02:55:20</text:p>
          </table:table-cell>
          <table:table-cell office:value-type="string">
            <text:p>201.92.23.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ourcesafe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proprio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linguagem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48</text:p>
          </table:table-cell>
          <table:table-cell office:value-type="string">
            <text:p>2013-10-16 02:53:39</text:p>
          </table:table-cell>
          <table:table-cell office:value-type="string">
            <text:p>2013-10-16 02:57:12</text:p>
          </table:table-cell>
          <table:table-cell office:value-type="string">
            <text:p>189.13.126.13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149</text:p>
          </table:table-cell>
          <table:table-cell office:value-type="string">
            <text:p>2013-10-16 02:54:59</text:p>
          </table:table-cell>
          <table:table-cell office:value-type="string">
            <text:p>2013-10-16 03:01:02</text:p>
          </table:table-cell>
          <table:table-cell office:value-type="string">
            <text:p>177.52.32.102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table:style-name="Default"/>
          <table:table-cell table:style-name="ce21" office:value-type="string">
            <text:p>php</text:p>
          </table:table-cell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5"/>
          <table:table-cell table:style-name="ce21" office:value-type="string">
            <text:p>normal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/>
          <table:table-cell table:style-name="ce21" office:value-type="string">
            <text:p>javascript</text:p>
          </table:table-cell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rganizar todo o conteudo com includes e comentários de tudo oque eu faco tanto as pasta de projetos projeto organizado e projeto bom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50</text:p>
          </table:table-cell>
          <table:table-cell office:value-type="string">
            <text:p>2013-10-16 02:55:06</text:p>
          </table:table-cell>
          <table:table-cell office:value-type="string">
            <text:p>2013-10-16 03:00:54</text:p>
          </table:table-cell>
          <table:table-cell office:value-type="string">
            <text:p>189.62.165.4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Bibliotecas de plugins, ferramentas mais estáveis e otimizadas.</text:p>
          </table:table-cell>
          <table:table-cell office:value-type="string">
            <text:p>guilherme-spfc@hotmail.com</text:p>
          </table:table-cell>
          <table:table-cell table:number-columns-repeated="156"/>
        </table:table-row>
        <table:table-row table:style-name="ro2">
          <table:table-cell office:value-type="string">
            <text:p>154</text:p>
          </table:table-cell>
          <table:table-cell office:value-type="string">
            <text:p>2013-10-16 02:56:40</text:p>
          </table:table-cell>
          <table:table-cell office:value-type="string">
            <text:p>2013-10-16 03:11:12</text:p>
          </table:table-cell>
          <table:table-cell office:value-type="string">
            <text:p>187.64.210.1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table:style-name="Default"/>
          <table:table-cell office:value-type="string">
            <text:p>ederlonbarbosa@gmail.com</text:p>
          </table:table-cell>
          <table:table-cell table:number-columns-repeated="156"/>
        </table:table-row>
        <table:table-row table:style-name="ro2">
          <table:table-cell office:value-type="string">
            <text:p>159</text:p>
          </table:table-cell>
          <table:table-cell office:value-type="string">
            <text:p>2013-10-16 02:58:34</text:p>
          </table:table-cell>
          <table:table-cell office:value-type="string">
            <text:p>2013-10-16 03:03:17</text:p>
          </table:table-cell>
          <table:table-cell office:value-type="string">
            <text:p>177.42.158.165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/>
          <table:table-cell office:value-type="string">
            <text:p>cicerohen@gmail.com</text:p>
          </table:table-cell>
          <table:table-cell table:number-columns-repeated="156"/>
        </table:table-row>
        <table:table-row table:style-name="ro2">
          <table:table-cell office:value-type="string">
            <text:p>161</text:p>
          </table:table-cell>
          <table:table-cell office:value-type="string">
            <text:p>2013-10-16 03:00:37</text:p>
          </table:table-cell>
          <table:table-cell office:value-type="string">
            <text:p>2013-10-16 03:07:27</text:p>
          </table:table-cell>
          <table:table-cell office:value-type="string">
            <text:p>189.4.196.21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studo design patters javascript</text:p>
          </table:table-cell>
          <table:table-cell office:value-type="string">
            <text:p>keppelen.as@gmail.com</text:p>
          </table:table-cell>
          <table:table-cell table:number-columns-repeated="156"/>
        </table:table-row>
        <table:table-row table:style-name="ro2">
          <table:table-cell office:value-type="string">
            <text:p>163</text:p>
          </table:table-cell>
          <table:table-cell office:value-type="string">
            <text:p>2013-10-16 03:01:52</text:p>
          </table:table-cell>
          <table:table-cell office:value-type="string">
            <text:p>2013-10-16 03:12:30</text:p>
          </table:table-cell>
          <table:table-cell office:value-type="string">
            <text:p>201.55.128.230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Internet Explorer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Dreamweaver cs6</text:p>
          </table:table-cell>
          <table:table-cell office:value-type="string">
            <text:p>alexdeolliveira@hotmail.com</text:p>
          </table:table-cell>
          <table:table-cell table:number-columns-repeated="156"/>
        </table:table-row>
        <table:table-row table:style-name="ro2">
          <table:table-cell office:value-type="string">
            <text:p>166</text:p>
          </table:table-cell>
          <table:table-cell office:value-type="string">
            <text:p>2013-10-16 03:03:45</text:p>
          </table:table-cell>
          <table:table-cell office:value-type="string">
            <text:p>2013-10-16 03:09:14</text:p>
          </table:table-cell>
          <table:table-cell office:value-type="string">
            <text:p>201.53.10.24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Padronização</text:p>
          </table:table-cell>
          <table:table-cell office:value-type="string">
            <text:p>rbarbosaribeiro@gmail.com</text:p>
          </table:table-cell>
          <table:table-cell table:number-columns-repeated="156"/>
        </table:table-row>
        <table:table-row table:style-name="ro2">
          <table:table-cell office:value-type="string">
            <text:p>168</text:p>
          </table:table-cell>
          <table:table-cell office:value-type="string">
            <text:p>2013-10-16 03:04:11</text:p>
          </table:table-cell>
          <table:table-cell office:value-type="string">
            <text:p>2013-10-16 03:08:57</text:p>
          </table:table-cell>
          <table:table-cell office:value-type="string">
            <text:p>179.154.247.71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, Eclipse</text:p>
          </table:table-cell>
          <table:table-cell office:value-type="string">
            <text:p>Boas práticas (clean code?)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69</text:p>
          </table:table-cell>
          <table:table-cell office:value-type="string">
            <text:p>2013-10-16 03:05:38</text:p>
          </table:table-cell>
          <table:table-cell office:value-type="string">
            <text:p>2013-10-16 03:09:54</text:p>
          </table:table-cell>
          <table:table-cell office:value-type="string">
            <text:p>189.121.41.1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responsivo</text:p>
          </table:table-cell>
          <table:table-cell office:value-type="string">
            <text:p>marcos.martins@bytestage.com.br</text:p>
          </table:table-cell>
          <table:table-cell table:number-columns-repeated="156"/>
        </table:table-row>
        <table:table-row table:style-name="ro2">
          <table:table-cell office:value-type="string">
            <text:p>173</text:p>
          </table:table-cell>
          <table:table-cell office:value-type="string">
            <text:p>2013-10-16 03:08:10</text:p>
          </table:table-cell>
          <table:table-cell office:value-type="string">
            <text:p>2013-10-16 03:12:06</text:p>
          </table:table-cell>
          <table:table-cell office:value-type="string">
            <text:p>179.192.58.42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Reutilização de código, testes</text:p>
          </table:table-cell>
          <table:table-cell office:value-type="string">
            <text:p>contato@devmarco.com.br</text:p>
          </table:table-cell>
          <table:table-cell table:number-columns-repeated="156"/>
        </table:table-row>
        <table:table-row table:style-name="ro4">
          <table:table-cell office:value-type="string">
            <text:p>174</text:p>
          </table:table-cell>
          <table:table-cell office:value-type="string">
            <text:p>2013-10-16 03:09:03</text:p>
          </table:table-cell>
          <table:table-cell office:value-type="string">
            <text:p>2013-10-16 03:13:49</text:p>
          </table:table-cell>
          <table:table-cell office:value-type="string">
            <text:p>201.53.77.16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Javascript Pattern</text:p>
          </table:table-cell>
          <table:table-cell office:value-type="string">
            <text:p>fale.rodrigo@gmai.com</text:p>
          </table:table-cell>
          <table:table-cell table:number-columns-repeated="156"/>
        </table:table-row>
        <table:table-row table:style-name="ro2">
          <table:table-cell office:value-type="string">
            <text:p>178</text:p>
          </table:table-cell>
          <table:table-cell office:value-type="string">
            <text:p>2013-10-16 03:15:23</text:p>
          </table:table-cell>
          <table:table-cell office:value-type="string">
            <text:p>2013-10-16 03:20:54</text:p>
          </table:table-cell>
          <table:table-cell office:value-type="string">
            <text:p>179.214.53.246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Bootstrap</text:p>
          </table:table-cell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Cake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 descoberta do sublime text.</text:p>
          </table:table-cell>
          <table:table-cell office:value-type="string">
            <text:p>thiagomatos@outlook.com.br</text:p>
          </table:table-cell>
          <table:table-cell table:number-columns-repeated="156"/>
        </table:table-row>
        <table:table-row table:style-name="ro2">
          <table:table-cell office:value-type="string">
            <text:p>179</text:p>
          </table:table-cell>
          <table:table-cell office:value-type="string">
            <text:p>2013-10-16 03:16:40</text:p>
          </table:table-cell>
          <table:table-cell office:value-type="string">
            <text:p>2013-10-16 03:21:34</text:p>
          </table:table-cell>
          <table:table-cell office:value-type="string">
            <text:p>177.138.165.9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ngularJ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80</text:p>
          </table:table-cell>
          <table:table-cell office:value-type="string">
            <text:p>2013-10-16 03:17:44</text:p>
          </table:table-cell>
          <table:table-cell office:value-type="string">
            <text:p>2013-10-16 03:24:36</text:p>
          </table:table-cell>
          <table:table-cell office:value-type="string">
            <text:p>177.179.107.131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/>
          <table:table-cell table:style-name="ce21" office:value-type="string">
            <text:p>Underscore.js</text:p>
          </table:table-cell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2"/>
          <table:table-cell table:style-name="ce21" office:value-type="string">
            <text:p>Selenium</text:p>
          </table:table-cell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Grunt!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81</text:p>
          </table:table-cell>
          <table:table-cell office:value-type="string">
            <text:p>2013-10-16 03:18:44</text:p>
          </table:table-cell>
          <table:table-cell office:value-type="string">
            <text:p>2013-10-16 03:23:47</text:p>
          </table:table-cell>
          <table:table-cell office:value-type="string">
            <text:p>179.213.252.6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tableless, temas prontos para olhar o código de fonte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82</text:p>
          </table:table-cell>
          <table:table-cell office:value-type="string">
            <text:p>2013-10-16 03:19:15</text:p>
          </table:table-cell>
          <table:table-cell office:value-type="string">
            <text:p>2013-10-16 03:33:38</text:p>
          </table:table-cell>
          <table:table-cell office:value-type="string">
            <text:p>201.52.24.11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184</text:p>
          </table:table-cell>
          <table:table-cell office:value-type="string">
            <text:p>2013-10-16 03:21:16</text:p>
          </table:table-cell>
          <table:table-cell office:value-type="string">
            <text:p>2013-10-16 03:24:17</text:p>
          </table:table-cell>
          <table:table-cell office:value-type="string">
            <text:p>177.182.222.29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it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85</text:p>
          </table:table-cell>
          <table:table-cell office:value-type="string">
            <text:p>2013-10-16 03:21:26</text:p>
          </table:table-cell>
          <table:table-cell office:value-type="string">
            <text:p>2013-10-16 03:24:19</text:p>
          </table:table-cell>
          <table:table-cell office:value-type="string">
            <text:p>186.223.229.147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188</text:p>
          </table:table-cell>
          <table:table-cell office:value-type="string">
            <text:p>2013-10-16 03:25:17</text:p>
          </table:table-cell>
          <table:table-cell office:value-type="string">
            <text:p>2013-10-16 03:28:21</text:p>
          </table:table-cell>
          <table:table-cell office:value-type="string">
            <text:p>189.79.216.10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/>
          <table:table-cell table:style-name="ce21" office:value-type="string">
            <text:p>Jam</text:p>
          </table:table-cell>
          <table:table-cell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O Uso de uma exelente ferramenta de edição</text:p>
          </table:table-cell>
          <table:table-cell table:style-name="Default"/>
          <table:table-cell table:number-columns-repeated="156"/>
        </table:table-row>
        <table:table-row table:style-name="ro4">
          <table:table-cell office:value-type="string">
            <text:p>190</text:p>
          </table:table-cell>
          <table:table-cell office:value-type="string">
            <text:p>2013-10-16 03:29:30</text:p>
          </table:table-cell>
          <table:table-cell office:value-type="string">
            <text:p>2013-10-16 03:35:17</text:p>
          </table:table-cell>
          <table:table-cell office:value-type="string">
            <text:p>187.127.5.176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/>
          <table:table-cell table:style-name="ce21" office:value-type="string">
            <text:p>Emacs</text:p>
          </table:table-cell>
          <table:table-cell/>
          <table:table-cell table:style-name="ce21" office:value-type="string">
            <text:p>Net Beans, Sublime Text</text:p>
          </table:table-cell>
          <table:table-cell office:value-type="string">
            <text:p>Aplicar de maneira correta, Orientação a Objetos e MVC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94</text:p>
          </table:table-cell>
          <table:table-cell office:value-type="string">
            <text:p>2013-10-16 03:41:55</text:p>
          </table:table-cell>
          <table:table-cell office:value-type="string">
            <text:p>2013-10-16 03:46:22</text:p>
          </table:table-cell>
          <table:table-cell office:value-type="string">
            <text:p>177.32.241.9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table:style-name="Default" table:number-columns-repeated="4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obile First</text:p>
          </table:table-cell>
          <table:table-cell office:value-type="string">
            <text:p>rafa_fidelis@yahoo.com.br</text:p>
          </table:table-cell>
          <table:table-cell table:number-columns-repeated="156"/>
        </table:table-row>
        <table:table-row table:style-name="ro2">
          <table:table-cell office:value-type="string">
            <text:p>196</text:p>
          </table:table-cell>
          <table:table-cell office:value-type="string">
            <text:p>2013-10-16 03:42:32</text:p>
          </table:table-cell>
          <table:table-cell office:value-type="string">
            <text:p>2013-10-16 03:57:30</text:p>
          </table:table-cell>
          <table:table-cell office:value-type="string">
            <text:p>201.0.25.23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, sass e bower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97</text:p>
          </table:table-cell>
          <table:table-cell office:value-type="string">
            <text:p>2013-10-16 03:42:57</text:p>
          </table:table-cell>
          <table:table-cell office:value-type="string">
            <text:p>2013-10-16 03:46:23</text:p>
          </table:table-cell>
          <table:table-cell office:value-type="string">
            <text:p>201.3.129.14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dronização de classes.</text:p>
          </table:table-cell>
          <table:table-cell office:value-type="string">
            <text:p>contato.sergio.and@gmail.com</text:p>
          </table:table-cell>
          <table:table-cell table:number-columns-repeated="156"/>
        </table:table-row>
        <table:table-row table:style-name="ro2">
          <table:table-cell office:value-type="string">
            <text:p>198</text:p>
          </table:table-cell>
          <table:table-cell office:value-type="string">
            <text:p>2013-10-16 03:43:39</text:p>
          </table:table-cell>
          <table:table-cell office:value-type="string">
            <text:p>2013-10-16 03:50:50</text:p>
          </table:table-cell>
          <table:table-cell office:value-type="string">
            <text:p>189.120.121.22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Mincer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2"/>
          <table:table-cell table:style-name="ce21" office:value-type="string">
            <text:p>Eclipse</text:p>
          </table:table-cell>
          <table:table-cell office:value-type="string">
            <text:p>TDD e BDD</text:p>
          </table:table-cell>
          <table:table-cell office:value-type="string">
            <text:p>rafael.madureira.santos@gmail.com</text:p>
          </table:table-cell>
          <table:table-cell table:number-columns-repeated="156"/>
        </table:table-row>
        <table:table-row table:style-name="ro2">
          <table:table-cell office:value-type="string">
            <text:p>200</text:p>
          </table:table-cell>
          <table:table-cell office:value-type="string">
            <text:p>2013-10-16 03:44:45</text:p>
          </table:table-cell>
          <table:table-cell office:value-type="string">
            <text:p>2013-10-16 03:55:53</text:p>
          </table:table-cell>
          <table:table-cell office:value-type="string">
            <text:p>177.98.206.172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less </text:p>
          </table:table-cell>
          <table:table-cell office:value-type="string">
            <text:p>anderson.asa89@gmail.com</text:p>
          </table:table-cell>
          <table:table-cell table:number-columns-repeated="156"/>
        </table:table-row>
        <table:table-row table:style-name="ro2">
          <table:table-cell office:value-type="string">
            <text:p>201</text:p>
          </table:table-cell>
          <table:table-cell office:value-type="string">
            <text:p>2013-10-16 03:45:00</text:p>
          </table:table-cell>
          <table:table-cell office:value-type="string">
            <text:p>2013-10-16 03:48:46</text:p>
          </table:table-cell>
          <table:table-cell office:value-type="string">
            <text:p>187.126.39.17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design pattern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202</text:p>
          </table:table-cell>
          <table:table-cell office:value-type="string">
            <text:p>2013-10-16 03:46:23</text:p>
          </table:table-cell>
          <table:table-cell office:value-type="string">
            <text:p>2013-10-16 06:02:13</text:p>
          </table:table-cell>
          <table:table-cell office:value-type="string">
            <text:p>187.15.69.177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2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4"/>
          <table:table-cell table:style-name="ce21" office:value-type="string">
            <text:p>Brackets</text:p>
          </table:table-cell>
          <table:table-cell table:style-name="Default"/>
          <table:table-cell office:value-type="string">
            <text:p>ruanmer@gmail.com</text:p>
          </table:table-cell>
          <table:table-cell table:number-columns-repeated="156"/>
        </table:table-row>
        <table:table-row table:style-name="ro2">
          <table:table-cell office:value-type="string">
            <text:p>205</text:p>
          </table:table-cell>
          <table:table-cell office:value-type="string">
            <text:p>2013-10-16 03:46:37</text:p>
          </table:table-cell>
          <table:table-cell office:value-type="string">
            <text:p>2013-10-16 03:53:39</text:p>
          </table:table-cell>
          <table:table-cell office:value-type="string">
            <text:p>187.58.150.20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/>
          <table:table-cell table:style-name="ce21" office:value-type="string">
            <text:p>Roole</text:p>
          </table:table-cell>
          <table:table-cell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epros, é com um grunt porem com menos recursos, otimiza imagens, pré-processa css, concatena js e css...</text:p>
          </table:table-cell>
          <table:table-cell office:value-type="string">
            <text:p>mateuspatzlaff@gmail.com</text:p>
          </table:table-cell>
          <table:table-cell table:number-columns-repeated="156"/>
        </table:table-row>
        <table:table-row table:style-name="ro2">
          <table:table-cell office:value-type="string">
            <text:p>206</text:p>
          </table:table-cell>
          <table:table-cell office:value-type="string">
            <text:p>2013-10-16 03:48:02</text:p>
          </table:table-cell>
          <table:table-cell office:value-type="string">
            <text:p>2013-10-16 03:55:28</text:p>
          </table:table-cell>
          <table:table-cell office:value-type="string">
            <text:p>189.27.0.134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m</text:p>
          </table:table-cell>
          <table:table-cell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s melhores foram o uso do Sass e o uso do Design Responsivo, com o WDR não preciso mais desenvolver versões mobile separadas. </text:p>
          </table:table-cell>
          <table:table-cell office:value-type="string">
            <text:p>cristianowebpro@gmail.com</text:p>
          </table:table-cell>
          <table:table-cell table:number-columns-repeated="156"/>
        </table:table-row>
        <table:table-row table:style-name="ro2">
          <table:table-cell office:value-type="string">
            <text:p>207</text:p>
          </table:table-cell>
          <table:table-cell office:value-type="string">
            <text:p>2013-10-16 03:50:22</text:p>
          </table:table-cell>
          <table:table-cell office:value-type="string">
            <text:p>2013-10-16 03:55:14</text:p>
          </table:table-cell>
          <table:table-cell office:value-type="string">
            <text:p>187.3.117.11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pass</text:p>
          </table:table-cell>
          <table:table-cell office:value-type="string">
            <text:p>pereirajefferso@gmail.com</text:p>
          </table:table-cell>
          <table:table-cell table:number-columns-repeated="156"/>
        </table:table-row>
        <table:table-row table:style-name="ro2">
          <table:table-cell office:value-type="string">
            <text:p>209</text:p>
          </table:table-cell>
          <table:table-cell office:value-type="string">
            <text:p>2013-10-16 03:52:11</text:p>
          </table:table-cell>
          <table:table-cell office:value-type="string">
            <text:p>2013-10-16 03:59:39</text:p>
          </table:table-cell>
          <table:table-cell office:value-type="string">
            <text:p>179.189.137.24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Utilização de frameworks CSS, como o Bootstrap.</text:p>
          </table:table-cell>
          <table:table-cell office:value-type="string">
            <text:p>muller@openmailbox.org</text:p>
          </table:table-cell>
          <table:table-cell table:number-columns-repeated="156"/>
        </table:table-row>
        <table:table-row table:style-name="ro2">
          <table:table-cell office:value-type="string">
            <text:p>210</text:p>
          </table:table-cell>
          <table:table-cell office:value-type="string">
            <text:p>2013-10-16 03:53:33</text:p>
          </table:table-cell>
          <table:table-cell office:value-type="string">
            <text:p>2013-10-16 03:56:38</text:p>
          </table:table-cell>
          <table:table-cell office:value-type="string">
            <text:p>179.175.223.219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Opera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Processo</text:p>
          </table:table-cell>
          <table:table-cell office:value-type="string">
            <text:p>pedro@estudiointeligente.com.br</text:p>
          </table:table-cell>
          <table:table-cell table:number-columns-repeated="156"/>
        </table:table-row>
        <table:table-row table:style-name="ro2">
          <table:table-cell office:value-type="string">
            <text:p>211</text:p>
          </table:table-cell>
          <table:table-cell office:value-type="string">
            <text:p>2013-10-16 03:54:57</text:p>
          </table:table-cell>
          <table:table-cell office:value-type="string">
            <text:p>2013-10-16 03:58:43</text:p>
          </table:table-cell>
          <table:table-cell office:value-type="string">
            <text:p>179.209.85.10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2"/>
          <table:table-cell table:style-name="ce21" office:value-type="string">
            <text:p>GZIP</text:p>
          </table:table-cell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odularização de códigos JS, uso de AngularJS, smacss</text:p>
          </table:table-cell>
          <table:table-cell office:value-type="string">
            <text:p>m.soares2603@gmail.com</text:p>
          </table:table-cell>
          <table:table-cell table:number-columns-repeated="156"/>
        </table:table-row>
        <table:table-row table:style-name="ro2">
          <table:table-cell office:value-type="string">
            <text:p>213</text:p>
          </table:table-cell>
          <table:table-cell office:value-type="string">
            <text:p>2013-10-16 03:57:17</text:p>
          </table:table-cell>
          <table:table-cell office:value-type="string">
            <text:p>2013-10-16 04:02:09</text:p>
          </table:table-cell>
          <table:table-cell office:value-type="string">
            <text:p>201.62.92.13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m ambiente bem organizado com automação de tarefas/testes, padronização de código e limitação do trabalho em progresso. (nada de novo)</text:p>
          </table:table-cell>
          <table:table-cell office:value-type="string">
            <text:p>richaardsantos@gmail.com</text:p>
          </table:table-cell>
          <table:table-cell table:number-columns-repeated="156"/>
        </table:table-row>
        <table:table-row table:style-name="ro2">
          <table:table-cell office:value-type="string">
            <text:p>214</text:p>
          </table:table-cell>
          <table:table-cell office:value-type="string">
            <text:p>2013-10-16 03:58:20</text:p>
          </table:table-cell>
          <table:table-cell office:value-type="string">
            <text:p>2013-10-16 04:03:06</text:p>
          </table:table-cell>
          <table:table-cell office:value-type="string">
            <text:p>186.206.251.177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Guard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o guard</text:p>
          </table:table-cell>
          <table:table-cell office:value-type="string">
            <text:p>igorcorradi.dev@gmail.com</text:p>
          </table:table-cell>
          <table:table-cell table:number-columns-repeated="156"/>
        </table:table-row>
        <table:table-row table:style-name="ro4">
          <table:table-cell office:value-type="string">
            <text:p>215</text:p>
          </table:table-cell>
          <table:table-cell office:value-type="string">
            <text:p>2013-10-16 03:58:25</text:p>
          </table:table-cell>
          <table:table-cell office:value-type="string">
            <text:p>2013-10-16 04:17:49</text:p>
          </table:table-cell>
          <table:table-cell office:value-type="string">
            <text:p>177.35.46.1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respond.js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witter Bootstrap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218</text:p>
          </table:table-cell>
          <table:table-cell office:value-type="string">
            <text:p>2013-10-16 03:59:19</text:p>
          </table:table-cell>
          <table:table-cell office:value-type="string">
            <text:p>2013-10-16 04:06:10</text:p>
          </table:table-cell>
          <table:table-cell office:value-type="string">
            <text:p>189.60.14.14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Ext JS, JSON</text:p>
          </table:table-cell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Aprender a usar os plugins e funcionalidades do Notepad++ e usar AutoHotKey.</text:p>
          </table:table-cell>
          <table:table-cell office:value-type="string">
            <text:p>reyedu@gmail.com</text:p>
          </table:table-cell>
          <table:table-cell table:number-columns-repeated="156"/>
        </table:table-row>
        <table:table-row table:style-name="ro2">
          <table:table-cell office:value-type="string">
            <text:p>221</text:p>
          </table:table-cell>
          <table:table-cell office:value-type="string">
            <text:p>2013-10-16 04:04:19</text:p>
          </table:table-cell>
          <table:table-cell office:value-type="string">
            <text:p>2013-10-16 04:08:22</text:p>
          </table:table-cell>
          <table:table-cell office:value-type="string">
            <text:p>187.59.61.45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rabalhar com alguém fera ao lado</text:p>
          </table:table-cell>
          <table:table-cell office:value-type="string">
            <text:p>willian.93.costa@gmail.com</text:p>
          </table:table-cell>
          <table:table-cell table:number-columns-repeated="156"/>
        </table:table-row>
        <table:table-row table:style-name="ro4">
          <table:table-cell office:value-type="string">
            <text:p>223</text:p>
          </table:table-cell>
          <table:table-cell office:value-type="string">
            <text:p>2013-10-16 04:10:03</text:p>
          </table:table-cell>
          <table:table-cell office:value-type="string">
            <text:p>2013-10-16 04:14:16</text:p>
          </table:table-cell>
          <table:table-cell office:value-type="string">
            <text:p>177.35.85.13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ecei a utilizar o grunt, estudei formas de desenvolvimento ágil. Logo irei iniciar os testes unitários.</text:p>
          </table:table-cell>
          <table:table-cell office:value-type="string">
            <text:p>mateus@mateusavila.com.br</text:p>
          </table:table-cell>
          <table:table-cell table:number-columns-repeated="156"/>
        </table:table-row>
        <table:table-row table:style-name="ro6">
          <table:table-cell office:value-type="string">
            <text:p>226</text:p>
          </table:table-cell>
          <table:table-cell office:value-type="string">
            <text:p>2013-10-16 04:14:41</text:p>
          </table:table-cell>
          <table:table-cell office:value-type="string">
            <text:p>2013-10-16 04:18:31</text:p>
          </table:table-cell>
          <table:table-cell office:value-type="string">
            <text:p>186.193.196.4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cvs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/>
          <table:table-cell office:value-type="string">
            <text:p>reginaldo.jssouza@gmail.com</text:p>
          </table:table-cell>
          <table:table-cell table:number-columns-repeated="156"/>
        </table:table-row>
        <table:table-row table:style-name="ro2">
          <table:table-cell office:value-type="string">
            <text:p>230</text:p>
          </table:table-cell>
          <table:table-cell office:value-type="string">
            <text:p>2013-10-16 04:25:50</text:p>
          </table:table-cell>
          <table:table-cell office:value-type="string">
            <text:p>2013-10-16 04:29:49</text:p>
          </table:table-cell>
          <table:table-cell office:value-type="string">
            <text:p>177.158.2.7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mprego de preprocessadores</text:p>
          </table:table-cell>
          <table:table-cell office:value-type="string">
            <text:p>ramonvicentesilva@hotmail.com</text:p>
          </table:table-cell>
          <table:table-cell table:number-columns-repeated="156"/>
        </table:table-row>
        <table:table-row table:style-name="ro2">
          <table:table-cell office:value-type="string">
            <text:p>231</text:p>
          </table:table-cell>
          <table:table-cell office:value-type="string">
            <text:p>2013-10-16 04:28:58</text:p>
          </table:table-cell>
          <table:table-cell office:value-type="string">
            <text:p>2013-10-16 04:34:43</text:p>
          </table:table-cell>
          <table:table-cell office:value-type="string">
            <text:p>186.220.224.5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o Sass e da biblioteca Jquery</text:p>
          </table:table-cell>
          <table:table-cell office:value-type="string">
            <text:p>daniel-profi03@hotmail.com</text:p>
          </table:table-cell>
          <table:table-cell table:number-columns-repeated="156"/>
        </table:table-row>
        <table:table-row table:style-name="ro2">
          <table:table-cell office:value-type="string">
            <text:p>233</text:p>
          </table:table-cell>
          <table:table-cell office:value-type="string">
            <text:p>2013-10-16 04:31:23</text:p>
          </table:table-cell>
          <table:table-cell office:value-type="string">
            <text:p>2013-10-16 04:40:22</text:p>
          </table:table-cell>
          <table:table-cell office:value-type="string">
            <text:p>177.125.32.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2"/>
          <table:table-cell table:style-name="ce21" office:value-type="string">
            <text:p>VI / VIM</text:p>
          </table:table-cell>
          <table:table-cell table:number-columns-repeated="2"/>
          <table:table-cell table:style-name="ce21" office:value-type="string">
            <text:p>Brackets</text:p>
          </table:table-cell>
          <table:table-cell office:value-type="string">
            <text:p>Implementar versionamento de código na empresa (git), implementar automação de tarefas(grunt) e template de projetos internos com yeoman</text:p>
          </table:table-cell>
          <table:table-cell office:value-type="string">
            <text:p>vnweb.contato@gmail.com</text:p>
          </table:table-cell>
          <table:table-cell table:number-columns-repeated="156"/>
        </table:table-row>
        <table:table-row table:style-name="ro2">
          <table:table-cell office:value-type="string">
            <text:p>234</text:p>
          </table:table-cell>
          <table:table-cell office:value-type="string">
            <text:p>2013-10-16 04:36:56</text:p>
          </table:table-cell>
          <table:table-cell office:value-type="string">
            <text:p>2013-10-16 05:26:41</text:p>
          </table:table-cell>
          <table:table-cell office:value-type="string">
            <text:p>177.132.200.192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mmet</text:p>
          </table:table-cell>
          <table:table-cell office:value-type="string">
            <text:p>jonas@ekg.com.br</text:p>
          </table:table-cell>
          <table:table-cell table:number-columns-repeated="156"/>
        </table:table-row>
        <table:table-row table:style-name="ro4">
          <table:table-cell office:value-type="string">
            <text:p>236</text:p>
          </table:table-cell>
          <table:table-cell office:value-type="string">
            <text:p>2013-10-16 04:44:35</text:p>
          </table:table-cell>
          <table:table-cell office:value-type="string">
            <text:p>2013-10-16 04:50:47</text:p>
          </table:table-cell>
          <table:table-cell office:value-type="string">
            <text:p>177.40.229.77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Comecei a usar o Foundation</text:p>
          </table:table-cell>
          <table:table-cell office:value-type="string">
            <text:p>flavioleao@outlook.com</text:p>
          </table:table-cell>
          <table:table-cell table:number-columns-repeated="156"/>
        </table:table-row>
        <table:table-row table:style-name="ro2">
          <table:table-cell office:value-type="string">
            <text:p>237</text:p>
          </table:table-cell>
          <table:table-cell office:value-type="string">
            <text:p>2013-10-16 04:52:12</text:p>
          </table:table-cell>
          <table:table-cell office:value-type="string">
            <text:p>2013-10-16 04:57:45</text:p>
          </table:table-cell>
          <table:table-cell office:value-type="string">
            <text:p>177.193.30.236</text:p>
          </table:table-cell>
          <table:table-cell office:value-type="string">
            <text:p>1</text:p>
          </table:table-cell>
          <table:table-cell office:value-type="string">
            <text:p>Piauí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style-name="ce21" office:value-type="string">
            <text:p>Make</text:p>
          </table:table-cell>
          <table:table-cell table:number-columns-repeated="3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Grunt</text:p>
          </table:table-cell>
          <table:table-cell office:value-type="string">
            <text:p>programming@erickpatrick.com</text:p>
          </table:table-cell>
          <table:table-cell table:number-columns-repeated="156"/>
        </table:table-row>
        <table:table-row table:style-name="ro4">
          <table:table-cell office:value-type="string">
            <text:p>238</text:p>
          </table:table-cell>
          <table:table-cell office:value-type="string">
            <text:p>2013-10-16 04:53:17</text:p>
          </table:table-cell>
          <table:table-cell office:value-type="string">
            <text:p>2013-10-16 04:58:08</text:p>
          </table:table-cell>
          <table:table-cell office:value-type="string">
            <text:p>177.18.150.22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A questão das empresas não se limitarem ao que um browser disponibiliza (ex.: IE6), assim podendo aproveitar CSS3 e afins.</text:p>
          </table:table-cell>
          <table:table-cell office:value-type="string">
            <text:p>rafaelgarciars@outlook.com</text:p>
          </table:table-cell>
          <table:table-cell table:number-columns-repeated="156"/>
        </table:table-row>
        <table:table-row table:style-name="ro2">
          <table:table-cell office:value-type="string">
            <text:p>240</text:p>
          </table:table-cell>
          <table:table-cell office:value-type="string">
            <text:p>2013-10-16 05:01:50</text:p>
          </table:table-cell>
          <table:table-cell office:value-type="string">
            <text:p>2013-10-16 05:09:04</text:p>
          </table:table-cell>
          <table:table-cell office:value-type="string">
            <text:p>187.59.42.111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O uso do JQuery, automatiza o processo.</text:p>
          </table:table-cell>
          <table:table-cell office:value-type="string">
            <text:p>pri_b_g@hotmail.com</text:p>
          </table:table-cell>
          <table:table-cell table:number-columns-repeated="156"/>
        </table:table-row>
        <table:table-row table:style-name="ro2">
          <table:table-cell office:value-type="string">
            <text:p>241</text:p>
          </table:table-cell>
          <table:table-cell office:value-type="string">
            <text:p>2013-10-16 05:02:45</text:p>
          </table:table-cell>
          <table:table-cell office:value-type="string">
            <text:p>2013-10-16 05:08:42</text:p>
          </table:table-cell>
          <table:table-cell office:value-type="string">
            <text:p>187.57.108.2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Gear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a mim, foi o estudar JavaScript, claro ainda uso plugins jQuery feito por outras pessoas, mas é legal fazer suas próprias coisas. 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246</text:p>
          </table:table-cell>
          <table:table-cell office:value-type="string">
            <text:p>2013-10-16 05:13:27</text:p>
          </table:table-cell>
          <table:table-cell office:value-type="string">
            <text:p>2013-10-16 05:19:55</text:p>
          </table:table-cell>
          <table:table-cell office:value-type="string">
            <text:p>189.103.69.239</text:p>
          </table:table-cell>
          <table:table-cell office:value-type="string">
            <text:p>1</text:p>
          </table:table-cell>
          <table:table-cell office:value-type="string">
            <text:p>Mato Grosso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Inicialmente estudar JS Puro e após aprender adotar um bom framework</text:p>
          </table:table-cell>
          <table:table-cell office:value-type="string">
            <text:p>helmarluizjr@gmail.com</text:p>
          </table:table-cell>
          <table:table-cell table:number-columns-repeated="156"/>
        </table:table-row>
        <table:table-row table:style-name="ro2">
          <table:table-cell office:value-type="string">
            <text:p>247</text:p>
          </table:table-cell>
          <table:table-cell office:value-type="string">
            <text:p>2013-10-16 05:14:27</text:p>
          </table:table-cell>
          <table:table-cell office:value-type="string">
            <text:p>2013-10-16 05:18:27</text:p>
          </table:table-cell>
          <table:table-cell office:value-type="string">
            <text:p>177.82.181.11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design responsivo</text:p>
          </table:table-cell>
          <table:table-cell office:value-type="string">
            <text:p>mai.vanessa@hotmail.com</text:p>
          </table:table-cell>
          <table:table-cell table:number-columns-repeated="156"/>
        </table:table-row>
        <table:table-row table:style-name="ro2">
          <table:table-cell office:value-type="string">
            <text:p>253</text:p>
          </table:table-cell>
          <table:table-cell office:value-type="string">
            <text:p>2013-10-16 05:34:07</text:p>
          </table:table-cell>
          <table:table-cell office:value-type="string">
            <text:p>2013-10-16 05:38:58</text:p>
          </table:table-cell>
          <table:table-cell office:value-type="string">
            <text:p>189.55.50.19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office:value-type="string">
            <text:p>miguelcarvalho.ti@gmail.com</text:p>
          </table:table-cell>
          <table:table-cell table:number-columns-repeated="156"/>
        </table:table-row>
        <table:table-row table:style-name="ro2">
          <table:table-cell office:value-type="string">
            <text:p>257</text:p>
          </table:table-cell>
          <table:table-cell office:value-type="string">
            <text:p>2013-10-16 06:30:12</text:p>
          </table:table-cell>
          <table:table-cell office:value-type="string">
            <text:p>2013-10-16 06:34:05</text:p>
          </table:table-cell>
          <table:table-cell office:value-type="string">
            <text:p>177.158.243.206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table:style-name="Default"/>
          <table:table-cell table:style-name="ce21" office:value-type="string">
            <text:p>Desenvolvedor RIA</text:p>
          </table:table-cell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doção de um boilerplate próprio com as features mais utilizadas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260</text:p>
          </table:table-cell>
          <table:table-cell office:value-type="string">
            <text:p>2013-10-16 06:53:30</text:p>
          </table:table-cell>
          <table:table-cell office:value-type="string">
            <text:p>2013-10-16 06:55:55</text:p>
          </table:table-cell>
          <table:table-cell office:value-type="string">
            <text:p>179.203.0.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261</text:p>
          </table:table-cell>
          <table:table-cell office:value-type="string">
            <text:p>2013-10-16 07:22:54</text:p>
          </table:table-cell>
          <table:table-cell office:value-type="string">
            <text:p>2013-10-16 07:27:39</text:p>
          </table:table-cell>
          <table:table-cell office:value-type="string">
            <text:p>186.220.189.19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signal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table:style-name="ce21" office:value-type="string">
            <text:p>Bash</text:p>
          </table:table-cell>
          <table:table-cell table:style-name="ce21" office:value-type="string">
            <text:p>shelljs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2"/>
          <table:table-cell table:style-name="ce21" office:value-type="string">
            <text:p>rework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RequireJS / AMD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262</text:p>
          </table:table-cell>
          <table:table-cell office:value-type="string">
            <text:p>2013-10-16 07:35:54</text:p>
          </table:table-cell>
          <table:table-cell office:value-type="string">
            <text:p>2013-10-16 07:44:40</text:p>
          </table:table-cell>
          <table:table-cell office:value-type="string">
            <text:p>177.32.227.4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uso do bootstrap, esse framework, ajuda bastante.. Tanto para um desenvolvimento que demande pouco tempo, quanto pra aprendizagem, pois estudo o código, e consigo aprender bastante sobre boas práticas de desenvolvimento. Também as novas versões do css e do html, que vieram cheios de novos recurso, assim podemos fazer projetos fantasticos.</text:p>
          </table:table-cell>
          <table:table-cell office:value-type="string">
            <text:p>josetr86@hotmail.com.br</text:p>
          </table:table-cell>
          <table:table-cell table:number-columns-repeated="156"/>
        </table:table-row>
        <table:table-row table:style-name="ro2">
          <table:table-cell office:value-type="string">
            <text:p>263</text:p>
          </table:table-cell>
          <table:table-cell office:value-type="string">
            <text:p>2013-10-16 07:49:21</text:p>
          </table:table-cell>
          <table:table-cell office:value-type="string">
            <text:p>2013-10-16 07:52:26</text:p>
          </table:table-cell>
          <table:table-cell office:value-type="string">
            <text:p>177.67.242.8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264</text:p>
          </table:table-cell>
          <table:table-cell office:value-type="string">
            <text:p>2013-10-16 08:13:29</text:p>
          </table:table-cell>
          <table:table-cell office:value-type="string">
            <text:p>2013-10-16 08:21:42</text:p>
          </table:table-cell>
          <table:table-cell office:value-type="string">
            <text:p>177.39.100.130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Semântica</text:p>
          </table:table-cell>
          <table:table-cell office:value-type="string">
            <text:p>nylo_lord@hotmail.com</text:p>
          </table:table-cell>
          <table:table-cell table:number-columns-repeated="156"/>
        </table:table-row>
        <table:table-row table:style-name="ro2">
          <table:table-cell office:value-type="string">
            <text:p>267</text:p>
          </table:table-cell>
          <table:table-cell office:value-type="string">
            <text:p>2013-10-16 12:02:14</text:p>
          </table:table-cell>
          <table:table-cell office:value-type="string">
            <text:p>2013-10-16 12:10:05</text:p>
          </table:table-cell>
          <table:table-cell office:value-type="string">
            <text:p>139.82.236.1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hammer.js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Javascript puro (my own way)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/>
          <table:table-cell table:style-name="ce21" office:value-type="string">
            <text:p>boto as imagens no html quando julgo interessante</text:p>
          </table:table-cell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Module pattern e aprender a aproveitar a orientação à objetos em JavaScript.</text:p>
          </table:table-cell>
          <table:table-cell office:value-type="string">
            <text:p>hugolnx@gmail.com</text:p>
          </table:table-cell>
          <table:table-cell table:number-columns-repeated="156"/>
        </table:table-row>
        <table:table-row table:style-name="ro2">
          <table:table-cell office:value-type="string">
            <text:p>268</text:p>
          </table:table-cell>
          <table:table-cell office:value-type="string">
            <text:p>2013-10-16 13:04:22</text:p>
          </table:table-cell>
          <table:table-cell office:value-type="string">
            <text:p>2013-10-16 13:08:57</text:p>
          </table:table-cell>
          <table:table-cell office:value-type="string">
            <text:p>177.19.189.1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underscore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Aptana</text:p>
          </table:table-cell>
          <table:table-cell office:value-type="string">
            <text:p>desenvolvimento frontend passou a ser levado mais a serio </text:p>
          </table:table-cell>
          <table:table-cell office:value-type="string">
            <text:p>marcelo.tsi@gmail.com</text:p>
          </table:table-cell>
          <table:table-cell table:number-columns-repeated="156"/>
        </table:table-row>
        <table:table-row table:style-name="ro2">
          <table:table-cell office:value-type="string">
            <text:p>271</text:p>
          </table:table-cell>
          <table:table-cell office:value-type="string">
            <text:p>2013-10-16 13:35:29</text:p>
          </table:table-cell>
          <table:table-cell office:value-type="string">
            <text:p>2013-10-16 13:51:51</text:p>
          </table:table-cell>
          <table:table-cell office:value-type="string">
            <text:p>201.27.195.13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4"/>
          <table:table-cell table:style-name="ce21" office:value-type="string">
            <text:p>TextMate</text:p>
          </table:table-cell>
          <table:table-cell/>
          <table:table-cell office:value-type="string">
            <text:p>Estudos na área e procura de novas tecnologias que podem me auxiliar no desenvolvimento ágil.</text:p>
          </table:table-cell>
          <table:table-cell office:value-type="string">
            <text:p>hebertpereirasilva@gmail.com</text:p>
          </table:table-cell>
          <table:table-cell table:number-columns-repeated="156"/>
        </table:table-row>
        <table:table-row table:style-name="ro2">
          <table:table-cell office:value-type="string">
            <text:p>272</text:p>
          </table:table-cell>
          <table:table-cell office:value-type="string">
            <text:p>2013-10-16 13:44:28</text:p>
          </table:table-cell>
          <table:table-cell office:value-type="string">
            <text:p>2013-10-16 15:08:15</text:p>
          </table:table-cell>
          <table:table-cell office:value-type="string">
            <text:p>179.126.6.63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lanejamento de toda a interface (interações, padrões, suporte, etc.)</text:p>
          </table:table-cell>
          <table:table-cell office:value-type="string">
            <text:p>luvilaboim@gmail.com</text:p>
          </table:table-cell>
          <table:table-cell table:number-columns-repeated="156"/>
        </table:table-row>
        <table:table-row table:style-name="ro2">
          <table:table-cell office:value-type="string">
            <text:p>273</text:p>
          </table:table-cell>
          <table:table-cell office:value-type="string">
            <text:p>2013-10-16 13:50:15</text:p>
          </table:table-cell>
          <table:table-cell office:value-type="string">
            <text:p>2013-10-16 13:59:24</text:p>
          </table:table-cell>
          <table:table-cell office:value-type="string">
            <text:p>186.213.113.163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 table:number-columns-repeated="7"/>
          <table:table-cell table:style-name="ce21" office:value-type="string">
            <text:p>Aptana</text:p>
          </table:table-cell>
          <table:table-cell office:value-type="string">
            <text:p>CSS-Grid;</text:p>
          </table:table-cell>
          <table:table-cell office:value-type="string">
            <text:p>matheusjassis@gmail.com</text:p>
          </table:table-cell>
          <table:table-cell table:number-columns-repeated="156"/>
        </table:table-row>
        <table:table-row table:style-name="ro2">
          <table:table-cell office:value-type="string">
            <text:p>274</text:p>
          </table:table-cell>
          <table:table-cell office:value-type="string">
            <text:p>2013-10-16 13:50:55</text:p>
          </table:table-cell>
          <table:table-cell office:value-type="string">
            <text:p>2013-10-16 13:56:06</text:p>
          </table:table-cell>
          <table:table-cell office:value-type="string">
            <text:p>201.80.112.5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277</text:p>
          </table:table-cell>
          <table:table-cell office:value-type="string">
            <text:p>2013-10-16 13:55:31</text:p>
          </table:table-cell>
          <table:table-cell office:value-type="string">
            <text:p>2013-10-16 14:00:37</text:p>
          </table:table-cell>
          <table:table-cell office:value-type="string">
            <text:p>201.55.80.16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bootstrap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4"/>
          <table:table-cell table:style-name="ce21" office:value-type="string">
            <text:p>Bracket</text:p>
          </table:table-cell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279</text:p>
          </table:table-cell>
          <table:table-cell office:value-type="string">
            <text:p>2013-10-16 14:14:15</text:p>
          </table:table-cell>
          <table:table-cell office:value-type="string">
            <text:p>2013-10-16 14:17:22</text:p>
          </table:table-cell>
          <table:table-cell office:value-type="string">
            <text:p>200.17.101.34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padrão de responsividade</text:p>
          </table:table-cell>
          <table:table-cell office:value-type="string">
            <text:p>juelis.jr@outlook.com</text:p>
          </table:table-cell>
          <table:table-cell table:number-columns-repeated="156"/>
        </table:table-row>
        <table:table-row table:style-name="ro2">
          <table:table-cell office:value-type="string">
            <text:p>280</text:p>
          </table:table-cell>
          <table:table-cell office:value-type="string">
            <text:p>2013-10-16 14:16:04</text:p>
          </table:table-cell>
          <table:table-cell office:value-type="string">
            <text:p>2013-10-16 14:21:12</text:p>
          </table:table-cell>
          <table:table-cell office:value-type="string">
            <text:p>177.183.169.2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4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PHPStorm</text:p>
          </table:table-cell>
          <table:table-cell office:value-type="string">
            <text:p>Desenvolver sistemas que funcionem sem javascript. Isso ajudou bastante na parte de SEO, proporcionando mais relevância a minhas páginas.</text:p>
          </table:table-cell>
          <table:table-cell office:value-type="string">
            <text:p>cabrini2703@gmail.com</text:p>
          </table:table-cell>
          <table:table-cell table:number-columns-repeated="156"/>
        </table:table-row>
        <table:table-row table:style-name="ro2">
          <table:table-cell office:value-type="string">
            <text:p>282</text:p>
          </table:table-cell>
          <table:table-cell office:value-type="string">
            <text:p>2013-10-16 14:25:13</text:p>
          </table:table-cell>
          <table:table-cell office:value-type="string">
            <text:p>2013-10-16 14:44:12</text:p>
          </table:table-cell>
          <table:table-cell office:value-type="string">
            <text:p>177.43.101.10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table:style-name="Default"/>
          <table:table-cell table:style-name="ce21" office:value-type="string">
            <text:p>Web Developer</text:p>
          </table:table-cell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2"/>
          <table:table-cell table:style-name="ce21" office:value-type="string">
            <text:p>TextMate</text:p>
          </table:table-cell>
          <table:table-cell/>
          <table:table-cell table:style-name="Default"/>
          <table:table-cell office:value-type="string">
            <text:p>chinesio84@gmail.com</text:p>
          </table:table-cell>
          <table:table-cell table:number-columns-repeated="156"/>
        </table:table-row>
        <table:table-row table:style-name="ro2">
          <table:table-cell office:value-type="string">
            <text:p>283</text:p>
          </table:table-cell>
          <table:table-cell office:value-type="string">
            <text:p>2013-10-16 14:36:49</text:p>
          </table:table-cell>
          <table:table-cell office:value-type="string">
            <text:p>2013-10-16 15:06:49</text:p>
          </table:table-cell>
          <table:table-cell office:value-type="string">
            <text:p>177.68.159.3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Limonade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Brackets</text:p>
          </table:table-cell>
          <table:table-cell office:value-type="string">
            <text:p>Estudos de html e CSS, Evolução da CSS, Emmet e novas metodologias de desenvolvimento front-end como OOCSS, entre outros padrões e frameworks da comunidade.</text:p>
          </table:table-cell>
          <table:table-cell office:value-type="string">
            <text:p>hellovictorcarvalho@gmail.com</text:p>
          </table:table-cell>
          <table:table-cell table:number-columns-repeated="156"/>
        </table:table-row>
        <table:table-row table:style-name="ro2">
          <table:table-cell office:value-type="string">
            <text:p>285</text:p>
          </table:table-cell>
          <table:table-cell office:value-type="string">
            <text:p>2013-10-16 14:52:01</text:p>
          </table:table-cell>
          <table:table-cell office:value-type="string">
            <text:p>2013-10-16 14:56:12</text:p>
          </table:table-cell>
          <table:table-cell office:value-type="string">
            <text:p>179.186.143.74</text:p>
          </table:table-cell>
          <table:table-cell office:value-type="string">
            <text:p>1</text:p>
          </table:table-cell>
          <table:table-cell office:value-type="string">
            <text:p>Paraíb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Modernizr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pré processadores (Sass com Compass) e automação de tarefas com Grunt.</text:p>
          </table:table-cell>
          <table:table-cell office:value-type="string">
            <text:p>arthur.gouveia@gmail.com</text:p>
          </table:table-cell>
          <table:table-cell table:number-columns-repeated="156"/>
        </table:table-row>
        <table:table-row table:style-name="ro2">
          <table:table-cell office:value-type="string">
            <text:p>287</text:p>
          </table:table-cell>
          <table:table-cell office:value-type="string">
            <text:p>2013-10-16 15:29:46</text:p>
          </table:table-cell>
          <table:table-cell office:value-type="string">
            <text:p>2013-10-16 15:40:52</text:p>
          </table:table-cell>
          <table:table-cell office:value-type="string">
            <text:p>200.221.128.5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Próprio</text:p>
          </table:table-cell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2"/>
          <table:table-cell table:style-name="ce21" office:value-type="string">
            <text:p>GruntJS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 utilização do GruntJS e do SASS</text:p>
          </table:table-cell>
          <table:table-cell office:value-type="string">
            <text:p>tisvasconcelos@gmail.com</text:p>
          </table:table-cell>
          <table:table-cell table:number-columns-repeated="156"/>
        </table:table-row>
        <table:table-row table:style-name="ro2">
          <table:table-cell office:value-type="string">
            <text:p>288</text:p>
          </table:table-cell>
          <table:table-cell office:value-type="string">
            <text:p>2013-10-16 15:36:15</text:p>
          </table:table-cell>
          <table:table-cell office:value-type="string">
            <text:p>2013-10-16 15:42:11</text:p>
          </table:table-cell>
          <table:table-cell office:value-type="string">
            <text:p>186.244.157.2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pré-processador</text:p>
          </table:table-cell>
          <table:table-cell office:value-type="string">
            <text:p>joaopedro@alternativasv.com.br</text:p>
          </table:table-cell>
          <table:table-cell table:number-columns-repeated="156"/>
        </table:table-row>
        <table:table-row table:style-name="ro2">
          <table:table-cell office:value-type="string">
            <text:p>289</text:p>
          </table:table-cell>
          <table:table-cell office:value-type="string">
            <text:p>2013-10-16 15:41:23</text:p>
          </table:table-cell>
          <table:table-cell office:value-type="string">
            <text:p>2013-10-16 15:49:42</text:p>
          </table:table-cell>
          <table:table-cell office:value-type="string">
            <text:p>177.140.251.14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Automatização de tarefas</text:p>
          </table:table-cell>
          <table:table-cell office:value-type="string">
            <text:p>neysimoes@gmail.com</text:p>
          </table:table-cell>
          <table:table-cell table:number-columns-repeated="156"/>
        </table:table-row>
        <table:table-row table:style-name="ro2">
          <table:table-cell office:value-type="string">
            <text:p>291</text:p>
          </table:table-cell>
          <table:table-cell office:value-type="string">
            <text:p>2013-10-16 15:45:06</text:p>
          </table:table-cell>
          <table:table-cell office:value-type="string">
            <text:p>2013-10-16 15:50:21</text:p>
          </table:table-cell>
          <table:table-cell office:value-type="string">
            <text:p>201.93.242.8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sublime text 2 em conjunto com alguns plugins.</text:p>
          </table:table-cell>
          <table:table-cell office:value-type="string">
            <text:p>rafacunhadini@gmail.com</text:p>
          </table:table-cell>
          <table:table-cell table:number-columns-repeated="156"/>
        </table:table-row>
        <table:table-row table:style-name="ro2">
          <table:table-cell office:value-type="string">
            <text:p>293</text:p>
          </table:table-cell>
          <table:table-cell office:value-type="string">
            <text:p>2013-10-16 16:01:19</text:p>
          </table:table-cell>
          <table:table-cell office:value-type="string">
            <text:p>2013-10-16 16:21:58</text:p>
          </table:table-cell>
          <table:table-cell office:value-type="string">
            <text:p>200.201.180.16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um bom editor de texto e manter sempre atualizado nos padrões web.</text:p>
          </table:table-cell>
          <table:table-cell office:value-type="string">
            <text:p>fox_ltda@hotmail.com</text:p>
          </table:table-cell>
          <table:table-cell table:number-columns-repeated="156"/>
        </table:table-row>
        <table:table-row table:style-name="ro2">
          <table:table-cell office:value-type="string">
            <text:p>296</text:p>
          </table:table-cell>
          <table:table-cell office:value-type="string">
            <text:p>2013-10-16 16:04:24</text:p>
          </table:table-cell>
          <table:table-cell office:value-type="string">
            <text:p>2013-10-16 16:12:06</text:p>
          </table:table-cell>
          <table:table-cell office:value-type="string">
            <text:p>187.121.82.24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2"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2"/>
          <table:table-cell table:style-name="ce21" office:value-type="string">
            <text:p>Brew</text:p>
          </table:table-cell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ar ember.js com um pacote chamado ember-gen.</text:p>
          </table:table-cell>
          <table:table-cell office:value-type="string">
            <text:p>lucasfelintonp@gmail.com</text:p>
          </table:table-cell>
          <table:table-cell table:number-columns-repeated="156"/>
        </table:table-row>
        <table:table-row table:style-name="ro2">
          <table:table-cell office:value-type="string">
            <text:p>299</text:p>
          </table:table-cell>
          <table:table-cell office:value-type="string">
            <text:p>2013-10-16 16:31:50</text:p>
          </table:table-cell>
          <table:table-cell office:value-type="string">
            <text:p>2013-10-16 16:36:02</text:p>
          </table:table-cell>
          <table:table-cell office:value-type="string">
            <text:p>186.228.57.11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AlloyUI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o JQuery</text:p>
          </table:table-cell>
          <table:table-cell office:value-type="string">
            <text:p>felipe@felipeleao.com</text:p>
          </table:table-cell>
          <table:table-cell table:number-columns-repeated="156"/>
        </table:table-row>
        <table:table-row table:style-name="ro2">
          <table:table-cell office:value-type="string">
            <text:p>300</text:p>
          </table:table-cell>
          <table:table-cell office:value-type="string">
            <text:p>2013-10-16 16:36:07</text:p>
          </table:table-cell>
          <table:table-cell office:value-type="string">
            <text:p>2013-10-16 16:42:54</text:p>
          </table:table-cell>
          <table:table-cell office:value-type="string">
            <text:p>179.209.151.19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ocesso de trabalho que adotei recentemente.</text:p>
          </table:table-cell>
          <table:table-cell office:value-type="string">
            <text:p>gabriel.wolfwood@gmail.com</text:p>
          </table:table-cell>
          <table:table-cell table:number-columns-repeated="156"/>
        </table:table-row>
        <table:table-row table:style-name="ro2">
          <table:table-cell office:value-type="string">
            <text:p>301</text:p>
          </table:table-cell>
          <table:table-cell office:value-type="string">
            <text:p>2013-10-16 16:44:10</text:p>
          </table:table-cell>
          <table:table-cell office:value-type="string">
            <text:p>2013-10-16 16:52:23</text:p>
          </table:table-cell>
          <table:table-cell office:value-type="string">
            <text:p>179.223.32.2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r o HTML5Bootstrap.</text:p>
          </table:table-cell>
          <table:table-cell office:value-type="string">
            <text:p>emiliocfaria@gmail.com</text:p>
          </table:table-cell>
          <table:table-cell table:number-columns-repeated="156"/>
        </table:table-row>
        <table:table-row table:style-name="ro3">
          <table:table-cell office:value-type="string">
            <text:p>304</text:p>
          </table:table-cell>
          <table:table-cell office:value-type="string">
            <text:p>2013-10-16 16:49:02</text:p>
          </table:table-cell>
          <table:table-cell office:value-type="string">
            <text:p>2013-10-16 16:57:41</text:p>
          </table:table-cell>
          <table:table-cell office:value-type="string">
            <text:p>189.100.116.23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/>
          <table:table-cell table:style-name="ce21" office:value-type="string">
            <text:p>Theoricu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4"/>
          <table:table-cell table:style-name="ce21" office:value-type="string">
            <text:p>Polvo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ódulos (AMD, CJS) e carregadores de módulos (RequireJS, Browserify) </text:p>
            <text:p>Pré-Processadores (coffee-script, stylus, jade etc)</text:p>
          </table:table-cell>
          <table:table-cell office:value-type="string">
            <text:p>giuliandrimba@gmail.com</text:p>
          </table:table-cell>
          <table:table-cell table:number-columns-repeated="156"/>
        </table:table-row>
        <table:table-row table:style-name="ro2">
          <table:table-cell office:value-type="string">
            <text:p>305</text:p>
          </table:table-cell>
          <table:table-cell office:value-type="string">
            <text:p>2013-10-16 16:50:58</text:p>
          </table:table-cell>
          <table:table-cell office:value-type="string">
            <text:p>2013-10-16 17:02:15</text:p>
          </table:table-cell>
          <table:table-cell office:value-type="string">
            <text:p>200.184.133.17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 utilização de framework javascript, após isso a qualidade do código subiu muito e a manutenibilidade, apesar de gerar mais linhas de código.</text:p>
          </table:table-cell>
          <table:table-cell office:value-type="string">
            <text:p>guilhermepontes@msn.com</text:p>
          </table:table-cell>
          <table:table-cell table:number-columns-repeated="156"/>
        </table:table-row>
        <table:table-row table:style-name="ro2">
          <table:table-cell office:value-type="string">
            <text:p>306</text:p>
          </table:table-cell>
          <table:table-cell office:value-type="string">
            <text:p>2013-10-16 16:51:56</text:p>
          </table:table-cell>
          <table:table-cell office:value-type="string">
            <text:p>2013-10-16 16:59:38</text:p>
          </table:table-cell>
          <table:table-cell office:value-type="string">
            <text:p>187.35.217.17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table:style-name="Default"/>
          <table:table-cell table:style-name="ce21" office:value-type="string">
            <text:p>Designer Gráfico e Desenvolvedor Front-end</text:p>
          </table:table-cell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Aptana</text:p>
          </table:table-cell>
          <table:table-cell office:value-type="string">
            <text:p>Ter aprendido bem JavaScript, ainda que faltem frameworks e ferramentas de automatização no meu processo, isso já me faz ser bem melhor.</text:p>
          </table:table-cell>
          <table:table-cell office:value-type="string">
            <text:p>allyson_as@hotmail.com</text:p>
          </table:table-cell>
          <table:table-cell table:number-columns-repeated="156"/>
        </table:table-row>
        <table:table-row table:style-name="ro2">
          <table:table-cell office:value-type="string">
            <text:p>309</text:p>
          </table:table-cell>
          <table:table-cell office:value-type="string">
            <text:p>2013-10-16 17:01:52</text:p>
          </table:table-cell>
          <table:table-cell office:value-type="string">
            <text:p>2013-10-16 17:07:55</text:p>
          </table:table-cell>
          <table:table-cell office:value-type="string">
            <text:p>177.134.124.148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Brackets</text:p>
          </table:table-cell>
          <table:table-cell office:value-type="string">
            <text:p>Uso do brackets, extensões no Sublime Text</text:p>
          </table:table-cell>
          <table:table-cell office:value-type="string">
            <text:p>contato@andersonsoares.net.br</text:p>
          </table:table-cell>
          <table:table-cell table:number-columns-repeated="156"/>
        </table:table-row>
        <table:table-row table:style-name="ro2">
          <table:table-cell office:value-type="string">
            <text:p>314</text:p>
          </table:table-cell>
          <table:table-cell office:value-type="string">
            <text:p>2013-10-16 17:06:26</text:p>
          </table:table-cell>
          <table:table-cell office:value-type="string">
            <text:p>2013-10-16 17:15:58</text:p>
          </table:table-cell>
          <table:table-cell office:value-type="string">
            <text:p>189.6.63.195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ExtJS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Javascript module pattern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Ant</text:p>
          </table:table-cell>
          <table:table-cell table:number-columns-repeated="4"/>
          <table:table-cell table:style-name="ce21" office:value-type="string">
            <text:p>Bash</text:p>
          </table:table-cell>
          <table:table-cell table:style-name="ce21" office:value-type="string">
            <text:p>Self-Made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EJS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Uso do Webstorm mudou demais a minha produtividade. O Twitter Bootstrap também me ajudou bastante.</text:p>
          </table:table-cell>
          <table:table-cell office:value-type="string">
            <text:p>poste9@gmail.com</text:p>
          </table:table-cell>
          <table:table-cell table:number-columns-repeated="156"/>
        </table:table-row>
        <table:table-row table:style-name="ro2">
          <table:table-cell office:value-type="string">
            <text:p>317</text:p>
          </table:table-cell>
          <table:table-cell office:value-type="string">
            <text:p>2013-10-16 17:18:35</text:p>
          </table:table-cell>
          <table:table-cell office:value-type="string">
            <text:p>2013-10-16 17:31:45</text:p>
          </table:table-cell>
          <table:table-cell office:value-type="string">
            <text:p>189.89.21.2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não sei dizer</text:p>
          </table:table-cell>
          <table:table-cell office:value-type="string">
            <text:p>andresimiquelli@hotmail.com</text:p>
          </table:table-cell>
          <table:table-cell table:number-columns-repeated="156"/>
        </table:table-row>
        <table:table-row table:style-name="ro2">
          <table:table-cell office:value-type="string">
            <text:p>318</text:p>
          </table:table-cell>
          <table:table-cell office:value-type="string">
            <text:p>2013-10-16 17:26:29</text:p>
          </table:table-cell>
          <table:table-cell office:value-type="string">
            <text:p>2013-10-16 17:35:00</text:p>
          </table:table-cell>
          <table:table-cell office:value-type="string">
            <text:p>187.121.86.7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style-name="ce21" office:value-type="string">
            <text:p>Volo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3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Sass/Compas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320</text:p>
          </table:table-cell>
          <table:table-cell office:value-type="string">
            <text:p>2013-10-16 17:43:15</text:p>
          </table:table-cell>
          <table:table-cell office:value-type="string">
            <text:p>2013-10-16 17:47:38</text:p>
          </table:table-cell>
          <table:table-cell office:value-type="string">
            <text:p>187.75.211.1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sas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323</text:p>
          </table:table-cell>
          <table:table-cell office:value-type="string">
            <text:p>2013-10-16 18:27:36</text:p>
          </table:table-cell>
          <table:table-cell office:value-type="string">
            <text:p>2013-10-16 18:31:11</text:p>
          </table:table-cell>
          <table:table-cell office:value-type="string">
            <text:p>200.18.32.18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ano</text:p>
          </table:table-cell>
          <table:table-cell office:value-type="string">
            <text:p>Navegadores melhores</text:p>
          </table:table-cell>
          <table:table-cell office:value-type="string">
            <text:p>henrique@ufsm.br</text:p>
          </table:table-cell>
          <table:table-cell table:number-columns-repeated="156"/>
        </table:table-row>
        <table:table-row table:style-name="ro2">
          <table:table-cell office:value-type="string">
            <text:p>326</text:p>
          </table:table-cell>
          <table:table-cell office:value-type="string">
            <text:p>2013-10-16 19:35:52</text:p>
          </table:table-cell>
          <table:table-cell office:value-type="string">
            <text:p>2013-10-16 19:38:43</text:p>
          </table:table-cell>
          <table:table-cell office:value-type="string">
            <text:p>189.125.135.2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office:value-type="string">
            <text:p>gabriel_gomes@outlook.com</text:p>
          </table:table-cell>
          <table:table-cell table:number-columns-repeated="156"/>
        </table:table-row>
        <table:table-row table:style-name="ro2">
          <table:table-cell office:value-type="string">
            <text:p>327</text:p>
          </table:table-cell>
          <table:table-cell office:value-type="string">
            <text:p>2013-10-16 19:44:00</text:p>
          </table:table-cell>
          <table:table-cell office:value-type="string">
            <text:p>2013-10-16 19:46:27</text:p>
          </table:table-cell>
          <table:table-cell office:value-type="string">
            <text:p>189.60.25.24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Programador Gráfico</text:p>
          </table:table-cell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ão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2"/>
          <table:table-cell table:style-name="ce21" office:value-type="string">
            <text:p>Nenhum</text:p>
          </table:table-cell>
          <table:table-cell office:value-type="string">
            <text:p>Não dou suporte a navegadores antigos, desenvolvo para os novos</text:p>
          </table:table-cell>
          <table:table-cell table:style-name="Default"/>
          <table:table-cell table:style-name="ce21" office:value-type="string">
            <text:p>Nenhum</text:p>
          </table:table-cell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332</text:p>
          </table:table-cell>
          <table:table-cell office:value-type="string">
            <text:p>2013-10-16 20:37:05</text:p>
          </table:table-cell>
          <table:table-cell office:value-type="string">
            <text:p>2013-10-16 20:42:05</text:p>
          </table:table-cell>
          <table:table-cell office:value-type="string">
            <text:p>67.169.44.173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tilizacao de MVC frameworks tais como Symfony</text:p>
          </table:table-cell>
          <table:table-cell office:value-type="string">
            <text:p>santana@daterraweb.com</text:p>
          </table:table-cell>
          <table:table-cell table:number-columns-repeated="156"/>
        </table:table-row>
        <table:table-row table:style-name="ro3">
          <table:table-cell office:value-type="string">
            <text:p>337</text:p>
          </table:table-cell>
          <table:table-cell office:value-type="string">
            <text:p>2013-10-16 21:50:46</text:p>
          </table:table-cell>
          <table:table-cell office:value-type="string">
            <text:p>2013-10-16 21:55:02</text:p>
          </table:table-cell>
          <table:table-cell office:value-type="string">
            <text:p>189.19.217.15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ferramentas</text:p>
          </table:table-cell>
          <table:table-cell office:value-type="string">
            <text:p>tosi.paulo@gmail.com</text:p>
          </table:table-cell>
          <table:table-cell table:number-columns-repeated="156"/>
        </table:table-row>
        <table:table-row table:style-name="ro2">
          <table:table-cell office:value-type="string">
            <text:p>340</text:p>
          </table:table-cell>
          <table:table-cell office:value-type="string">
            <text:p>2013-10-16 22:05:52</text:p>
          </table:table-cell>
          <table:table-cell office:value-type="string">
            <text:p>2013-10-16 22:12:09</text:p>
          </table:table-cell>
          <table:table-cell office:value-type="string">
            <text:p>200.128.3.103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uso do Sublime Text, e do Less.</text:p>
          </table:table-cell>
          <table:table-cell office:value-type="string">
            <text:p>webmalta@gmail.com</text:p>
          </table:table-cell>
          <table:table-cell table:number-columns-repeated="156"/>
        </table:table-row>
        <table:table-row table:style-name="ro2">
          <table:table-cell office:value-type="string">
            <text:p>345</text:p>
          </table:table-cell>
          <table:table-cell office:value-type="string">
            <text:p>2013-10-16 22:29:43</text:p>
          </table:table-cell>
          <table:table-cell office:value-type="string">
            <text:p>2013-10-16 22:32:52</text:p>
          </table:table-cell>
          <table:table-cell office:value-type="string">
            <text:p>201.21.185.10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Uso de RequireJS, uso do VIM</text:p>
          </table:table-cell>
          <table:table-cell office:value-type="string">
            <text:p>navas.souza@gmail.com</text:p>
          </table:table-cell>
          <table:table-cell table:number-columns-repeated="156"/>
        </table:table-row>
        <table:table-row table:style-name="ro2">
          <table:table-cell office:value-type="string">
            <text:p>346</text:p>
          </table:table-cell>
          <table:table-cell office:value-type="string">
            <text:p>2013-10-16 23:02:10</text:p>
          </table:table-cell>
          <table:table-cell office:value-type="string">
            <text:p>2013-10-16 23:07:38</text:p>
          </table:table-cell>
          <table:table-cell office:value-type="string">
            <text:p>177.19.82.86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frameworks</text:p>
          </table:table-cell>
          <table:table-cell office:value-type="string">
            <text:p>jonascomdominio@gmail.com</text:p>
          </table:table-cell>
          <table:table-cell table:number-columns-repeated="156"/>
        </table:table-row>
        <table:table-row table:style-name="ro2">
          <table:table-cell office:value-type="string">
            <text:p>348</text:p>
          </table:table-cell>
          <table:table-cell office:value-type="string">
            <text:p>2013-10-16 23:06:18</text:p>
          </table:table-cell>
          <table:table-cell office:value-type="string">
            <text:p>2013-10-16 23:11:38</text:p>
          </table:table-cell>
          <table:table-cell office:value-type="string">
            <text:p>177.99.73.199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A utilização do grunt agilizou meu desenvolvimento.</text:p>
          </table:table-cell>
          <table:table-cell office:value-type="string">
            <text:p>tiago@noveweb.com.br</text:p>
          </table:table-cell>
          <table:table-cell table:number-columns-repeated="156"/>
        </table:table-row>
        <table:table-row table:style-name="ro2">
          <table:table-cell office:value-type="string">
            <text:p>353</text:p>
          </table:table-cell>
          <table:table-cell office:value-type="string">
            <text:p>2013-10-16 23:24:19</text:p>
          </table:table-cell>
          <table:table-cell office:value-type="string">
            <text:p>2013-10-16 23:27:34</text:p>
          </table:table-cell>
          <table:table-cell office:value-type="string">
            <text:p>177.135.152.1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Typescript</text:p>
          </table:table-cell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não sei</text:p>
          </table:table-cell>
          <table:table-cell office:value-type="string">
            <text:p>angelobelchior@hotmail.com</text:p>
          </table:table-cell>
          <table:table-cell table:number-columns-repeated="156"/>
        </table:table-row>
        <table:table-row table:style-name="ro4">
          <table:table-cell office:value-type="string">
            <text:p>356</text:p>
          </table:table-cell>
          <table:table-cell office:value-type="string">
            <text:p>2013-10-17 00:20:10</text:p>
          </table:table-cell>
          <table:table-cell office:value-type="string">
            <text:p>2013-10-17 00:23:00</text:p>
          </table:table-cell>
          <table:table-cell office:value-type="string">
            <text:p>187.121.82.24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Node.js</text:p>
          </table:table-cell>
          <table:table-cell office:value-type="string">
            <text:p>ogilvieira@gmail.com</text:p>
          </table:table-cell>
          <table:table-cell table:number-columns-repeated="156"/>
        </table:table-row>
        <table:table-row table:style-name="ro2">
          <table:table-cell office:value-type="string">
            <text:p>360</text:p>
          </table:table-cell>
          <table:table-cell office:value-type="string">
            <text:p>2013-10-17 00:51:42</text:p>
          </table:table-cell>
          <table:table-cell office:value-type="string">
            <text:p>2013-10-17 00:53:58</text:p>
          </table:table-cell>
          <table:table-cell office:value-type="string">
            <text:p>179.222.85.157</text:p>
          </table:table-cell>
          <table:table-cell office:value-type="string">
            <text:p>1</text:p>
          </table:table-cell>
          <table:table-cell office:value-type="string">
            <text:p>Amazonas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ar pré-processadores</text:p>
          </table:table-cell>
          <table:table-cell table:style-name="Default"/>
          <table:table-cell table:number-columns-repeated="156"/>
        </table:table-row>
        <table:table-row table:style-name="ro4">
          <table:table-cell office:value-type="string">
            <text:p>361</text:p>
          </table:table-cell>
          <table:table-cell office:value-type="string">
            <text:p>2013-10-17 00:52:23</text:p>
          </table:table-cell>
          <table:table-cell office:value-type="string">
            <text:p>2013-10-17 00:56:08</text:p>
          </table:table-cell>
          <table:table-cell office:value-type="string">
            <text:p>187.54.60.56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grunt e backbone</text:p>
          </table:table-cell>
          <table:table-cell office:value-type="string">
            <text:p>leonardo.elias4@gmail.com</text:p>
          </table:table-cell>
          <table:table-cell table:number-columns-repeated="156"/>
        </table:table-row>
        <table:table-row table:style-name="ro2">
          <table:table-cell office:value-type="string">
            <text:p>363</text:p>
          </table:table-cell>
          <table:table-cell office:value-type="string">
            <text:p>2013-10-17 00:52:57</text:p>
          </table:table-cell>
          <table:table-cell office:value-type="string">
            <text:p>2013-10-17 00:54:52</text:p>
          </table:table-cell>
          <table:table-cell office:value-type="string">
            <text:p>177.148.173.8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Coda</text:p>
          </table:table-cell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366</text:p>
          </table:table-cell>
          <table:table-cell office:value-type="string">
            <text:p>2013-10-17 00:55:48</text:p>
          </table:table-cell>
          <table:table-cell office:value-type="string">
            <text:p>2013-10-17 01:00:32</text:p>
          </table:table-cell>
          <table:table-cell office:value-type="string">
            <text:p>189.14.185.51</text:p>
          </table:table-cell>
          <table:table-cell office:value-type="string">
            <text:p>1</text:p>
          </table:table-cell>
          <table:table-cell office:value-type="string">
            <text:p>Espírito Santosu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3"/>
          <table:table-cell table:style-name="ce21" office:value-type="string">
            <text:p>TFS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Aplicação de design patterns no javascript OO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367</text:p>
          </table:table-cell>
          <table:table-cell office:value-type="string">
            <text:p>2013-10-17 00:56:12</text:p>
          </table:table-cell>
          <table:table-cell office:value-type="string">
            <text:p>2013-10-17 01:01:10</text:p>
          </table:table-cell>
          <table:table-cell office:value-type="string">
            <text:p>189.102.45.20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keleton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Frameworks CSS</text:p>
          </table:table-cell>
          <table:table-cell office:value-type="string">
            <text:p>pradella@outlook.com</text:p>
          </table:table-cell>
          <table:table-cell table:number-columns-repeated="156"/>
        </table:table-row>
        <table:table-row table:style-name="ro2">
          <table:table-cell office:value-type="string">
            <text:p>369</text:p>
          </table:table-cell>
          <table:table-cell office:value-type="string">
            <text:p>2013-10-17 00:56:16</text:p>
          </table:table-cell>
          <table:table-cell office:value-type="string">
            <text:p>2013-10-17 00:59:23</text:p>
          </table:table-cell>
          <table:table-cell office:value-type="string">
            <text:p>177.35.196.19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371</text:p>
          </table:table-cell>
          <table:table-cell office:value-type="string">
            <text:p>2013-10-17 00:56:50</text:p>
          </table:table-cell>
          <table:table-cell office:value-type="string">
            <text:p>2013-10-17 01:00:02</text:p>
          </table:table-cell>
          <table:table-cell office:value-type="string">
            <text:p>187.16.242.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Bootstrap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number-columns-repeated="5"/>
          <table:table-cell table:style-name="ce21" office:value-type="string">
            <text:p>Firebug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Bootstrap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372</text:p>
          </table:table-cell>
          <table:table-cell office:value-type="string">
            <text:p>2013-10-17 00:57:00</text:p>
          </table:table-cell>
          <table:table-cell office:value-type="string">
            <text:p>2013-10-17 01:12:18</text:p>
          </table:table-cell>
          <table:table-cell office:value-type="string">
            <text:p>201.34.9.70</text:p>
          </table:table-cell>
          <table:table-cell office:value-type="string">
            <text:p>1</text:p>
          </table:table-cell>
          <table:table-cell office:value-type="string">
            <text:p>Tocantins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controle de versão e framework JS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373</text:p>
          </table:table-cell>
          <table:table-cell office:value-type="string">
            <text:p>2013-10-17 00:58:09</text:p>
          </table:table-cell>
          <table:table-cell office:value-type="string">
            <text:p>2013-10-17 01:04:31</text:p>
          </table:table-cell>
          <table:table-cell office:value-type="string">
            <text:p>189.60.17.21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é-processadores sem dúvida. E utilização do plugin emmet para o html de páginas estáticas.</text:p>
          </table:table-cell>
          <table:table-cell office:value-type="string">
            <text:p>guilhermeformigueiro@gmail.com</text:p>
          </table:table-cell>
          <table:table-cell table:number-columns-repeated="156"/>
        </table:table-row>
        <table:table-row table:style-name="ro4">
          <table:table-cell office:value-type="string">
            <text:p>374</text:p>
          </table:table-cell>
          <table:table-cell office:value-type="string">
            <text:p>2013-10-17 00:59:09</text:p>
          </table:table-cell>
          <table:table-cell office:value-type="string">
            <text:p>2013-10-17 01:02:31</text:p>
          </table:table-cell>
          <table:table-cell office:value-type="string">
            <text:p>179.210.98.10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8"/>
          <table:table-cell office:value-type="string">
            <text:p>filipe.jtoliveira@gmail.com</text:p>
          </table:table-cell>
          <table:table-cell table:number-columns-repeated="156"/>
        </table:table-row>
        <table:table-row table:style-name="ro2">
          <table:table-cell office:value-type="string">
            <text:p>375</text:p>
          </table:table-cell>
          <table:table-cell office:value-type="string">
            <text:p>2013-10-17 00:59:36</text:p>
          </table:table-cell>
          <table:table-cell office:value-type="string">
            <text:p>2013-10-17 01:08:51</text:p>
          </table:table-cell>
          <table:table-cell office:value-type="string">
            <text:p>189.72.70.149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ortoiseSVN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office:value-type="string">
            <text:p>Grunt</text:p>
          </table:table-cell>
          <table:table-cell office:value-type="string">
            <text:p>aleferreinert@hotmail.com.br</text:p>
          </table:table-cell>
          <table:table-cell table:number-columns-repeated="156"/>
        </table:table-row>
        <table:table-row table:style-name="ro2">
          <table:table-cell office:value-type="string">
            <text:p>377</text:p>
          </table:table-cell>
          <table:table-cell office:value-type="string">
            <text:p>2013-10-17 01:01:08</text:p>
          </table:table-cell>
          <table:table-cell office:value-type="string">
            <text:p>2013-10-17 01:07:41</text:p>
          </table:table-cell>
          <table:table-cell office:value-type="string">
            <text:p>189.121.138.10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table:style-name="Default"/>
          <table:table-cell table:style-name="ce21" office:value-type="string">
            <text:p>Full stack developer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ode.js</text:p>
          </table:table-cell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382</text:p>
          </table:table-cell>
          <table:table-cell office:value-type="string">
            <text:p>2013-10-17 01:04:42</text:p>
          </table:table-cell>
          <table:table-cell office:value-type="string">
            <text:p>2013-10-17 01:08:47</text:p>
          </table:table-cell>
          <table:table-cell office:value-type="string">
            <text:p>201.75.155.22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ids</text:p>
          </table:table-cell>
          <table:table-cell office:value-type="string">
            <text:p>design.troy@gmail.com</text:p>
          </table:table-cell>
          <table:table-cell table:number-columns-repeated="156"/>
        </table:table-row>
        <table:table-row table:style-name="ro4">
          <table:table-cell office:value-type="string">
            <text:p>383</text:p>
          </table:table-cell>
          <table:table-cell office:value-type="string">
            <text:p>2013-10-17 01:05:04</text:p>
          </table:table-cell>
          <table:table-cell office:value-type="string">
            <text:p>2013-10-17 01:10:17</text:p>
          </table:table-cell>
          <table:table-cell office:value-type="string">
            <text:p>187.111.229.210</text:p>
          </table:table-cell>
          <table:table-cell office:value-type="string">
            <text:p>1</text:p>
          </table:table-cell>
          <table:table-cell office:value-type="string">
            <text:p>Rio Grande do Norte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Zend</text:p>
          </table:table-cell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7"/>
          <table:table-cell office:value-type="string">
            <text:p>livemark@live.com</text:p>
          </table:table-cell>
          <table:table-cell table:number-columns-repeated="156"/>
        </table:table-row>
        <table:table-row table:style-name="ro2">
          <table:table-cell office:value-type="string">
            <text:p>385</text:p>
          </table:table-cell>
          <table:table-cell office:value-type="string">
            <text:p>2013-10-17 01:07:21</text:p>
          </table:table-cell>
          <table:table-cell office:value-type="string">
            <text:p>2013-10-17 01:13:44</text:p>
          </table:table-cell>
          <table:table-cell office:value-type="string">
            <text:p>187.126.241.1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Css3, apesar de não ser tão novo assim, mudou minha forma de trabalhar com front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388</text:p>
          </table:table-cell>
          <table:table-cell office:value-type="string">
            <text:p>2013-10-17 01:09:22</text:p>
          </table:table-cell>
          <table:table-cell office:value-type="string">
            <text:p>2013-10-17 01:15:27</text:p>
          </table:table-cell>
          <table:table-cell office:value-type="string">
            <text:p>177.158.32.12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Aptana Studio 3</text:p>
          </table:table-cell>
          <table:table-cell office:value-type="string">
            <text:p>Usar o poder do terminal no linux (grunt, sass, deploy com rsync)</text:p>
          </table:table-cell>
          <table:table-cell office:value-type="string">
            <text:p>fabriciololiveira@gmail.com</text:p>
          </table:table-cell>
          <table:table-cell table:number-columns-repeated="156"/>
        </table:table-row>
        <table:table-row table:style-name="ro2">
          <table:table-cell office:value-type="string">
            <text:p>391</text:p>
          </table:table-cell>
          <table:table-cell office:value-type="string">
            <text:p>2013-10-17 01:11:04</text:p>
          </table:table-cell>
          <table:table-cell office:value-type="string">
            <text:p>2013-10-17 02:21:31</text:p>
          </table:table-cell>
          <table:table-cell office:value-type="string">
            <text:p>189.46.235.1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 table:number-columns-repeated="2"/>
          <table:table-cell table:number-columns-repeated="156"/>
        </table:table-row>
        <table:table-row table:style-name="ro3">
          <table:table-cell office:value-type="string">
            <text:p>394</text:p>
          </table:table-cell>
          <table:table-cell office:value-type="string">
            <text:p>2013-10-17 01:16:32</text:p>
          </table:table-cell>
          <table:table-cell office:value-type="string">
            <text:p>2013-10-17 01:24:14</text:p>
          </table:table-cell>
          <table:table-cell office:value-type="string">
            <text:p>177.134.107.7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SASS</text:p>
            <text:p>Uso do Twitter Bootstrap</text:p>
            <text:p>Uso do Sublime Text</text:p>
          </table:table-cell>
          <table:table-cell office:value-type="string">
            <text:p>fccoelho7@gmail.com</text:p>
          </table:table-cell>
          <table:table-cell table:number-columns-repeated="156"/>
        </table:table-row>
        <table:table-row table:style-name="ro2">
          <table:table-cell office:value-type="string">
            <text:p>395</text:p>
          </table:table-cell>
          <table:table-cell office:value-type="string">
            <text:p>2013-10-17 01:16:45</text:p>
          </table:table-cell>
          <table:table-cell office:value-type="string">
            <text:p>2013-10-17 01:20:30</text:p>
          </table:table-cell>
          <table:table-cell office:value-type="string">
            <text:p>187.64.36.125</text:p>
          </table:table-cell>
          <table:table-cell office:value-type="string">
            <text:p>1</text:p>
          </table:table-cell>
          <table:table-cell office:value-type="string">
            <text:p>Paraíb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Underscore</text:p>
          </table:table-cell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Migrei do LESS pro SASS e passei a usar o Grunt</text:p>
          </table:table-cell>
          <table:table-cell office:value-type="string">
            <text:p>vilar@me.com</text:p>
          </table:table-cell>
          <table:table-cell table:number-columns-repeated="156"/>
        </table:table-row>
        <table:table-row table:style-name="ro2">
          <table:table-cell office:value-type="string">
            <text:p>396</text:p>
          </table:table-cell>
          <table:table-cell office:value-type="string">
            <text:p>2013-10-17 01:16:57</text:p>
          </table:table-cell>
          <table:table-cell office:value-type="string">
            <text:p>2013-10-17 01:22:14</text:p>
          </table:table-cell>
          <table:table-cell office:value-type="string">
            <text:p>201.21.179.11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css3 e html5</text:p>
          </table:table-cell>
          <table:table-cell office:value-type="string">
            <text:p>viniciusf84@hotmail.com</text:p>
          </table:table-cell>
          <table:table-cell table:number-columns-repeated="156"/>
        </table:table-row>
        <table:table-row table:style-name="ro4">
          <table:table-cell office:value-type="string">
            <text:p>398</text:p>
          </table:table-cell>
          <table:table-cell office:value-type="string">
            <text:p>2013-10-17 01:20:54</text:p>
          </table:table-cell>
          <table:table-cell office:value-type="string">
            <text:p>2013-10-17 01:24:27</text:p>
          </table:table-cell>
          <table:table-cell office:value-type="string">
            <text:p>177.32.165.23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estes Unitários</text:p>
            <text:p>Sublime</text:p>
          </table:table-cell>
          <table:table-cell office:value-type="string">
            <text:p>yuricamara@gmail.com</text:p>
          </table:table-cell>
          <table:table-cell table:number-columns-repeated="156"/>
        </table:table-row>
        <table:table-row table:style-name="ro2">
          <table:table-cell office:value-type="string">
            <text:p>399</text:p>
          </table:table-cell>
          <table:table-cell office:value-type="string">
            <text:p>2013-10-17 01:21:18</text:p>
          </table:table-cell>
          <table:table-cell office:value-type="string">
            <text:p>2013-10-17 01:44:57</text:p>
          </table:table-cell>
          <table:table-cell office:value-type="string">
            <text:p>200.199.229.83</text:p>
          </table:table-cell>
          <table:table-cell office:value-type="string">
            <text:p>1</text:p>
          </table:table-cell>
          <table:table-cell office:value-type="string">
            <text:p>Tocantin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A troca do Zend Studio para o Visual Studio</text:p>
          </table:table-cell>
          <table:table-cell office:value-type="string">
            <text:p>gcsgpp@gmail.com</text:p>
          </table:table-cell>
          <table:table-cell table:number-columns-repeated="156"/>
        </table:table-row>
        <table:table-row table:style-name="ro2">
          <table:table-cell office:value-type="string">
            <text:p>401</text:p>
          </table:table-cell>
          <table:table-cell office:value-type="string">
            <text:p>2013-10-17 01:24:12</text:p>
          </table:table-cell>
          <table:table-cell office:value-type="string">
            <text:p>2013-10-17 01:27:37</text:p>
          </table:table-cell>
          <table:table-cell office:value-type="string">
            <text:p>177.96.128.191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elhorei meu workflow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407</text:p>
          </table:table-cell>
          <table:table-cell office:value-type="string">
            <text:p>2013-10-17 01:35:28</text:p>
          </table:table-cell>
          <table:table-cell office:value-type="string">
            <text:p>2013-10-17 01:51:25</text:p>
          </table:table-cell>
          <table:table-cell office:value-type="string">
            <text:p>177.189.42.24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/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utomatização das tarefas com o Grunt.</text:p>
          </table:table-cell>
          <table:table-cell office:value-type="string">
            <text:p>wallace_erick@hotmail.com</text:p>
          </table:table-cell>
          <table:table-cell table:number-columns-repeated="156"/>
        </table:table-row>
        <table:table-row table:style-name="ro2">
          <table:table-cell office:value-type="string">
            <text:p>409</text:p>
          </table:table-cell>
          <table:table-cell office:value-type="string">
            <text:p>2013-10-17 01:38:34</text:p>
          </table:table-cell>
          <table:table-cell office:value-type="string">
            <text:p>2013-10-17 01:41:35</text:p>
          </table:table-cell>
          <table:table-cell office:value-type="string">
            <text:p>201.16.208.17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sublime text</text:p>
          </table:table-cell>
          <table:table-cell office:value-type="string">
            <text:p>biel.ribeiro1990@gmail.com</text:p>
          </table:table-cell>
          <table:table-cell table:number-columns-repeated="156"/>
        </table:table-row>
        <table:table-row table:style-name="ro2">
          <table:table-cell office:value-type="string">
            <text:p>410</text:p>
          </table:table-cell>
          <table:table-cell office:value-type="string">
            <text:p>2013-10-17 01:38:45</text:p>
          </table:table-cell>
          <table:table-cell office:value-type="string">
            <text:p>2013-10-17 01:44:13</text:p>
          </table:table-cell>
          <table:table-cell office:value-type="string">
            <text:p>177.156.138.251</text:p>
          </table:table-cell>
          <table:table-cell office:value-type="string">
            <text:p>1</text:p>
          </table:table-cell>
          <table:table-cell office:value-type="string">
            <text:p>Rio Grande do Norte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 evolução dos navegadores, e a popularização de automação de tarefas no desenvolvimento front-end</text:p>
          </table:table-cell>
          <table:table-cell office:value-type="string">
            <text:p>wagnermoschini@gmail.com</text:p>
          </table:table-cell>
          <table:table-cell table:number-columns-repeated="156"/>
        </table:table-row>
        <table:table-row table:style-name="ro2">
          <table:table-cell office:value-type="string">
            <text:p>413</text:p>
          </table:table-cell>
          <table:table-cell office:value-type="string">
            <text:p>2013-10-17 01:42:52</text:p>
          </table:table-cell>
          <table:table-cell office:value-type="string">
            <text:p>2013-10-17 01:49:08</text:p>
          </table:table-cell>
          <table:table-cell office:value-type="string">
            <text:p>201.81.110.13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uso do CMS tem me ajudado muito. Até para posterior manutenção ou ajuste no código. Já trabalho com o Joomla desde 2007, mas estou me aventurando pelo wordpress.</text:p>
          </table:table-cell>
          <table:table-cell office:value-type="string">
            <text:p>wil_domingues@yahoo.com.br</text:p>
          </table:table-cell>
          <table:table-cell table:number-columns-repeated="156"/>
        </table:table-row>
        <table:table-row table:style-name="ro2">
          <table:table-cell office:value-type="string">
            <text:p>414</text:p>
          </table:table-cell>
          <table:table-cell office:value-type="string">
            <text:p>2013-10-17 01:42:55</text:p>
          </table:table-cell>
          <table:table-cell office:value-type="string">
            <text:p>2013-10-17 01:49:49</text:p>
          </table:table-cell>
          <table:table-cell office:value-type="string">
            <text:p>187.65.252.143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Acredito que grunt foi um grande passo no desenvolvimento front-end. Além de automatizar as tarefas, com ele conseguimos separar de forma coerente o dev da produção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419</text:p>
          </table:table-cell>
          <table:table-cell office:value-type="string">
            <text:p>2013-10-17 01:49:13</text:p>
          </table:table-cell>
          <table:table-cell office:value-type="string">
            <text:p>2013-10-17 01:52:42</text:p>
          </table:table-cell>
          <table:table-cell office:value-type="string">
            <text:p>179.235.173.71</text:p>
          </table:table-cell>
          <table:table-cell office:value-type="string">
            <text:p>1</text:p>
          </table:table-cell>
          <table:table-cell office:value-type="string">
            <text:p>Alagoa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2"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PhpStorm</text:p>
          </table:table-cell>
          <table:table-cell office:value-type="string">
            <text:p>Modularização do CSS, uso de um framework de javascript.</text:p>
          </table:table-cell>
          <table:table-cell office:value-type="string">
            <text:p>igorodrigues@live.com</text:p>
          </table:table-cell>
          <table:table-cell table:number-columns-repeated="156"/>
        </table:table-row>
        <table:table-row table:style-name="ro2">
          <table:table-cell office:value-type="string">
            <text:p>424</text:p>
          </table:table-cell>
          <table:table-cell office:value-type="string">
            <text:p>2013-10-17 01:55:23</text:p>
          </table:table-cell>
          <table:table-cell office:value-type="string">
            <text:p>2013-10-17 01:59:18</text:p>
          </table:table-cell>
          <table:table-cell office:value-type="string">
            <text:p>200.169.48.1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prender GIT</text:p>
          </table:table-cell>
          <table:table-cell office:value-type="string">
            <text:p>lucasvst@gmail.com</text:p>
          </table:table-cell>
          <table:table-cell table:number-columns-repeated="156"/>
        </table:table-row>
        <table:table-row table:style-name="ro2">
          <table:table-cell office:value-type="string">
            <text:p>428</text:p>
          </table:table-cell>
          <table:table-cell office:value-type="string">
            <text:p>2013-10-17 01:59:56</text:p>
          </table:table-cell>
          <table:table-cell office:value-type="string">
            <text:p>2013-10-17 02:03:11</text:p>
          </table:table-cell>
          <table:table-cell office:value-type="string">
            <text:p>187.37.250.13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underscore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eçar a utilizar o Grunt/Bower e começar a me preocupar mais com desempenho em css.</text:p>
          </table:table-cell>
          <table:table-cell office:value-type="string">
            <text:p>fernando_fleury@hotmail.com</text:p>
          </table:table-cell>
          <table:table-cell table:number-columns-repeated="156"/>
        </table:table-row>
        <table:table-row table:style-name="ro2">
          <table:table-cell office:value-type="string">
            <text:p>429</text:p>
          </table:table-cell>
          <table:table-cell office:value-type="string">
            <text:p>2013-10-17 02:00:40</text:p>
          </table:table-cell>
          <table:table-cell office:value-type="string">
            <text:p>2013-10-17 02:06:24</text:p>
          </table:table-cell>
          <table:table-cell office:value-type="string">
            <text:p>186.235.120.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A mudança pro HTML5!</text:p>
          </table:table-cell>
          <table:table-cell office:value-type="string">
            <text:p>luansouzavip@gmail.com</text:p>
          </table:table-cell>
          <table:table-cell table:number-columns-repeated="156"/>
        </table:table-row>
        <table:table-row table:style-name="ro2">
          <table:table-cell office:value-type="string">
            <text:p>432</text:p>
          </table:table-cell>
          <table:table-cell office:value-type="string">
            <text:p>2013-10-17 02:07:22</text:p>
          </table:table-cell>
          <table:table-cell office:value-type="string">
            <text:p>2013-10-17 02:11:46</text:p>
          </table:table-cell>
          <table:table-cell office:value-type="string">
            <text:p>187.22.2.22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Trabalhar em dupla</text:p>
          </table:table-cell>
          <table:table-cell office:value-type="string">
            <text:p>williantolotti@gmail.com</text:p>
          </table:table-cell>
          <table:table-cell table:number-columns-repeated="156"/>
        </table:table-row>
        <table:table-row table:style-name="ro2">
          <table:table-cell office:value-type="string">
            <text:p>433</text:p>
          </table:table-cell>
          <table:table-cell office:value-type="string">
            <text:p>2013-10-17 02:09:31</text:p>
          </table:table-cell>
          <table:table-cell office:value-type="string">
            <text:p>2013-10-17 02:17:44</text:p>
          </table:table-cell>
          <table:table-cell office:value-type="string">
            <text:p>186.212.164.171</text:p>
          </table:table-cell>
          <table:table-cell office:value-type="string">
            <text:p>1</text:p>
          </table:table-cell>
          <table:table-cell office:value-type="string">
            <text:p>Espírito Santosu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/>
          <table:table-cell table:style-name="ce21" office:value-type="string">
            <text:p>Vanilla, Zepto e vários outras libs e fb'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plicação de testes e mobile-first</text:p>
          </table:table-cell>
          <table:table-cell office:value-type="string">
            <text:p>contato@lucascarvalho.com.br</text:p>
          </table:table-cell>
          <table:table-cell table:number-columns-repeated="156"/>
        </table:table-row>
        <table:table-row table:style-name="ro4">
          <table:table-cell office:value-type="string">
            <text:p>434</text:p>
          </table:table-cell>
          <table:table-cell office:value-type="string">
            <text:p>2013-10-17 02:10:21</text:p>
          </table:table-cell>
          <table:table-cell office:value-type="string">
            <text:p>2013-10-17 02:14:01</text:p>
          </table:table-cell>
          <table:table-cell office:value-type="string">
            <text:p>189.25.234.228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enhuma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so de snippers</text:p>
          </table:table-cell>
          <table:table-cell office:value-type="string">
            <text:p>gabriel.print@gmail.com</text:p>
          </table:table-cell>
          <table:table-cell table:number-columns-repeated="156"/>
        </table:table-row>
        <table:table-row table:style-name="ro2">
          <table:table-cell office:value-type="string">
            <text:p>436</text:p>
          </table:table-cell>
          <table:table-cell office:value-type="string">
            <text:p>2013-10-17 02:11:51</text:p>
          </table:table-cell>
          <table:table-cell office:value-type="string">
            <text:p>2013-10-17 03:46:34</text:p>
          </table:table-cell>
          <table:table-cell office:value-type="string">
            <text:p>177.195.239.68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uikit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Uso do framework angular para desenvolvimento de webapps mais robustos.</text:p>
          </table:table-cell>
          <table:table-cell office:value-type="string">
            <text:p>nielpbot@gmail.com</text:p>
          </table:table-cell>
          <table:table-cell table:number-columns-repeated="156"/>
        </table:table-row>
        <table:table-row table:style-name="ro2">
          <table:table-cell office:value-type="string">
            <text:p>443</text:p>
          </table:table-cell>
          <table:table-cell office:value-type="string">
            <text:p>2013-10-17 02:23:41</text:p>
          </table:table-cell>
          <table:table-cell office:value-type="string">
            <text:p>2013-10-17 02:41:40</text:p>
          </table:table-cell>
          <table:table-cell office:value-type="string">
            <text:p>177.75.35.8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/>
          <table:table-cell table:style-name="ce21" office:value-type="string">
            <text:p>D3</text:p>
          </table:table-cell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/>
          <table:table-cell table:style-name="ce21" office:value-type="string">
            <text:p>Jam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7"/>
          <table:table-cell table:style-name="ce21" office:value-type="string">
            <text:p>guard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/>
          <table:table-cell table:style-name="ce21" office:value-type="string">
            <text:p>99lime</text:p>
          </table:table-cell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 table:style-name="ce21" office:value-type="string">
            <text:p>haml</text:p>
          </table:table-cell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OCSS</text:p>
          </table:table-cell>
          <table:table-cell office:value-type="string">
            <text:p>lazaroalvarenga@email.com</text:p>
          </table:table-cell>
          <table:table-cell table:number-columns-repeated="156"/>
        </table:table-row>
        <table:table-row table:style-name="ro2">
          <table:table-cell office:value-type="string">
            <text:p>444</text:p>
          </table:table-cell>
          <table:table-cell office:value-type="string">
            <text:p>2013-10-17 02:29:36</text:p>
          </table:table-cell>
          <table:table-cell office:value-type="string">
            <text:p>2013-10-17 02:37:41</text:p>
          </table:table-cell>
          <table:table-cell office:value-type="string">
            <text:p>177.9.223.247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Skeleton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tmização</text:p>
          </table:table-cell>
          <table:table-cell office:value-type="string">
            <text:p>emanoel.lopes.web@gmail.com</text:p>
          </table:table-cell>
          <table:table-cell table:number-columns-repeated="156"/>
        </table:table-row>
        <table:table-row table:style-name="ro2">
          <table:table-cell office:value-type="string">
            <text:p>446</text:p>
          </table:table-cell>
          <table:table-cell office:value-type="string">
            <text:p>2013-10-17 02:32:30</text:p>
          </table:table-cell>
          <table:table-cell office:value-type="string">
            <text:p>2013-10-17 02:38:43</text:p>
          </table:table-cell>
          <table:table-cell office:value-type="string">
            <text:p>187.34.76.22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a realidade ainda não utilizei less em algum projeto, mais nos testes que fiz gostei.</text:p>
          </table:table-cell>
          <table:table-cell office:value-type="string">
            <text:p>alexandre.home@yahoo.com.br</text:p>
          </table:table-cell>
          <table:table-cell table:number-columns-repeated="156"/>
        </table:table-row>
        <table:table-row table:style-name="ro2">
          <table:table-cell office:value-type="string">
            <text:p>447</text:p>
          </table:table-cell>
          <table:table-cell office:value-type="string">
            <text:p>2013-10-17 02:37:04</text:p>
          </table:table-cell>
          <table:table-cell office:value-type="string">
            <text:p>2013-10-17 02:40:33</text:p>
          </table:table-cell>
          <table:table-cell office:value-type="string">
            <text:p>177.159.33.174</text:p>
          </table:table-cell>
          <table:table-cell office:value-type="string">
            <text:p>1</text:p>
          </table:table-cell>
          <table:table-cell office:value-type="string">
            <text:p>Espírito Santosu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2"/>
          <table:table-cell table:style-name="ce21" office:value-type="string">
            <text:p>TextMate</text:p>
          </table:table-cell>
          <table:table-cell/>
          <table:table-cell office:value-type="string">
            <text:p>Mudei de Windows para MAC.</text:p>
          </table:table-cell>
          <table:table-cell office:value-type="string">
            <text:p>igorzon@gmail.com</text:p>
          </table:table-cell>
          <table:table-cell table:number-columns-repeated="156"/>
        </table:table-row>
        <table:table-row table:style-name="ro2">
          <table:table-cell office:value-type="string">
            <text:p>449</text:p>
          </table:table-cell>
          <table:table-cell office:value-type="string">
            <text:p>2013-10-17 02:43:48</text:p>
          </table:table-cell>
          <table:table-cell office:value-type="string">
            <text:p>2013-10-17 02:48:58</text:p>
          </table:table-cell>
          <table:table-cell office:value-type="string">
            <text:p>187.79.194.131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ferramenta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450</text:p>
          </table:table-cell>
          <table:table-cell office:value-type="string">
            <text:p>2013-10-17 02:47:25</text:p>
          </table:table-cell>
          <table:table-cell office:value-type="string">
            <text:p>2013-10-17 02:51:14</text:p>
          </table:table-cell>
          <table:table-cell office:value-type="string">
            <text:p>201.93.224.9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dust.js</text:p>
          </table:table-cell>
          <table:table-cell table:number-columns-repeated="2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table:style-name="Default"/>
          <table:table-cell office:value-type="string">
            <text:p>m.pivaa@gmail.com</text:p>
          </table:table-cell>
          <table:table-cell table:number-columns-repeated="156"/>
        </table:table-row>
        <table:table-row table:style-name="ro2">
          <table:table-cell office:value-type="string">
            <text:p>451</text:p>
          </table:table-cell>
          <table:table-cell office:value-type="string">
            <text:p>2013-10-17 02:52:38</text:p>
          </table:table-cell>
          <table:table-cell office:value-type="string">
            <text:p>2013-10-17 03:03:28</text:p>
          </table:table-cell>
          <table:table-cell office:value-type="string">
            <text:p>187.37.126.8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Diversas coisas. Meus projetos deram um salto de qualidade quando comecei a organizar javascript em módulos, usar o LESS e o AngularJS</text:p>
          </table:table-cell>
          <table:table-cell office:value-type="string">
            <text:p>rafael.violato@stonewebdesign.com.br</text:p>
          </table:table-cell>
          <table:table-cell table:number-columns-repeated="156"/>
        </table:table-row>
        <table:table-row table:style-name="ro2">
          <table:table-cell office:value-type="string">
            <text:p>453</text:p>
          </table:table-cell>
          <table:table-cell office:value-type="string">
            <text:p>2013-10-17 03:06:25</text:p>
          </table:table-cell>
          <table:table-cell office:value-type="string">
            <text:p>2013-10-17 03:13:06</text:p>
          </table:table-cell>
          <table:table-cell office:value-type="string">
            <text:p>179.223.131.96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ableless, builds (módulos preparados e utilizaveis em mais de um projeto)</text:p>
          </table:table-cell>
          <table:table-cell office:value-type="string">
            <text:p>andreydjason@gmail.com</text:p>
          </table:table-cell>
          <table:table-cell table:number-columns-repeated="156"/>
        </table:table-row>
        <table:table-row table:style-name="ro2">
          <table:table-cell office:value-type="string">
            <text:p>454</text:p>
          </table:table-cell>
          <table:table-cell office:value-type="string">
            <text:p>2013-10-17 03:07:23</text:p>
          </table:table-cell>
          <table:table-cell office:value-type="string">
            <text:p>2013-10-17 03:16:29</text:p>
          </table:table-cell>
          <table:table-cell office:value-type="string">
            <text:p>179.209.212.8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Burrito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Pré processador de CSS (SASS) e o uso do grunt</text:p>
          </table:table-cell>
          <table:table-cell office:value-type="string">
            <text:p>rgarcia@fbiz.com.br</text:p>
          </table:table-cell>
          <table:table-cell table:number-columns-repeated="156"/>
        </table:table-row>
        <table:table-row table:style-name="ro2">
          <table:table-cell office:value-type="string">
            <text:p>458</text:p>
          </table:table-cell>
          <table:table-cell office:value-type="string">
            <text:p>2013-10-17 03:30:24</text:p>
          </table:table-cell>
          <table:table-cell office:value-type="string">
            <text:p>2013-10-17 03:37:05</text:p>
          </table:table-cell>
          <table:table-cell office:value-type="string">
            <text:p>187.41.13.8</text:p>
          </table:table-cell>
          <table:table-cell office:value-type="string">
            <text:p>1</text:p>
          </table:table-cell>
          <table:table-cell office:value-type="string">
            <text:p>Alagoas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descobri preprocessadores, penso em começar a usar o Less... Bootstrap tb é show, não é novidade, mas vou começar a usar... Ou n.</text:p>
          </table:table-cell>
          <table:table-cell office:value-type="string">
            <text:p>diegeslima@gmail.com</text:p>
          </table:table-cell>
          <table:table-cell table:number-columns-repeated="156"/>
        </table:table-row>
        <table:table-row table:style-name="ro4">
          <table:table-cell office:value-type="string">
            <text:p>464</text:p>
          </table:table-cell>
          <table:table-cell office:value-type="string">
            <text:p>2013-10-17 03:53:54</text:p>
          </table:table-cell>
          <table:table-cell office:value-type="string">
            <text:p>2013-10-17 04:28:56</text:p>
          </table:table-cell>
          <table:table-cell office:value-type="string">
            <text:p>187.65.14.198</text:p>
          </table:table-cell>
          <table:table-cell office:value-type="string">
            <text:p>1</text:p>
          </table:table-cell>
          <table:table-cell office:value-type="string">
            <text:p>Alagoas</text:p>
          </table:table-cell>
          <table:table-cell table:style-name="Default"/>
          <table:table-cell table:style-name="ce21" office:value-type="string">
            <text:p>Full Stack</text:p>
          </table:table-cell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Uso do lint, grunt, npm, backbone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465</text:p>
          </table:table-cell>
          <table:table-cell office:value-type="string">
            <text:p>2013-10-17 04:02:22</text:p>
          </table:table-cell>
          <table:table-cell office:value-type="string">
            <text:p>2013-10-17 04:07:10</text:p>
          </table:table-cell>
          <table:table-cell office:value-type="string">
            <text:p>186.221.156.108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Desenvolvedor Front/Back End</text:p>
          </table:table-cell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table:style-name="ce21" office:value-type="string">
            <text:p>Bash</text:p>
          </table:table-cell>
          <table:table-cell table:style-name="ce21" office:value-type="string">
            <text:p>SASS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Um framework proprio que estou desenvolvendo https://github.com/gustavokuklinski/ScrathFramework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2"/>
          <table:table-cell table:style-name="ce21" office:value-type="string">
            <text:p>VI / VIM</text:p>
          </table:table-cell>
          <table:table-cell table:number-columns-repeated="2"/>
          <table:table-cell table:style-name="ce21" office:value-type="string">
            <text:p>gEdit (Padrão do Gnome)</text:p>
          </table:table-cell>
          <table:table-cell office:value-type="string">
            <text:p>https://github.com/gustavokuklinski/ScrathFramework</text:p>
          </table:table-cell>
          <table:table-cell office:value-type="string">
            <text:p>gustavo@kuklinski.com.br</text:p>
          </table:table-cell>
          <table:table-cell table:number-columns-repeated="156"/>
        </table:table-row>
        <table:table-row table:style-name="ro2">
          <table:table-cell office:value-type="string">
            <text:p>470</text:p>
          </table:table-cell>
          <table:table-cell office:value-type="string">
            <text:p>2013-10-17 04:19:57</text:p>
          </table:table-cell>
          <table:table-cell office:value-type="string">
            <text:p>2013-10-17 04:23:43</text:p>
          </table:table-cell>
          <table:table-cell office:value-type="string">
            <text:p>177.206.47.116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Uso do Bootstrap</text:p>
          </table:table-cell>
          <table:table-cell office:value-type="string">
            <text:p>joao@natsce.com</text:p>
          </table:table-cell>
          <table:table-cell table:number-columns-repeated="156"/>
        </table:table-row>
        <table:table-row table:style-name="ro2">
          <table:table-cell office:value-type="string">
            <text:p>471</text:p>
          </table:table-cell>
          <table:table-cell office:value-type="string">
            <text:p>2013-10-17 04:25:18</text:p>
          </table:table-cell>
          <table:table-cell office:value-type="string">
            <text:p>2013-10-17 04:29:03</text:p>
          </table:table-cell>
          <table:table-cell office:value-type="string">
            <text:p>179.236.116.14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enhum</text:p>
          </table:table-cell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er feliz</text:p>
          </table:table-cell>
          <table:table-cell office:value-type="string">
            <text:p>sylasdesouza@gmail.com</text:p>
          </table:table-cell>
          <table:table-cell table:number-columns-repeated="156"/>
        </table:table-row>
        <table:table-row table:style-name="ro2">
          <table:table-cell office:value-type="string">
            <text:p>473</text:p>
          </table:table-cell>
          <table:table-cell office:value-type="string">
            <text:p>2013-10-17 04:28:02</text:p>
          </table:table-cell>
          <table:table-cell office:value-type="string">
            <text:p>2013-10-17 04:34:12</text:p>
          </table:table-cell>
          <table:table-cell office:value-type="string">
            <text:p>189.81.239.175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Responsive Web Design</text:p>
          </table:table-cell>
          <table:table-cell office:value-type="string">
            <text:p>kaio.webdesigner@gmail.com</text:p>
          </table:table-cell>
          <table:table-cell table:number-columns-repeated="156"/>
        </table:table-row>
        <table:table-row table:style-name="ro2">
          <table:table-cell office:value-type="string">
            <text:p>476</text:p>
          </table:table-cell>
          <table:table-cell office:value-type="string">
            <text:p>2013-10-17 04:37:18</text:p>
          </table:table-cell>
          <table:table-cell office:value-type="string">
            <text:p>2013-10-17 04:45:15</text:p>
          </table:table-cell>
          <table:table-cell office:value-type="string">
            <text:p>179.218.158.10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4"/>
          <table:table-cell table:style-name="ce21" office:value-type="string">
            <text:p>Jake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AngularJS e testes unitários</text:p>
          </table:table-cell>
          <table:table-cell office:value-type="string">
            <text:p>rlsdumont@gmail.com</text:p>
          </table:table-cell>
          <table:table-cell table:number-columns-repeated="156"/>
        </table:table-row>
        <table:table-row table:style-name="ro2">
          <table:table-cell office:value-type="string">
            <text:p>478</text:p>
          </table:table-cell>
          <table:table-cell office:value-type="string">
            <text:p>2013-10-17 04:44:29</text:p>
          </table:table-cell>
          <table:table-cell office:value-type="string">
            <text:p>2013-10-17 04:52:26</text:p>
          </table:table-cell>
          <table:table-cell office:value-type="string">
            <text:p>187.84.95.254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s ferramentas que cada dia que passa nos ajuda mais</text:p>
          </table:table-cell>
          <table:table-cell office:value-type="string">
            <text:p>wallaceviterbino@yahoo.com.br</text:p>
          </table:table-cell>
          <table:table-cell table:number-columns-repeated="156"/>
        </table:table-row>
        <table:table-row table:style-name="ro2">
          <table:table-cell office:value-type="string">
            <text:p>481</text:p>
          </table:table-cell>
          <table:table-cell office:value-type="string">
            <text:p>2013-10-17 05:05:51</text:p>
          </table:table-cell>
          <table:table-cell office:value-type="string">
            <text:p>2013-10-17 05:10:08</text:p>
          </table:table-cell>
          <table:table-cell office:value-type="string">
            <text:p>189.38.132.8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Pré-processamento de CSS e responsivo.</text:p>
          </table:table-cell>
          <table:table-cell table:style-name="Default"/>
          <table:table-cell table:number-columns-repeated="156"/>
        </table:table-row>
        <table:table-row table:style-name="ro4">
          <table:table-cell office:value-type="string">
            <text:p>482</text:p>
          </table:table-cell>
          <table:table-cell office:value-type="string">
            <text:p>2013-10-17 05:13:11</text:p>
          </table:table-cell>
          <table:table-cell office:value-type="string">
            <text:p>2013-10-17 05:17:13</text:p>
          </table:table-cell>
          <table:table-cell office:value-type="string">
            <text:p>186.203.251.14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Usar o LESS</text:p>
          </table:table-cell>
          <table:table-cell office:value-type="string">
            <text:p>contato@phvieira.com</text:p>
          </table:table-cell>
          <table:table-cell table:number-columns-repeated="156"/>
        </table:table-row>
        <table:table-row table:style-name="ro2">
          <table:table-cell office:value-type="string">
            <text:p>484</text:p>
          </table:table-cell>
          <table:table-cell office:value-type="string">
            <text:p>2013-10-17 05:55:39</text:p>
          </table:table-cell>
          <table:table-cell office:value-type="string">
            <text:p>2013-10-17 06:02:45</text:p>
          </table:table-cell>
          <table:table-cell office:value-type="string">
            <text:p>201.50.69.209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/>
          <table:table-cell table:style-name="ce21" office:value-type="string">
            <text:p>Expres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Inserção do grunt como task runner</text:p>
          </table:table-cell>
          <table:table-cell office:value-type="string">
            <text:p>willmendesneto@gmail.com</text:p>
          </table:table-cell>
          <table:table-cell table:number-columns-repeated="156"/>
        </table:table-row>
        <table:table-row table:style-name="ro2">
          <table:table-cell office:value-type="string">
            <text:p>485</text:p>
          </table:table-cell>
          <table:table-cell office:value-type="string">
            <text:p>2013-10-17 06:12:08</text:p>
          </table:table-cell>
          <table:table-cell office:value-type="string">
            <text:p>2013-10-17 06:17:19</text:p>
          </table:table-cell>
          <table:table-cell office:value-type="string">
            <text:p>189.70.180.110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emântica 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486</text:p>
          </table:table-cell>
          <table:table-cell office:value-type="string">
            <text:p>2013-10-17 06:40:31</text:p>
          </table:table-cell>
          <table:table-cell office:value-type="string">
            <text:p>2013-10-17 06:48:41</text:p>
          </table:table-cell>
          <table:table-cell office:value-type="string">
            <text:p>189.29.253.14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aprendi a usar o github :)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487</text:p>
          </table:table-cell>
          <table:table-cell office:value-type="string">
            <text:p>2013-10-17 06:47:33</text:p>
          </table:table-cell>
          <table:table-cell office:value-type="string">
            <text:p>2013-10-17 06:51:27</text:p>
          </table:table-cell>
          <table:table-cell office:value-type="string">
            <text:p>177.205.176.16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/>
          <table:table-cell table:style-name="ce21" office:value-type="string">
            <text:p>Semantic-UI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, VisualStudio 2012</text:p>
          </table:table-cell>
          <table:table-cell office:value-type="string">
            <text:p>Migração de PHP para .NET MVC 4, com Visual Studio 2012.</text:p>
          </table:table-cell>
          <table:table-cell office:value-type="string">
            <text:p>alex@focusteam.com.br</text:p>
          </table:table-cell>
          <table:table-cell table:number-columns-repeated="156"/>
        </table:table-row>
        <table:table-row table:style-name="ro2">
          <table:table-cell office:value-type="string">
            <text:p>489</text:p>
          </table:table-cell>
          <table:table-cell office:value-type="string">
            <text:p>2013-10-17 06:49:49</text:p>
          </table:table-cell>
          <table:table-cell office:value-type="string">
            <text:p>2013-10-17 06:54:27</text:p>
          </table:table-cell>
          <table:table-cell office:value-type="string">
            <text:p>71.194.10.45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Utilizacao de MV* Frameworks..me fez estudar mais sobre Design Pattern e arquitetura de software.</text:p>
          </table:table-cell>
          <table:table-cell office:value-type="string">
            <text:p>michaell.llancaster@gmail.com</text:p>
          </table:table-cell>
          <table:table-cell table:number-columns-repeated="156"/>
        </table:table-row>
        <table:table-row table:style-name="ro2">
          <table:table-cell office:value-type="string">
            <text:p>491</text:p>
          </table:table-cell>
          <table:table-cell office:value-type="string">
            <text:p>2013-10-17 07:34:39</text:p>
          </table:table-cell>
          <table:table-cell office:value-type="string">
            <text:p>2013-10-17 12:26:52</text:p>
          </table:table-cell>
          <table:table-cell office:value-type="string">
            <text:p>200.158.212.20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Quando descobri o LESS tudo mudou =D</text:p>
          </table:table-cell>
          <table:table-cell office:value-type="string">
            <text:p>luiz.asus@gmail.com</text:p>
          </table:table-cell>
          <table:table-cell table:number-columns-repeated="156"/>
        </table:table-row>
        <table:table-row table:style-name="ro2">
          <table:table-cell office:value-type="string">
            <text:p>492</text:p>
          </table:table-cell>
          <table:table-cell office:value-type="string">
            <text:p>2013-10-17 10:36:23</text:p>
          </table:table-cell>
          <table:table-cell office:value-type="string">
            <text:p>2013-10-17 10:56:37</text:p>
          </table:table-cell>
          <table:table-cell office:value-type="string">
            <text:p>177.83.58.23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6"/>
          <table:table-cell table:style-name="ce21" office:value-type="string">
            <text:p>TextMate</text:p>
          </table:table-cell>
          <table:table-cell/>
          <table:table-cell office:value-type="string">
            <text:p>Aplicar o desenvolvimento dos projetos com conceito rest</text:p>
          </table:table-cell>
          <table:table-cell office:value-type="string">
            <text:p>wayre1@gmail.com</text:p>
          </table:table-cell>
          <table:table-cell table:number-columns-repeated="156"/>
        </table:table-row>
        <table:table-row table:style-name="ro2">
          <table:table-cell office:value-type="string">
            <text:p>495</text:p>
          </table:table-cell>
          <table:table-cell office:value-type="string">
            <text:p>2013-10-17 11:46:05</text:p>
          </table:table-cell>
          <table:table-cell office:value-type="string">
            <text:p>2013-10-17 11:48:49</text:p>
          </table:table-cell>
          <table:table-cell office:value-type="string">
            <text:p>177.97.74.208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/>
          <table:table-cell table:style-name="ce21" office:value-type="string">
            <text:p>HAML</text:p>
          </table:table-cell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Git, Grunt e Sublime Text mudaram meu workflow. Amo ainda mais o que faço. :-)</text:p>
          </table:table-cell>
          <table:table-cell office:value-type="string">
            <text:p>diessica.gurskas@gmail.com</text:p>
          </table:table-cell>
          <table:table-cell table:number-columns-repeated="156"/>
        </table:table-row>
        <table:table-row table:style-name="ro2">
          <table:table-cell office:value-type="string">
            <text:p>496</text:p>
          </table:table-cell>
          <table:table-cell office:value-type="string">
            <text:p>2013-10-17 12:12:05</text:p>
          </table:table-cell>
          <table:table-cell office:value-type="string">
            <text:p>2013-10-17 12:19:39</text:p>
          </table:table-cell>
          <table:table-cell office:value-type="string">
            <text:p>189.35.201.37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Module Pattern em JS e Grunt</text:p>
          </table:table-cell>
          <table:table-cell office:value-type="string">
            <text:p>f.daciuk@gmail.com</text:p>
          </table:table-cell>
          <table:table-cell table:number-columns-repeated="156"/>
        </table:table-row>
        <table:table-row table:style-name="ro2">
          <table:table-cell office:value-type="string">
            <text:p>499</text:p>
          </table:table-cell>
          <table:table-cell office:value-type="string">
            <text:p>2013-10-17 12:28:34</text:p>
          </table:table-cell>
          <table:table-cell office:value-type="string">
            <text:p>2013-10-17 12:34:36</text:p>
          </table:table-cell>
          <table:table-cell office:value-type="string">
            <text:p>189.110.92.20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hoje estou focado 100% em desenvolvimento de projeto com base na plataforma WordPress.</text:p>
          </table:table-cell>
          <table:table-cell office:value-type="string">
            <text:p>leofiger@gmail.com</text:p>
          </table:table-cell>
          <table:table-cell table:number-columns-repeated="156"/>
        </table:table-row>
        <table:table-row table:style-name="ro2">
          <table:table-cell office:value-type="string">
            <text:p>502</text:p>
          </table:table-cell>
          <table:table-cell office:value-type="string">
            <text:p>2013-10-17 13:19:01</text:p>
          </table:table-cell>
          <table:table-cell office:value-type="string">
            <text:p>2013-10-17 13:34:35</text:p>
          </table:table-cell>
          <table:table-cell office:value-type="string">
            <text:p>177.133.171.14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roca de ferramente e frameworks</text:p>
          </table:table-cell>
          <table:table-cell office:value-type="string">
            <text:p>felipee.trova@gmail.com</text:p>
          </table:table-cell>
          <table:table-cell table:number-columns-repeated="156"/>
        </table:table-row>
        <table:table-row table:style-name="ro2">
          <table:table-cell office:value-type="string">
            <text:p>503</text:p>
          </table:table-cell>
          <table:table-cell office:value-type="string">
            <text:p>2013-10-17 13:20:58</text:p>
          </table:table-cell>
          <table:table-cell office:value-type="string">
            <text:p>2013-10-17 13:26:41</text:p>
          </table:table-cell>
          <table:table-cell office:value-type="string">
            <text:p>177.102.1.4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estudo de novas bibliotecas poderosas, como Angular JS e um maior conhecimento de bash script e sistemas de controle de versão.</text:p>
          </table:table-cell>
          <table:table-cell office:value-type="string">
            <text:p>carlos@startupeando.com.br</text:p>
          </table:table-cell>
          <table:table-cell table:number-columns-repeated="156"/>
        </table:table-row>
        <table:table-row table:style-name="ro2">
          <table:table-cell office:value-type="string">
            <text:p>504</text:p>
          </table:table-cell>
          <table:table-cell office:value-type="string">
            <text:p>2013-10-17 13:50:05</text:p>
          </table:table-cell>
          <table:table-cell office:value-type="string">
            <text:p>2013-10-17 13:54:36</text:p>
          </table:table-cell>
          <table:table-cell office:value-type="string">
            <text:p>201.86.127.13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Microsoft Team Foundation Server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elhorar o CSS, para melhor manutenibilidade em grandes sites/aplicações.</text:p>
          </table:table-cell>
          <table:table-cell office:value-type="string">
            <text:p>unkgfx@gmail.com</text:p>
          </table:table-cell>
          <table:table-cell table:number-columns-repeated="156"/>
        </table:table-row>
        <table:table-row table:style-name="ro2">
          <table:table-cell office:value-type="string">
            <text:p>505</text:p>
          </table:table-cell>
          <table:table-cell office:value-type="string">
            <text:p>2013-10-17 13:55:19</text:p>
          </table:table-cell>
          <table:table-cell office:value-type="string">
            <text:p>2013-10-17 14:01:55</text:p>
          </table:table-cell>
          <table:table-cell office:value-type="string">
            <text:p>187.18.36.252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O Angularjs mudou minha vida. Hoje usou muito pouco qualquer outro framework. Trabalho com MVC no backend (Laravel) e utilizar o mesmo no frontend é lindo.</text:p>
          </table:table-cell>
          <table:table-cell office:value-type="string">
            <text:p>gabrielmk@gmail.com</text:p>
          </table:table-cell>
          <table:table-cell table:number-columns-repeated="156"/>
        </table:table-row>
        <table:table-row table:style-name="ro2">
          <table:table-cell office:value-type="string">
            <text:p>506</text:p>
          </table:table-cell>
          <table:table-cell office:value-type="string">
            <text:p>2013-10-17 13:58:08</text:p>
          </table:table-cell>
          <table:table-cell office:value-type="string">
            <text:p>2013-10-17 14:03:49</text:p>
          </table:table-cell>
          <table:table-cell office:value-type="string">
            <text:p>189.63.194.4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Estou começando a usar bootstrap... </text:p>
          </table:table-cell>
          <table:table-cell office:value-type="string">
            <text:p>iajr1992@gmail.com</text:p>
          </table:table-cell>
          <table:table-cell table:number-columns-repeated="156"/>
        </table:table-row>
        <table:table-row table:style-name="ro2">
          <table:table-cell office:value-type="string">
            <text:p>508</text:p>
          </table:table-cell>
          <table:table-cell office:value-type="string">
            <text:p>2013-10-17 14:31:07</text:p>
          </table:table-cell>
          <table:table-cell office:value-type="string">
            <text:p>2013-10-17 14:34:40</text:p>
          </table:table-cell>
          <table:table-cell office:value-type="string">
            <text:p>201.48.96.10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igrar para linux</text:p>
          </table:table-cell>
          <table:table-cell office:value-type="string">
            <text:p>dild88@gmail.com</text:p>
          </table:table-cell>
          <table:table-cell table:number-columns-repeated="156"/>
        </table:table-row>
        <table:table-row table:style-name="ro2">
          <table:table-cell office:value-type="string">
            <text:p>510</text:p>
          </table:table-cell>
          <table:table-cell office:value-type="string">
            <text:p>2013-10-17 14:49:18</text:p>
          </table:table-cell>
          <table:table-cell office:value-type="string">
            <text:p>2013-10-17 14:51:36</text:p>
          </table:table-cell>
          <table:table-cell office:value-type="string">
            <text:p>186.212.120.85</text:p>
          </table:table-cell>
          <table:table-cell office:value-type="string">
            <text:p>1</text:p>
          </table:table-cell>
          <table:table-cell office:value-type="string">
            <text:p>Espírito Santosu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dotar o sublime text</text:p>
          </table:table-cell>
          <table:table-cell office:value-type="string">
            <text:p>contato@fdamaso.com</text:p>
          </table:table-cell>
          <table:table-cell table:number-columns-repeated="156"/>
        </table:table-row>
        <table:table-row table:style-name="ro2">
          <table:table-cell office:value-type="string">
            <text:p>512</text:p>
          </table:table-cell>
          <table:table-cell office:value-type="string">
            <text:p>2013-10-17 15:00:17</text:p>
          </table:table-cell>
          <table:table-cell office:value-type="string">
            <text:p>2013-10-17 15:03:41</text:p>
          </table:table-cell>
          <table:table-cell office:value-type="string">
            <text:p>177.32.184.9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SVN</text:p>
          </table:table-cell>
          <table:table-cell office:value-type="string">
            <text:p>matheus.murbach@gmail.com</text:p>
          </table:table-cell>
          <table:table-cell table:number-columns-repeated="156"/>
        </table:table-row>
        <table:table-row table:style-name="ro2">
          <table:table-cell office:value-type="string">
            <text:p>513</text:p>
          </table:table-cell>
          <table:table-cell office:value-type="string">
            <text:p>2013-10-17 15:03:52</text:p>
          </table:table-cell>
          <table:table-cell office:value-type="string">
            <text:p>2013-10-17 15:08:42</text:p>
          </table:table-cell>
          <table:table-cell office:value-type="string">
            <text:p>189.123.116.3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studar a base, HTML, CSS e JavaScript. Desenvolver com ferramentas que auxiliam e agilizam o tempo de desenvolvimento, como Grunt e o Sublime Text.</text:p>
          </table:table-cell>
          <table:table-cell office:value-type="string">
            <text:p>fabriciofmsilva@gmail.com</text:p>
          </table:table-cell>
          <table:table-cell table:number-columns-repeated="156"/>
        </table:table-row>
        <table:table-row table:style-name="ro2">
          <table:table-cell office:value-type="string">
            <text:p>515</text:p>
          </table:table-cell>
          <table:table-cell office:value-type="string">
            <text:p>2013-10-17 15:30:41</text:p>
          </table:table-cell>
          <table:table-cell office:value-type="string">
            <text:p>2013-10-17 15:33:58</text:p>
          </table:table-cell>
          <table:table-cell office:value-type="string">
            <text:p>189.26.151.172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LESS :)</text:p>
          </table:table-cell>
          <table:table-cell office:value-type="string">
            <text:p>alanlpu@gmail.com</text:p>
          </table:table-cell>
          <table:table-cell table:number-columns-repeated="156"/>
        </table:table-row>
        <table:table-row table:style-name="ro2">
          <table:table-cell office:value-type="string">
            <text:p>516</text:p>
          </table:table-cell>
          <table:table-cell office:value-type="string">
            <text:p>2013-10-17 15:33:10</text:p>
          </table:table-cell>
          <table:table-cell office:value-type="string">
            <text:p>2013-10-17 15:37:43</text:p>
          </table:table-cell>
          <table:table-cell office:value-type="string">
            <text:p>177.158.146.32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so de framework para html (Emmet / Zencoding)</text:p>
          </table:table-cell>
          <table:table-cell office:value-type="string">
            <text:p>jefferson_romano@hotmail.com</text:p>
          </table:table-cell>
          <table:table-cell table:number-columns-repeated="156"/>
        </table:table-row>
        <table:table-row table:style-name="ro2">
          <table:table-cell office:value-type="string">
            <text:p>517</text:p>
          </table:table-cell>
          <table:table-cell office:value-type="string">
            <text:p>2013-10-17 15:36:49</text:p>
          </table:table-cell>
          <table:table-cell office:value-type="string">
            <text:p>2013-10-17 15:40:09</text:p>
          </table:table-cell>
          <table:table-cell office:value-type="string">
            <text:p>177.41.202.14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Igniter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 mudança de table para div , e o avanço do javascript e do CS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531</text:p>
          </table:table-cell>
          <table:table-cell office:value-type="string">
            <text:p>2013-10-17 16:05:31</text:p>
          </table:table-cell>
          <table:table-cell office:value-type="string">
            <text:p>2013-10-17 16:26:38</text:p>
          </table:table-cell>
          <table:table-cell office:value-type="string">
            <text:p>179.217.132.21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pré-processadores CSS.</text:p>
          </table:table-cell>
          <table:table-cell office:value-type="string">
            <text:p>jonatas@1click.com.br</text:p>
          </table:table-cell>
          <table:table-cell table:number-columns-repeated="156"/>
        </table:table-row>
        <table:table-row table:style-name="ro2">
          <table:table-cell office:value-type="string">
            <text:p>535</text:p>
          </table:table-cell>
          <table:table-cell office:value-type="string">
            <text:p>2013-10-17 16:17:45</text:p>
          </table:table-cell>
          <table:table-cell office:value-type="string">
            <text:p>2013-10-17 16:21:18</text:p>
          </table:table-cell>
          <table:table-cell office:value-type="string">
            <text:p>179.209.37.3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table:style-name="Default"/>
          <table:table-cell table:number-columns-repeated="7"/>
          <table:table-cell table:style-name="ce21" office:value-type="string">
            <text:p>Coda</text:p>
          </table:table-cell>
          <table:table-cell office:value-type="string">
            <text:p>O processo, comecei a organizar melhor a estrutura do meu HTML, isso facilitou bastante na hora de finalizar ou transformar em conteúdo dinamico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538</text:p>
          </table:table-cell>
          <table:table-cell office:value-type="string">
            <text:p>2013-10-17 17:04:28</text:p>
          </table:table-cell>
          <table:table-cell office:value-type="string">
            <text:p>2013-10-17 17:18:05</text:p>
          </table:table-cell>
          <table:table-cell office:value-type="string">
            <text:p>186.220.131.24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Aprender javascript (estou começando), mudar de Dreamweaver para Sublime Text (mais leve, mais rápido, melhor)</text:p>
          </table:table-cell>
          <table:table-cell office:value-type="string">
            <text:p>oliveiralinester@gmail.com</text:p>
          </table:table-cell>
          <table:table-cell table:number-columns-repeated="156"/>
        </table:table-row>
        <table:table-row table:style-name="ro2">
          <table:table-cell office:value-type="string">
            <text:p>540</text:p>
          </table:table-cell>
          <table:table-cell office:value-type="string">
            <text:p>2013-10-17 17:42:42</text:p>
          </table:table-cell>
          <table:table-cell office:value-type="string">
            <text:p>2013-10-17 17:45:34</text:p>
          </table:table-cell>
          <table:table-cell office:value-type="string">
            <text:p>201.6.249.19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Emmet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Emmet + Sublime</text:p>
          </table:table-cell>
          <table:table-cell office:value-type="string">
            <text:p>rapha.guasta@gmail.com</text:p>
          </table:table-cell>
          <table:table-cell table:number-columns-repeated="156"/>
        </table:table-row>
        <table:table-row table:style-name="ro2">
          <table:table-cell office:value-type="string">
            <text:p>541</text:p>
          </table:table-cell>
          <table:table-cell office:value-type="string">
            <text:p>2013-10-17 17:46:02</text:p>
          </table:table-cell>
          <table:table-cell office:value-type="string">
            <text:p>2013-10-17 17:51:10</text:p>
          </table:table-cell>
          <table:table-cell office:value-type="string">
            <text:p>187.121.81.25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studar frameworks como Bootstrap e Foundation</text:p>
          </table:table-cell>
          <table:table-cell office:value-type="string">
            <text:p>danilo.muller.trevelin@gmail.com</text:p>
          </table:table-cell>
          <table:table-cell table:number-columns-repeated="156"/>
        </table:table-row>
        <table:table-row table:style-name="ro2">
          <table:table-cell office:value-type="string">
            <text:p>546</text:p>
          </table:table-cell>
          <table:table-cell office:value-type="string">
            <text:p>2013-10-17 19:03:43</text:p>
          </table:table-cell>
          <table:table-cell office:value-type="string">
            <text:p>2013-10-17 19:10:56</text:p>
          </table:table-cell>
          <table:table-cell office:value-type="string">
            <text:p>177.140.186.3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ocesso</text:p>
          </table:table-cell>
          <table:table-cell office:value-type="string">
            <text:p>fabiomrosa@gmail.com</text:p>
          </table:table-cell>
          <table:table-cell table:number-columns-repeated="156"/>
        </table:table-row>
        <table:table-row table:style-name="ro2">
          <table:table-cell office:value-type="string">
            <text:p>548</text:p>
          </table:table-cell>
          <table:table-cell office:value-type="string">
            <text:p>2013-10-17 20:23:24</text:p>
          </table:table-cell>
          <table:table-cell office:value-type="string">
            <text:p>2013-10-17 20:27:58</text:p>
          </table:table-cell>
          <table:table-cell office:value-type="string">
            <text:p>187.9.42.15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no momento nada a declarar</text:p>
          </table:table-cell>
          <table:table-cell office:value-type="string">
            <text:p>carlosbortoni@gmail.com</text:p>
          </table:table-cell>
          <table:table-cell table:number-columns-repeated="156"/>
        </table:table-row>
        <table:table-row table:style-name="ro2">
          <table:table-cell office:value-type="string">
            <text:p>550</text:p>
          </table:table-cell>
          <table:table-cell office:value-type="string">
            <text:p>2013-10-17 22:08:00</text:p>
          </table:table-cell>
          <table:table-cell office:value-type="string">
            <text:p>2013-10-17 22:17:02</text:p>
          </table:table-cell>
          <table:table-cell office:value-type="string">
            <text:p>189.27.19.140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Frameworks no e bibliotecas como SASS, Compass, suzy e LESS</text:p>
          </table:table-cell>
          <table:table-cell office:value-type="string">
            <text:p>saulommarques@gmail.com</text:p>
          </table:table-cell>
          <table:table-cell table:number-columns-repeated="156"/>
        </table:table-row>
        <table:table-row table:style-name="ro2">
          <table:table-cell office:value-type="string">
            <text:p>552</text:p>
          </table:table-cell>
          <table:table-cell office:value-type="string">
            <text:p>2013-10-17 22:36:14</text:p>
          </table:table-cell>
          <table:table-cell office:value-type="string">
            <text:p>2013-10-17 22:41:50</text:p>
          </table:table-cell>
          <table:table-cell office:value-type="string">
            <text:p>173.78.85.126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emmet, git e bootstrap</text:p>
          </table:table-cell>
          <table:table-cell office:value-type="string">
            <text:p>vitorboccio@gmail.com</text:p>
          </table:table-cell>
          <table:table-cell table:number-columns-repeated="156"/>
        </table:table-row>
        <table:table-row table:style-name="ro2">
          <table:table-cell office:value-type="string">
            <text:p>557</text:p>
          </table:table-cell>
          <table:table-cell office:value-type="string">
            <text:p>2013-10-18 00:37:11</text:p>
          </table:table-cell>
          <table:table-cell office:value-type="string">
            <text:p>2013-10-18 00:44:39</text:p>
          </table:table-cell>
          <table:table-cell office:value-type="string">
            <text:p>177.42.94.117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2"/>
          <table:table-cell table:style-name="ce21" office:value-type="string">
            <text:p>Remover comentários</text:p>
          </table:table-cell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so de frameworks</text:p>
          </table:table-cell>
          <table:table-cell office:value-type="string">
            <text:p>pedroaesouza@gmail.com</text:p>
          </table:table-cell>
          <table:table-cell table:number-columns-repeated="156"/>
        </table:table-row>
        <table:table-row table:style-name="ro2">
          <table:table-cell office:value-type="string">
            <text:p>560</text:p>
          </table:table-cell>
          <table:table-cell office:value-type="string">
            <text:p>2013-10-18 00:50:41</text:p>
          </table:table-cell>
          <table:table-cell office:value-type="string">
            <text:p>2013-10-18 00:56:00</text:p>
          </table:table-cell>
          <table:table-cell office:value-type="string">
            <text:p>200.137.194.194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/>
          <table:table-cell table:style-name="ce21" office:value-type="string">
            <text:p>Meteor</text:p>
          </table:table-cell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Lungo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Foi a mudança de workflow. Quando comecei a desenvolver utilizando o Yeoman + AngularJS, a qualidade aumentou exponencialmente.</text:p>
          </table:table-cell>
          <table:table-cell office:value-type="string">
            <text:p>jeanlucasdecarvalho@gmail.com</text:p>
          </table:table-cell>
          <table:table-cell table:number-columns-repeated="156"/>
        </table:table-row>
        <table:table-row table:style-name="ro2">
          <table:table-cell office:value-type="string">
            <text:p>570</text:p>
          </table:table-cell>
          <table:table-cell office:value-type="string">
            <text:p>2013-10-18 02:46:48</text:p>
          </table:table-cell>
          <table:table-cell office:value-type="string">
            <text:p>2013-10-18 02:53:18</text:p>
          </table:table-cell>
          <table:table-cell office:value-type="string">
            <text:p>200.19.250.253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Yo, Grunt, Bower</text:p>
          </table:table-cell>
          <table:table-cell office:value-type="string">
            <text:p>magno.biet@gmail.com</text:p>
          </table:table-cell>
          <table:table-cell table:number-columns-repeated="156"/>
        </table:table-row>
        <table:table-row table:style-name="ro3">
          <table:table-cell office:value-type="string">
            <text:p>576</text:p>
          </table:table-cell>
          <table:table-cell office:value-type="string">
            <text:p>2013-10-18 04:42:28</text:p>
          </table:table-cell>
          <table:table-cell office:value-type="string">
            <text:p>2013-10-18 04:52:03</text:p>
          </table:table-cell>
          <table:table-cell office:value-type="string">
            <text:p>177.34.82.15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 table:style-name="ce21" office:value-type="string">
            <text:p>custom</text:p>
          </table:table-cell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/>
          <table:table-cell table:style-name="ce21" office:value-type="string">
            <text:p>underscore</text:p>
          </table:table-cell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9"/>
          <table:table-cell table:style-name="Default"/>
          <table:table-cell table:number-columns-repeated="156"/>
        </table:table-row>
        <table:table-row table:style-name="ro2">
          <table:table-cell office:value-type="string">
            <text:p>581</text:p>
          </table:table-cell>
          <table:table-cell office:value-type="string">
            <text:p>2013-10-18 06:11:19</text:p>
          </table:table-cell>
          <table:table-cell office:value-type="string">
            <text:p>2013-10-18 06:15:16</text:p>
          </table:table-cell>
          <table:table-cell office:value-type="string">
            <text:p>177.158.157.146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Objeto Literal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/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6"/>
          <table:table-cell table:style-name="ce21" office:value-type="string">
            <text:p>TextMate</text:p>
          </table:table-cell>
          <table:table-cell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585</text:p>
          </table:table-cell>
          <table:table-cell office:value-type="string">
            <text:p>2013-10-18 14:14:04</text:p>
          </table:table-cell>
          <table:table-cell office:value-type="string">
            <text:p>2013-10-18 14:28:38</text:p>
          </table:table-cell>
          <table:table-cell office:value-type="string">
            <text:p>177.3.219.251</text:p>
          </table:table-cell>
          <table:table-cell office:value-type="string">
            <text:p>1</text:p>
          </table:table-cell>
          <table:table-cell office:value-type="string">
            <text:p>Mato Grosso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quisicao do Macbook</text:p>
          </table:table-cell>
          <table:table-cell office:value-type="string">
            <text:p>lksweb@gmail.com</text:p>
          </table:table-cell>
          <table:table-cell table:number-columns-repeated="156"/>
        </table:table-row>
        <table:table-row table:style-name="ro2">
          <table:table-cell office:value-type="string">
            <text:p>587</text:p>
          </table:table-cell>
          <table:table-cell office:value-type="string">
            <text:p>2013-10-18 16:24:44</text:p>
          </table:table-cell>
          <table:table-cell office:value-type="string">
            <text:p>2013-10-18 16:29:40</text:p>
          </table:table-cell>
          <table:table-cell office:value-type="string">
            <text:p>177.124.207.5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Vagrant e Docker</text:p>
          </table:table-cell>
          <table:table-cell office:value-type="string">
            <text:p>mbarbosa@gmail.com</text:p>
          </table:table-cell>
          <table:table-cell table:number-columns-repeated="156"/>
        </table:table-row>
        <table:table-row table:style-name="ro2">
          <table:table-cell office:value-type="string">
            <text:p>588</text:p>
          </table:table-cell>
          <table:table-cell office:value-type="string">
            <text:p>2013-10-18 16:34:18</text:p>
          </table:table-cell>
          <table:table-cell office:value-type="string">
            <text:p>2013-10-18 16:43:39</text:p>
          </table:table-cell>
          <table:table-cell office:value-type="string">
            <text:p>189.60.230.4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SEO</text:p>
          </table:table-cell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e algumas ferramentas tem contribuído bastante para alguns projetos que tenho feito. </text:p>
          </table:table-cell>
          <table:table-cell office:value-type="string">
            <text:p>werick.vieira@yahoo.com.br</text:p>
          </table:table-cell>
          <table:table-cell table:number-columns-repeated="156"/>
        </table:table-row>
        <table:table-row table:style-name="ro4">
          <table:table-cell office:value-type="string">
            <text:p>591</text:p>
          </table:table-cell>
          <table:table-cell office:value-type="string">
            <text:p>2013-10-18 19:03:48</text:p>
          </table:table-cell>
          <table:table-cell office:value-type="string">
            <text:p>2013-10-18 19:06:42</text:p>
          </table:table-cell>
          <table:table-cell office:value-type="string">
            <text:p>177.124.207.5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6"/>
          <table:table-cell table:style-name="Default"/>
          <table:table-cell table:number-columns-repeated="156"/>
        </table:table-row>
        <table:table-row table:style-name="ro2">
          <table:table-cell office:value-type="string">
            <text:p>595</text:p>
          </table:table-cell>
          <table:table-cell office:value-type="string">
            <text:p>2013-10-18 23:21:41</text:p>
          </table:table-cell>
          <table:table-cell office:value-type="string">
            <text:p>2013-10-18 23:25:13</text:p>
          </table:table-cell>
          <table:table-cell office:value-type="string">
            <text:p>189.26.255.218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Visual Studio/ TFS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Design responsivo</text:p>
          </table:table-cell>
          <table:table-cell office:value-type="string">
            <text:p>luansmm@gmail.com</text:p>
          </table:table-cell>
          <table:table-cell table:number-columns-repeated="156"/>
        </table:table-row>
        <table:table-row table:style-name="ro2">
          <table:table-cell office:value-type="string">
            <text:p>596</text:p>
          </table:table-cell>
          <table:table-cell office:value-type="string">
            <text:p>2013-10-18 23:28:13</text:p>
          </table:table-cell>
          <table:table-cell office:value-type="string">
            <text:p>2013-10-18 23:31:30</text:p>
          </table:table-cell>
          <table:table-cell office:value-type="string">
            <text:p>177.5.21.23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ublime+SASS</text:p>
          </table:table-cell>
          <table:table-cell office:value-type="string">
            <text:p>rubiaferdias@gmail.com</text:p>
          </table:table-cell>
          <table:table-cell table:number-columns-repeated="156"/>
        </table:table-row>
        <table:table-row table:style-name="ro2">
          <table:table-cell office:value-type="string">
            <text:p>597</text:p>
          </table:table-cell>
          <table:table-cell office:value-type="string">
            <text:p>2013-10-18 23:29:46</text:p>
          </table:table-cell>
          <table:table-cell office:value-type="string">
            <text:p>2013-10-18 23:35:11</text:p>
          </table:table-cell>
          <table:table-cell office:value-type="string">
            <text:p>179.208.62.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r CSS3 e HTML5 sem me preocupar com browsers antigos, utilizar o SASS.</text:p>
          </table:table-cell>
          <table:table-cell office:value-type="string">
            <text:p>andresouza4@gmail.com</text:p>
          </table:table-cell>
          <table:table-cell table:number-columns-repeated="156"/>
        </table:table-row>
        <table:table-row table:style-name="ro2">
          <table:table-cell office:value-type="string">
            <text:p>600</text:p>
          </table:table-cell>
          <table:table-cell office:value-type="string">
            <text:p>2013-10-18 23:34:51</text:p>
          </table:table-cell>
          <table:table-cell office:value-type="string">
            <text:p>2013-10-18 23:47:58</text:p>
          </table:table-cell>
          <table:table-cell office:value-type="string">
            <text:p>189.30.251.6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require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2"/>
          <table:table-cell table:style-name="ce21" office:value-type="string">
            <text:p>Sinon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Separar os componentes front-end da aplicação principal</text:p>
          </table:table-cell>
          <table:table-cell office:value-type="string">
            <text:p>braziljs@fagnermartins.com</text:p>
          </table:table-cell>
          <table:table-cell table:number-columns-repeated="156"/>
        </table:table-row>
        <table:table-row table:style-name="ro2">
          <table:table-cell office:value-type="string">
            <text:p>602</text:p>
          </table:table-cell>
          <table:table-cell office:value-type="string">
            <text:p>2013-10-18 23:36:13</text:p>
          </table:table-cell>
          <table:table-cell office:value-type="string">
            <text:p>2013-10-18 23:40:05</text:p>
          </table:table-cell>
          <table:table-cell office:value-type="string">
            <text:p>189.68.138.10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etBeans 7.3</text:p>
          </table:table-cell>
          <table:table-cell office:value-type="string">
            <text:p>Utilização do GIT para controle de versão.</text:p>
          </table:table-cell>
          <table:table-cell office:value-type="string">
            <text:p>raphael_agneli@hotmail.com</text:p>
          </table:table-cell>
          <table:table-cell table:number-columns-repeated="156"/>
        </table:table-row>
        <table:table-row table:style-name="ro2">
          <table:table-cell office:value-type="string">
            <text:p>604</text:p>
          </table:table-cell>
          <table:table-cell office:value-type="string">
            <text:p>2013-10-18 23:38:50</text:p>
          </table:table-cell>
          <table:table-cell office:value-type="string">
            <text:p>2013-10-18 23:44:22</text:p>
          </table:table-cell>
          <table:table-cell office:value-type="string">
            <text:p>189.89.44.12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/>
          <table:table-cell table:style-name="ce21" office:value-type="string">
            <text:p>Ext.js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605</text:p>
          </table:table-cell>
          <table:table-cell office:value-type="string">
            <text:p>2013-10-18 23:48:15</text:p>
          </table:table-cell>
          <table:table-cell office:value-type="string">
            <text:p>2013-10-18 23:58:11</text:p>
          </table:table-cell>
          <table:table-cell office:value-type="string">
            <text:p>200.194.97.3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javascript puro</text:p>
          </table:table-cell>
          <table:table-cell office:value-type="string">
            <text:p>dancasttro@gmail.com</text:p>
          </table:table-cell>
          <table:table-cell table:number-columns-repeated="156"/>
        </table:table-row>
        <table:table-row table:style-name="ro2">
          <table:table-cell office:value-type="string">
            <text:p>606</text:p>
          </table:table-cell>
          <table:table-cell office:value-type="string">
            <text:p>2013-10-18 23:49:57</text:p>
          </table:table-cell>
          <table:table-cell office:value-type="string">
            <text:p>2013-10-18 23:55:59</text:p>
          </table:table-cell>
          <table:table-cell office:value-type="string">
            <text:p>186.192.87.6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6"/>
          <table:table-cell table:style-name="ce21" office:value-type="string">
            <text:p>TextMate</text:p>
          </table:table-cell>
          <table:table-cell/>
          <table:table-cell office:value-type="string">
            <text:p>O fato dos desenvolvedores olharem com mais maturidade para a parte client-side, especialmente para o JS</text:p>
          </table:table-cell>
          <table:table-cell office:value-type="string">
            <text:p>reginaldo.rms@gmail.com</text:p>
          </table:table-cell>
          <table:table-cell table:number-columns-repeated="156"/>
        </table:table-row>
        <table:table-row table:style-name="ro2">
          <table:table-cell office:value-type="string">
            <text:p>607</text:p>
          </table:table-cell>
          <table:table-cell office:value-type="string">
            <text:p>2013-10-18 23:50:07</text:p>
          </table:table-cell>
          <table:table-cell office:value-type="string">
            <text:p>2013-10-19 00:01:30</text:p>
          </table:table-cell>
          <table:table-cell office:value-type="string">
            <text:p>189.112.39.13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Task Runners, como o Grunt.js. Com isso consigo automatizar e acelerar o meu processo de desenvolvimento e deploy em cerca de 30%.</text:p>
          </table:table-cell>
          <table:table-cell office:value-type="string">
            <text:p>marcosvmmoura@gmail.com</text:p>
          </table:table-cell>
          <table:table-cell table:number-columns-repeated="156"/>
        </table:table-row>
        <table:table-row table:style-name="ro2">
          <table:table-cell office:value-type="string">
            <text:p>617</text:p>
          </table:table-cell>
          <table:table-cell office:value-type="string">
            <text:p>2013-10-19 00:09:43</text:p>
          </table:table-cell>
          <table:table-cell office:value-type="string">
            <text:p>2013-10-19 00:12:55</text:p>
          </table:table-cell>
          <table:table-cell office:value-type="string">
            <text:p>200.198.212.36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ocesso</text:p>
          </table:table-cell>
          <table:table-cell office:value-type="string">
            <text:p>kadusnt@gmail.com</text:p>
          </table:table-cell>
          <table:table-cell table:number-columns-repeated="156"/>
        </table:table-row>
        <table:table-row table:style-name="ro2">
          <table:table-cell office:value-type="string">
            <text:p>618</text:p>
          </table:table-cell>
          <table:table-cell office:value-type="string">
            <text:p>2013-10-19 00:20:47</text:p>
          </table:table-cell>
          <table:table-cell office:value-type="string">
            <text:p>2013-10-19 00:29:47</text:p>
          </table:table-cell>
          <table:table-cell office:value-type="string">
            <text:p>186.232.226.11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Bootstrap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primir imagens e utilizar framework</text:p>
          </table:table-cell>
          <table:table-cell office:value-type="string">
            <text:p>matheusilario@gmail.com</text:p>
          </table:table-cell>
          <table:table-cell table:number-columns-repeated="156"/>
        </table:table-row>
        <table:table-row table:style-name="ro2">
          <table:table-cell office:value-type="string">
            <text:p>619</text:p>
          </table:table-cell>
          <table:table-cell office:value-type="string">
            <text:p>2013-10-19 00:23:42</text:p>
          </table:table-cell>
          <table:table-cell office:value-type="string">
            <text:p>2013-10-19 00:29:23</text:p>
          </table:table-cell>
          <table:table-cell office:value-type="string">
            <text:p>187.107.10.22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Ruby Gems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3"/>
          <table:table-cell table:style-name="ce21" office:value-type="string">
            <text:p>Cake</text:p>
          </table:table-cell>
          <table:table-cell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Linguagens e processo</text:p>
          </table:table-cell>
          <table:table-cell office:value-type="string">
            <text:p>jeanccarloemer@gmail.com</text:p>
          </table:table-cell>
          <table:table-cell table:number-columns-repeated="156"/>
        </table:table-row>
        <table:table-row table:style-name="ro2">
          <table:table-cell office:value-type="string">
            <text:p>621</text:p>
          </table:table-cell>
          <table:table-cell office:value-type="string">
            <text:p>2013-10-19 00:33:37</text:p>
          </table:table-cell>
          <table:table-cell office:value-type="string">
            <text:p>2013-10-19 00:38:56</text:p>
          </table:table-cell>
          <table:table-cell office:value-type="string">
            <text:p>177.97.121.16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rticipei de vários cursos online aos quais identifiquei melhorias em processos que acabei aderindo. Troquei para o sublime e instalei vários plugins que visam melhorar o código que escrevo. E estou estudando para utilizar o que os grandes desenvolvedores da atualidade também usam</text:p>
          </table:table-cell>
          <table:table-cell office:value-type="string">
            <text:p>giannesdabrun@hotmail.com</text:p>
          </table:table-cell>
          <table:table-cell table:number-columns-repeated="156"/>
        </table:table-row>
        <table:table-row table:style-name="ro2">
          <table:table-cell office:value-type="string">
            <text:p>622</text:p>
          </table:table-cell>
          <table:table-cell office:value-type="string">
            <text:p>2013-10-19 00:35:43</text:p>
          </table:table-cell>
          <table:table-cell office:value-type="string">
            <text:p>2013-10-19 00:40:40</text:p>
          </table:table-cell>
          <table:table-cell office:value-type="string">
            <text:p>189.20.201.6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style-name="ce21" office:value-type="string">
            <text:p>Make</text:p>
          </table:table-cell>
          <table:table-cell table:number-columns-repeated="2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ensar na experiência do usuário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624</text:p>
          </table:table-cell>
          <table:table-cell office:value-type="string">
            <text:p>2013-10-19 00:40:04</text:p>
          </table:table-cell>
          <table:table-cell office:value-type="string">
            <text:p>2013-10-19 00:45:01</text:p>
          </table:table-cell>
          <table:table-cell office:value-type="string">
            <text:p>201.73.46.1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/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A evolução dos browsers na prática, ou seja, os usuarios finais usando versoes mais recentes e browsers bons, frequentemente atualizados.</text:p>
          </table:table-cell>
          <table:table-cell office:value-type="string">
            <text:p>slopes@gmail.com</text:p>
          </table:table-cell>
          <table:table-cell table:number-columns-repeated="156"/>
        </table:table-row>
        <table:table-row table:style-name="ro2">
          <table:table-cell office:value-type="string">
            <text:p>625</text:p>
          </table:table-cell>
          <table:table-cell office:value-type="string">
            <text:p>2013-10-19 01:11:27</text:p>
          </table:table-cell>
          <table:table-cell office:value-type="string">
            <text:p>2013-10-19 01:27:17</text:p>
          </table:table-cell>
          <table:table-cell office:value-type="string">
            <text:p>186.192.87.8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5"/>
          <table:table-cell table:style-name="ce21" office:value-type="string">
            <text:p>Emacs</text:p>
          </table:table-cell>
          <table:table-cell table:number-columns-repeated="2"/>
          <table:table-cell office:value-type="string">
            <text:p>Browsers suportando CSS3, HTML5, etc</text:p>
          </table:table-cell>
          <table:table-cell office:value-type="string">
            <text:p>av.anselmo@gmail.com</text:p>
          </table:table-cell>
          <table:table-cell table:number-columns-repeated="156"/>
        </table:table-row>
        <table:table-row table:style-name="ro2">
          <table:table-cell office:value-type="string">
            <text:p>628</text:p>
          </table:table-cell>
          <table:table-cell office:value-type="string">
            <text:p>2013-10-19 01:37:55</text:p>
          </table:table-cell>
          <table:table-cell office:value-type="string">
            <text:p>2013-10-19 01:47:28</text:p>
          </table:table-cell>
          <table:table-cell office:value-type="string">
            <text:p>201.37.69.248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/>
          <table:table-cell table:style-name="ce21" office:value-type="string">
            <text:p>uranium,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7"/>
          <table:table-cell table:style-name="ce21" office:value-type="string">
            <text:p>yeoman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3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e pré-processadores e ferramentas de automatização</text:p>
          </table:table-cell>
          <table:table-cell office:value-type="string">
            <text:p>this@douglashipolito.com</text:p>
          </table:table-cell>
          <table:table-cell table:number-columns-repeated="156"/>
        </table:table-row>
        <table:table-row table:style-name="ro2">
          <table:table-cell office:value-type="string">
            <text:p>630</text:p>
          </table:table-cell>
          <table:table-cell office:value-type="string">
            <text:p>2013-10-19 01:45:29</text:p>
          </table:table-cell>
          <table:table-cell office:value-type="string">
            <text:p>2013-10-19 01:51:18</text:p>
          </table:table-cell>
          <table:table-cell office:value-type="string">
            <text:p>179.218.167.20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Inicio de ferramenta de automação como o Grunt e Pre-processadores</text:p>
          </table:table-cell>
          <table:table-cell office:value-type="string">
            <text:p>luanmt@gmail.com</text:p>
          </table:table-cell>
          <table:table-cell table:number-columns-repeated="156"/>
        </table:table-row>
        <table:table-row table:style-name="ro2">
          <table:table-cell office:value-type="string">
            <text:p>631</text:p>
          </table:table-cell>
          <table:table-cell office:value-type="string">
            <text:p>2013-10-19 01:56:52</text:p>
          </table:table-cell>
          <table:table-cell office:value-type="string">
            <text:p>2013-10-19 02:07:32</text:p>
          </table:table-cell>
          <table:table-cell office:value-type="string">
            <text:p>177.70.78.52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633</text:p>
          </table:table-cell>
          <table:table-cell office:value-type="string">
            <text:p>2013-10-19 03:17:10</text:p>
          </table:table-cell>
          <table:table-cell office:value-type="string">
            <text:p>2013-10-19 03:26:48</text:p>
          </table:table-cell>
          <table:table-cell office:value-type="string">
            <text:p>201.76.161.14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Organização do js e utilização de templates html.</text:p>
          </table:table-cell>
          <table:table-cell office:value-type="string">
            <text:p>charlescarrari@gmail.com</text:p>
          </table:table-cell>
          <table:table-cell table:number-columns-repeated="156"/>
        </table:table-row>
        <table:table-row table:style-name="ro2">
          <table:table-cell office:value-type="string">
            <text:p>635</text:p>
          </table:table-cell>
          <table:table-cell office:value-type="string">
            <text:p>2013-10-19 03:36:50</text:p>
          </table:table-cell>
          <table:table-cell office:value-type="string">
            <text:p>2013-10-19 03:40:43</text:p>
          </table:table-cell>
          <table:table-cell office:value-type="string">
            <text:p>189.100.85.3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Yeoman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aticar o DRY CSS</text:p>
          </table:table-cell>
          <table:table-cell office:value-type="string">
            <text:p>valmirmarketing@gmail.com</text:p>
          </table:table-cell>
          <table:table-cell table:number-columns-repeated="156"/>
        </table:table-row>
        <table:table-row table:style-name="ro2">
          <table:table-cell office:value-type="string">
            <text:p>636</text:p>
          </table:table-cell>
          <table:table-cell office:value-type="string">
            <text:p>2013-10-19 03:48:22</text:p>
          </table:table-cell>
          <table:table-cell office:value-type="string">
            <text:p>2013-10-19 03:57:33</text:p>
          </table:table-cell>
          <table:table-cell office:value-type="string">
            <text:p>177.182.216.203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coffee script's do, Module (github fnando)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2"/>
          <table:table-cell table:style-name="ce21" office:value-type="string">
            <text:p>bundler</text:p>
          </table:table-cell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Ant</text:p>
          </table:table-cell>
          <table:table-cell/>
          <table:table-cell table:style-name="ce21" office:value-type="string">
            <text:p>Cake</text:p>
          </table:table-cell>
          <table:table-cell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3"/>
          <table:table-cell table:style-name="ce21" office:value-type="string">
            <text:p>jquery template</text:p>
          </table:table-cell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realizar testes e modularizar</text:p>
          </table:table-cell>
          <table:table-cell office:value-type="string">
            <text:p>ramoncaldeira_328@hotmail.com</text:p>
          </table:table-cell>
          <table:table-cell table:number-columns-repeated="156"/>
        </table:table-row>
        <table:table-row table:style-name="ro2">
          <table:table-cell office:value-type="string">
            <text:p>638</text:p>
          </table:table-cell>
          <table:table-cell office:value-type="string">
            <text:p>2013-10-19 04:34:26</text:p>
          </table:table-cell>
          <table:table-cell office:value-type="string">
            <text:p>2013-10-19 05:11:22</text:p>
          </table:table-cell>
          <table:table-cell office:value-type="string">
            <text:p>187.10.120.25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2"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2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3"/>
          <table:table-cell table:style-name="ce21" office:value-type="string">
            <text:p>VI / VIM</text:p>
          </table:table-cell>
          <table:table-cell table:number-columns-repeated="3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639</text:p>
          </table:table-cell>
          <table:table-cell office:value-type="string">
            <text:p>2013-10-19 04:35:18</text:p>
          </table:table-cell>
          <table:table-cell office:value-type="string">
            <text:p>2013-10-19 04:39:56</text:p>
          </table:table-cell>
          <table:table-cell office:value-type="string">
            <text:p>189.83.137.4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não utilizar frameworks</text:p>
          </table:table-cell>
          <table:table-cell office:value-type="string">
            <text:p>leonardopp2009@oi.com.br</text:p>
          </table:table-cell>
          <table:table-cell table:number-columns-repeated="156"/>
        </table:table-row>
        <table:table-row table:style-name="ro2">
          <table:table-cell office:value-type="string">
            <text:p>640</text:p>
          </table:table-cell>
          <table:table-cell office:value-type="string">
            <text:p>2013-10-19 04:48:39</text:p>
          </table:table-cell>
          <table:table-cell office:value-type="string">
            <text:p>2013-10-19 05:23:08</text:p>
          </table:table-cell>
          <table:table-cell office:value-type="string">
            <text:p>187.15.109.6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jquery mobile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/>
          <table:table-cell table:style-name="ce21" office:value-type="string">
            <text:p>RTC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Pré-processadores css</text:p>
          </table:table-cell>
          <table:table-cell office:value-type="string">
            <text:p>rodrigolemosoliveira@gmail.com</text:p>
          </table:table-cell>
          <table:table-cell table:number-columns-repeated="156"/>
        </table:table-row>
        <table:table-row table:style-name="ro2">
          <table:table-cell office:value-type="string">
            <text:p>641</text:p>
          </table:table-cell>
          <table:table-cell office:value-type="string">
            <text:p>2013-10-19 05:01:54</text:p>
          </table:table-cell>
          <table:table-cell office:value-type="string">
            <text:p>2013-10-19 05:07:12</text:p>
          </table:table-cell>
          <table:table-cell office:value-type="string">
            <text:p>177.134.76.38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próprio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próprio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udança no processo de desenvolvimento, com testes integrados, CI, Jenkins e automação com Grunt.</text:p>
          </table:table-cell>
          <table:table-cell office:value-type="string">
            <text:p>jayalemao@gmail.com</text:p>
          </table:table-cell>
          <table:table-cell table:number-columns-repeated="156"/>
        </table:table-row>
        <table:table-row table:style-name="ro2">
          <table:table-cell office:value-type="string">
            <text:p>647</text:p>
          </table:table-cell>
          <table:table-cell office:value-type="string">
            <text:p>2013-10-19 05:48:36</text:p>
          </table:table-cell>
          <table:table-cell office:value-type="string">
            <text:p>2013-10-19 06:00:36</text:p>
          </table:table-cell>
          <table:table-cell office:value-type="string">
            <text:p>177.98.195.131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Reuso de componentes</text:p>
          </table:table-cell>
          <table:table-cell office:value-type="string">
            <text:p>reginaldosherman@hotmail.com</text:p>
          </table:table-cell>
          <table:table-cell table:number-columns-repeated="156"/>
        </table:table-row>
        <table:table-row table:style-name="ro2">
          <table:table-cell office:value-type="string">
            <text:p>648</text:p>
          </table:table-cell>
          <table:table-cell office:value-type="string">
            <text:p>2013-10-19 06:06:23</text:p>
          </table:table-cell>
          <table:table-cell office:value-type="string">
            <text:p>2013-10-19 06:14:27</text:p>
          </table:table-cell>
          <table:table-cell office:value-type="string">
            <text:p>189.35.153.12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651</text:p>
          </table:table-cell>
          <table:table-cell office:value-type="string">
            <text:p>2013-10-19 08:44:59</text:p>
          </table:table-cell>
          <table:table-cell office:value-type="string">
            <text:p>2013-10-19 08:49:38</text:p>
          </table:table-cell>
          <table:table-cell office:value-type="string">
            <text:p>189.25.219.2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Bootstrap</text:p>
          </table:table-cell>
          <table:table-cell office:value-type="string">
            <text:p>jaguarnet7@gmail.com</text:p>
          </table:table-cell>
          <table:table-cell table:number-columns-repeated="156"/>
        </table:table-row>
        <table:table-row table:style-name="ro2">
          <table:table-cell office:value-type="string">
            <text:p>655</text:p>
          </table:table-cell>
          <table:table-cell office:value-type="string">
            <text:p>2013-10-19 14:03:29</text:p>
          </table:table-cell>
          <table:table-cell office:value-type="string">
            <text:p>2013-10-19 14:13:53</text:p>
          </table:table-cell>
          <table:table-cell office:value-type="string">
            <text:p>179.178.41.138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html5, que revolucionou o jeito de fazer front-end. E também o Node.js que revolucionou o mundo Javascript, possibilitando muitas coisas que nem pensávamos antes.</text:p>
          </table:table-cell>
          <table:table-cell office:value-type="string">
            <text:p>wpaostra@gmail.com</text:p>
          </table:table-cell>
          <table:table-cell table:number-columns-repeated="156"/>
        </table:table-row>
        <table:table-row table:style-name="ro3">
          <table:table-cell office:value-type="string">
            <text:p>657</text:p>
          </table:table-cell>
          <table:table-cell office:value-type="string">
            <text:p>2013-10-19 14:37:25</text:p>
          </table:table-cell>
          <table:table-cell office:value-type="string">
            <text:p>2013-10-19 14:44:15</text:p>
          </table:table-cell>
          <table:table-cell office:value-type="string">
            <text:p>189.64.106.236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ode.JS</text:p>
            <text:p>Grunt</text:p>
            <text:p>*Designer ruim demitido :-)*</text:p>
          </table:table-cell>
          <table:table-cell office:value-type="string">
            <text:p>willy.camargo11@gmail.com</text:p>
          </table:table-cell>
          <table:table-cell table:number-columns-repeated="156"/>
        </table:table-row>
        <table:table-row table:style-name="ro2">
          <table:table-cell office:value-type="string">
            <text:p>659</text:p>
          </table:table-cell>
          <table:table-cell office:value-type="string">
            <text:p>2013-10-19 15:13:57</text:p>
          </table:table-cell>
          <table:table-cell office:value-type="string">
            <text:p>2013-10-19 15:26:10</text:p>
          </table:table-cell>
          <table:table-cell office:value-type="string">
            <text:p>186.193.112.7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r Grunt para automatizar, e pré-processar CSS com SASS</text:p>
          </table:table-cell>
          <table:table-cell office:value-type="string">
            <text:p>vagnervjs@gmail.com</text:p>
          </table:table-cell>
          <table:table-cell table:number-columns-repeated="156"/>
        </table:table-row>
        <table:table-row table:style-name="ro2">
          <table:table-cell office:value-type="string">
            <text:p>660</text:p>
          </table:table-cell>
          <table:table-cell office:value-type="string">
            <text:p>2013-10-19 18:27:40</text:p>
          </table:table-cell>
          <table:table-cell office:value-type="string">
            <text:p>2013-10-19 18:32:33</text:p>
          </table:table-cell>
          <table:table-cell office:value-type="string">
            <text:p>189.27.191.144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Compass, framework Sass que possui uma funcionalidade de sprites que poupa muito trabalho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663</text:p>
          </table:table-cell>
          <table:table-cell office:value-type="string">
            <text:p>2013-10-19 20:51:01</text:p>
          </table:table-cell>
          <table:table-cell office:value-type="string">
            <text:p>2013-10-19 20:57:11</text:p>
          </table:table-cell>
          <table:table-cell office:value-type="string">
            <text:p>177.130.219.176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ssei a utilizar o Sublime Text, um ótimo editor que não largo mais.</text:p>
          </table:table-cell>
          <table:table-cell office:value-type="string">
            <text:p>lucianobragagroairas@gmail.com</text:p>
          </table:table-cell>
          <table:table-cell table:number-columns-repeated="156"/>
        </table:table-row>
        <table:table-row table:style-name="ro2">
          <table:table-cell office:value-type="string">
            <text:p>665</text:p>
          </table:table-cell>
          <table:table-cell office:value-type="string">
            <text:p>2013-10-20 00:06:24</text:p>
          </table:table-cell>
          <table:table-cell office:value-type="string">
            <text:p>2013-10-20 00:11:10</text:p>
          </table:table-cell>
          <table:table-cell office:value-type="string">
            <text:p>177.17.124.5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nettus fetch</text:p>
          </table:table-cell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666</text:p>
          </table:table-cell>
          <table:table-cell office:value-type="string">
            <text:p>2013-10-20 00:46:02</text:p>
          </table:table-cell>
          <table:table-cell office:value-type="string">
            <text:p>2013-10-20 00:50:23</text:p>
          </table:table-cell>
          <table:table-cell office:value-type="string">
            <text:p>177.10.3.152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668</text:p>
          </table:table-cell>
          <table:table-cell office:value-type="string">
            <text:p>2013-10-20 02:20:00</text:p>
          </table:table-cell>
          <table:table-cell office:value-type="string">
            <text:p>2013-10-20 02:50:19</text:p>
          </table:table-cell>
          <table:table-cell office:value-type="string">
            <text:p>177.112.99.6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ublime text e LESS</text:p>
          </table:table-cell>
          <table:table-cell office:value-type="string">
            <text:p>rfl.gentil@gmail.com</text:p>
          </table:table-cell>
          <table:table-cell table:number-columns-repeated="156"/>
        </table:table-row>
        <table:table-row table:style-name="ro2">
          <table:table-cell office:value-type="string">
            <text:p>669</text:p>
          </table:table-cell>
          <table:table-cell office:value-type="string">
            <text:p>2013-10-20 04:33:25</text:p>
          </table:table-cell>
          <table:table-cell office:value-type="string">
            <text:p>2013-10-20 04:41:46</text:p>
          </table:table-cell>
          <table:table-cell office:value-type="string">
            <text:p>189.120.135.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ntrole de versão quando existem um time trabalhando no mesmo projeto. E testes de js.</text:p>
          </table:table-cell>
          <table:table-cell office:value-type="string">
            <text:p>vanessametonini@gmail.com</text:p>
          </table:table-cell>
          <table:table-cell table:number-columns-repeated="156"/>
        </table:table-row>
        <table:table-row table:style-name="ro2">
          <table:table-cell office:value-type="string">
            <text:p>696</text:p>
          </table:table-cell>
          <table:table-cell office:value-type="string">
            <text:p>2013-10-20 07:37:59</text:p>
          </table:table-cell>
          <table:table-cell office:value-type="string">
            <text:p>2013-10-20 07:49:54</text:p>
          </table:table-cell>
          <table:table-cell office:value-type="string">
            <text:p>189.81.77.236</text:p>
          </table:table-cell>
          <table:table-cell office:value-type="string">
            <text:p>1</text:p>
          </table:table-cell>
          <table:table-cell office:value-type="string">
            <text:p>P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/>
          <table:table-cell table:style-name="ce21" office:value-type="string">
            <text:p>Volo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/>
          <table:table-cell table:style-name="ce21" office:value-type="string">
            <text:p>Sinon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Desenvolvimento Responsivo</text:p>
          </table:table-cell>
          <table:table-cell office:value-type="string">
            <text:p>thiagoreis200@gmail.com</text:p>
          </table:table-cell>
          <table:table-cell table:number-columns-repeated="156"/>
        </table:table-row>
        <table:table-row table:style-name="ro2">
          <table:table-cell office:value-type="string">
            <text:p>702</text:p>
          </table:table-cell>
          <table:table-cell office:value-type="string">
            <text:p>2013-10-20 13:24:39</text:p>
          </table:table-cell>
          <table:table-cell office:value-type="string">
            <text:p>2013-10-20 13:31:07</text:p>
          </table:table-cell>
          <table:table-cell office:value-type="string">
            <text:p>179.206.97.3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/>
          <table:table-cell table:style-name="ce21" office:value-type="string">
            <text:p>Pessoal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Yeoman!</text:p>
          </table:table-cell>
          <table:table-cell office:value-type="string">
            <text:p>abensur7@gmail.com</text:p>
          </table:table-cell>
          <table:table-cell table:number-columns-repeated="156"/>
        </table:table-row>
        <table:table-row table:style-name="ro2">
          <table:table-cell office:value-type="string">
            <text:p>704</text:p>
          </table:table-cell>
          <table:table-cell office:value-type="string">
            <text:p>2013-10-20 14:23:49</text:p>
          </table:table-cell>
          <table:table-cell office:value-type="string">
            <text:p>2013-10-20 14:40:55</text:p>
          </table:table-cell>
          <table:table-cell office:value-type="string">
            <text:p>200.146.114.21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eria que mudei para restful</text:p>
          </table:table-cell>
          <table:table-cell office:value-type="string">
            <text:p>maycon77@hotmail.com</text:p>
          </table:table-cell>
          <table:table-cell table:number-columns-repeated="156"/>
        </table:table-row>
        <table:table-row table:style-name="ro2">
          <table:table-cell office:value-type="string">
            <text:p>708</text:p>
          </table:table-cell>
          <table:table-cell office:value-type="string">
            <text:p>2013-10-20 16:50:37</text:p>
          </table:table-cell>
          <table:table-cell office:value-type="string">
            <text:p>2013-10-20 16:56:32</text:p>
          </table:table-cell>
          <table:table-cell office:value-type="string">
            <text:p>201.82.142.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uso do LESS</text:p>
          </table:table-cell>
          <table:table-cell office:value-type="string">
            <text:p>glrm1991@gmail.com</text:p>
          </table:table-cell>
          <table:table-cell table:number-columns-repeated="156"/>
        </table:table-row>
        <table:table-row table:style-name="ro2">
          <table:table-cell office:value-type="string">
            <text:p>709</text:p>
          </table:table-cell>
          <table:table-cell office:value-type="string">
            <text:p>2013-10-20 19:02:37</text:p>
          </table:table-cell>
          <table:table-cell office:value-type="string">
            <text:p>2013-10-20 19:07:01</text:p>
          </table:table-cell>
          <table:table-cell office:value-type="string">
            <text:p>177.17.39.8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ableless</text:p>
          </table:table-cell>
          <table:table-cell office:value-type="string">
            <text:p>victorcaldas@gmail.com</text:p>
          </table:table-cell>
          <table:table-cell table:number-columns-repeated="156"/>
        </table:table-row>
        <table:table-row table:style-name="ro2">
          <table:table-cell office:value-type="string">
            <text:p>713</text:p>
          </table:table-cell>
          <table:table-cell office:value-type="string">
            <text:p>2013-10-20 20:39:35</text:p>
          </table:table-cell>
          <table:table-cell office:value-type="string">
            <text:p>2013-10-20 21:12:01</text:p>
          </table:table-cell>
          <table:table-cell office:value-type="string">
            <text:p>177.42.80.20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ferramentas</text:p>
          </table:table-cell>
          <table:table-cell office:value-type="string">
            <text:p>hegler87@gmail.com</text:p>
          </table:table-cell>
          <table:table-cell table:number-columns-repeated="156"/>
        </table:table-row>
        <table:table-row table:style-name="ro2">
          <table:table-cell office:value-type="string">
            <text:p>718</text:p>
          </table:table-cell>
          <table:table-cell office:value-type="string">
            <text:p>2013-10-20 22:03:17</text:p>
          </table:table-cell>
          <table:table-cell office:value-type="string">
            <text:p>2013-10-20 22:06:38</text:p>
          </table:table-cell>
          <table:table-cell office:value-type="string">
            <text:p>189.69.235.6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m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724</text:p>
          </table:table-cell>
          <table:table-cell office:value-type="string">
            <text:p>2013-10-21 01:46:48</text:p>
          </table:table-cell>
          <table:table-cell office:value-type="string">
            <text:p>2013-10-21 01:51:28</text:p>
          </table:table-cell>
          <table:table-cell office:value-type="string">
            <text:p>189.6.139.207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grid css 960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tilização de POO com Javascript, estruturação do código em classes.</text:p>
          </table:table-cell>
          <table:table-cell office:value-type="string">
            <text:p>marcielribeirotorres@gmail.com</text:p>
          </table:table-cell>
          <table:table-cell table:number-columns-repeated="156"/>
        </table:table-row>
        <table:table-row table:style-name="ro2">
          <table:table-cell office:value-type="string">
            <text:p>728</text:p>
          </table:table-cell>
          <table:table-cell office:value-type="string">
            <text:p>2013-10-21 02:35:38</text:p>
          </table:table-cell>
          <table:table-cell office:value-type="string">
            <text:p>2013-10-21 02:39:28</text:p>
          </table:table-cell>
          <table:table-cell office:value-type="string">
            <text:p>189.106.252.4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udança de SVN pra GIT</text:p>
          </table:table-cell>
          <table:table-cell office:value-type="string">
            <text:p>thiag.q@gmail.com</text:p>
          </table:table-cell>
          <table:table-cell table:number-columns-repeated="156"/>
        </table:table-row>
        <table:table-row table:style-name="ro2">
          <table:table-cell office:value-type="string">
            <text:p>730</text:p>
          </table:table-cell>
          <table:table-cell office:value-type="string">
            <text:p>2013-10-21 02:53:31</text:p>
          </table:table-cell>
          <table:table-cell office:value-type="string">
            <text:p>2013-10-21 02:59:08</text:p>
          </table:table-cell>
          <table:table-cell office:value-type="string">
            <text:p>186.213.253.137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735</text:p>
          </table:table-cell>
          <table:table-cell office:value-type="string">
            <text:p>2013-10-21 10:34:53</text:p>
          </table:table-cell>
          <table:table-cell office:value-type="string">
            <text:p>2013-10-21 10:38:30</text:p>
          </table:table-cell>
          <table:table-cell office:value-type="string">
            <text:p>186.205.139.22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736</text:p>
          </table:table-cell>
          <table:table-cell office:value-type="string">
            <text:p>2013-10-21 11:49:35</text:p>
          </table:table-cell>
          <table:table-cell office:value-type="string">
            <text:p>2013-10-21 11:53:39</text:p>
          </table:table-cell>
          <table:table-cell office:value-type="string">
            <text:p>187.108.17.6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Utilização do framework twitter bootstrap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737</text:p>
          </table:table-cell>
          <table:table-cell office:value-type="string">
            <text:p>2013-10-21 12:00:34</text:p>
          </table:table-cell>
          <table:table-cell office:value-type="string">
            <text:p>2013-10-21 12:10:44</text:p>
          </table:table-cell>
          <table:table-cell office:value-type="string">
            <text:p>189.71.203.112</text:p>
          </table:table-cell>
          <table:table-cell office:value-type="string">
            <text:p>1</text:p>
          </table:table-cell>
          <table:table-cell office:value-type="string">
            <text:p>Sergipe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formee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zend studio</text:p>
          </table:table-cell>
          <table:table-cell office:value-type="string">
            <text:p>Seguir padronizações, unir arquivos js e css, utilizar html5 com a semântica correta, estudar mais html5 e css3.</text:p>
          </table:table-cell>
          <table:table-cell office:value-type="string">
            <text:p>fernando.amdrade@gmail.com</text:p>
          </table:table-cell>
          <table:table-cell table:number-columns-repeated="156"/>
        </table:table-row>
        <table:table-row table:style-name="ro2">
          <table:table-cell office:value-type="string">
            <text:p>741</text:p>
          </table:table-cell>
          <table:table-cell office:value-type="string">
            <text:p>2013-10-21 13:06:14</text:p>
          </table:table-cell>
          <table:table-cell office:value-type="string">
            <text:p>2013-10-21 21:46:42</text:p>
          </table:table-cell>
          <table:table-cell office:value-type="string">
            <text:p>200.163.30.194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table:style-name="Default"/>
          <table:table-cell table:style-name="ce21" office:value-type="string">
            <text:p>Front e Back</text:p>
          </table:table-cell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Desenvolvimento de um framework php próprio ao meu método de trabalho</text:p>
          </table:table-cell>
          <table:table-cell table:style-name="Default"/>
          <table:table-cell table:number-columns-repeated="156"/>
        </table:table-row>
        <table:table-row table:style-name="ro4">
          <table:table-cell office:value-type="string">
            <text:p>742</text:p>
          </table:table-cell>
          <table:table-cell office:value-type="string">
            <text:p>2013-10-21 13:09:05</text:p>
          </table:table-cell>
          <table:table-cell office:value-type="string">
            <text:p>2013-10-21 13:17:20</text:p>
          </table:table-cell>
          <table:table-cell office:value-type="string">
            <text:p>177.46.138.7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que melhorou a qualidade dos meus projetos foi trabalhar com css modular e mobile-first.</text:p>
            <text:p>Além do desenvolvimento em rails onde abriu minha mente.</text:p>
          </table:table-cell>
          <table:table-cell office:value-type="string">
            <text:p>juliane.albq@gmail.com</text:p>
          </table:table-cell>
          <table:table-cell table:number-columns-repeated="156"/>
        </table:table-row>
        <table:table-row table:style-name="ro4">
          <table:table-cell office:value-type="string">
            <text:p>745</text:p>
          </table:table-cell>
          <table:table-cell office:value-type="string">
            <text:p>2013-10-21 14:18:38</text:p>
          </table:table-cell>
          <table:table-cell office:value-type="string">
            <text:p>2013-10-21 14:22:41</text:p>
          </table:table-cell>
          <table:table-cell office:value-type="string">
            <text:p>179.222.154.71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 table:style-name="ce21" office:value-type="string">
            <text:p>handlebars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sublime</text:p>
          </table:table-cell>
          <table:table-cell office:value-type="string">
            <text:p>Frameworks CSS como Foundation e o uso de BDD para testes automatizados do app.</text:p>
          </table:table-cell>
          <table:table-cell office:value-type="string">
            <text:p>imarcelolz@gmail.com</text:p>
          </table:table-cell>
          <table:table-cell table:number-columns-repeated="156"/>
        </table:table-row>
        <table:table-row table:style-name="ro2">
          <table:table-cell office:value-type="string">
            <text:p>746</text:p>
          </table:table-cell>
          <table:table-cell office:value-type="string">
            <text:p>2013-10-21 14:20:11</text:p>
          </table:table-cell>
          <table:table-cell office:value-type="string">
            <text:p>2013-10-21 14:26:13</text:p>
          </table:table-cell>
          <table:table-cell office:value-type="string">
            <text:p>177.135.219.124</text:p>
          </table:table-cell>
          <table:table-cell office:value-type="string">
            <text:p>1</text:p>
          </table:table-cell>
          <table:table-cell office:value-type="string">
            <text:p>Sergipe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Coda</text:p>
          </table:table-cell>
          <table:table-cell office:value-type="string">
            <text:p>Comecei a usar o SASS e Grunt.</text:p>
          </table:table-cell>
          <table:table-cell office:value-type="string">
            <text:p>social@dssilva.org</text:p>
          </table:table-cell>
          <table:table-cell table:number-columns-repeated="156"/>
        </table:table-row>
        <table:table-row table:style-name="ro2">
          <table:table-cell office:value-type="string">
            <text:p>750</text:p>
          </table:table-cell>
          <table:table-cell office:value-type="string">
            <text:p>2013-10-21 14:44:41</text:p>
          </table:table-cell>
          <table:table-cell office:value-type="string">
            <text:p>2013-10-21 14:55:34</text:p>
          </table:table-cell>
          <table:table-cell office:value-type="string">
            <text:p>201.22.213.20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proprio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/>
          <table:table-cell office:value-type="string">
            <text:p>cleber@cleberar.com</text:p>
          </table:table-cell>
          <table:table-cell table:number-columns-repeated="156"/>
        </table:table-row>
        <table:table-row table:style-name="ro5">
          <table:table-cell office:value-type="string">
            <text:p>752</text:p>
          </table:table-cell>
          <table:table-cell office:value-type="string">
            <text:p>2013-10-21 14:56:30</text:p>
          </table:table-cell>
          <table:table-cell office:value-type="string">
            <text:p>2013-10-21 15:03:52</text:p>
          </table:table-cell>
          <table:table-cell office:value-type="string">
            <text:p>186.192.87.7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6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4"/>
          <table:table-cell office:value-type="string">
            <text:p>daniel.acfilho@gmail.com</text:p>
          </table:table-cell>
          <table:table-cell table:number-columns-repeated="156"/>
        </table:table-row>
        <table:table-row table:style-name="ro2">
          <table:table-cell office:value-type="string">
            <text:p>753</text:p>
          </table:table-cell>
          <table:table-cell office:value-type="string">
            <text:p>2013-10-21 15:11:44</text:p>
          </table:table-cell>
          <table:table-cell office:value-type="string">
            <text:p>2013-10-21 15:16:02</text:p>
          </table:table-cell>
          <table:table-cell office:value-type="string">
            <text:p>189.26.199.5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utilizar ssh para deploy</text:p>
          </table:table-cell>
          <table:table-cell office:value-type="string">
            <text:p>contato@betomuniz.com</text:p>
          </table:table-cell>
          <table:table-cell table:number-columns-repeated="156"/>
        </table:table-row>
        <table:table-row table:style-name="ro2">
          <table:table-cell office:value-type="string">
            <text:p>754</text:p>
          </table:table-cell>
          <table:table-cell office:value-type="string">
            <text:p>2013-10-21 15:19:24</text:p>
          </table:table-cell>
          <table:table-cell office:value-type="string">
            <text:p>2013-10-21 15:22:34</text:p>
          </table:table-cell>
          <table:table-cell office:value-type="string">
            <text:p>200.175.156.24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e ferramentas como grunt e sass. E a adoção do sublime text como editor padrão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758</text:p>
          </table:table-cell>
          <table:table-cell office:value-type="string">
            <text:p>2013-10-21 15:37:32</text:p>
          </table:table-cell>
          <table:table-cell office:value-type="string">
            <text:p>2013-10-21 15:43:14</text:p>
          </table:table-cell>
          <table:table-cell office:value-type="string">
            <text:p>177.42.99.212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Less, Yoman, Grunt foram fantásticos para workflow.</text:p>
          </table:table-cell>
          <table:table-cell office:value-type="string">
            <text:p>ozehfernandes@gmail.com</text:p>
          </table:table-cell>
          <table:table-cell table:number-columns-repeated="156"/>
        </table:table-row>
        <table:table-row table:style-name="ro2">
          <table:table-cell office:value-type="string">
            <text:p>761</text:p>
          </table:table-cell>
          <table:table-cell office:value-type="string">
            <text:p>2013-10-21 16:44:10</text:p>
          </table:table-cell>
          <table:table-cell office:value-type="string">
            <text:p>2013-10-21 16:48:21</text:p>
          </table:table-cell>
          <table:table-cell office:value-type="string">
            <text:p>187.16.96.148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FS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Blueprint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Visual Studio 2012</text:p>
          </table:table-cell>
          <table:table-cell office:value-type="string">
            <text:p>brunomiranda.web@gmail.com</text:p>
          </table:table-cell>
          <table:table-cell table:number-columns-repeated="156"/>
        </table:table-row>
        <table:table-row table:style-name="ro2">
          <table:table-cell office:value-type="string">
            <text:p>762</text:p>
          </table:table-cell>
          <table:table-cell office:value-type="string">
            <text:p>2013-10-21 16:55:35</text:p>
          </table:table-cell>
          <table:table-cell office:value-type="string">
            <text:p>2013-10-21 17:37:07</text:p>
          </table:table-cell>
          <table:table-cell office:value-type="string">
            <text:p>179.185.65.31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/>
          <table:table-cell table:style-name="ce21" office:value-type="string">
            <text:p>Ext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2"/>
          <table:table-cell table:style-name="ce21" office:value-type="string">
            <text:p>Siesta</text:p>
          </table:table-cell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utomação das minificações e criação da build com o Grunt.</text:p>
          </table:table-cell>
          <table:table-cell office:value-type="string">
            <text:p>diogo.fbeda@gmail.com</text:p>
          </table:table-cell>
          <table:table-cell table:number-columns-repeated="156"/>
        </table:table-row>
        <table:table-row table:style-name="ro2">
          <table:table-cell office:value-type="string">
            <text:p>764</text:p>
          </table:table-cell>
          <table:table-cell office:value-type="string">
            <text:p>2013-10-21 18:35:11</text:p>
          </table:table-cell>
          <table:table-cell office:value-type="string">
            <text:p>2013-10-21 18:40:10</text:p>
          </table:table-cell>
          <table:table-cell office:value-type="string">
            <text:p>200.221.159.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766</text:p>
          </table:table-cell>
          <table:table-cell office:value-type="string">
            <text:p>2013-10-21 18:48:37</text:p>
          </table:table-cell>
          <table:table-cell office:value-type="string">
            <text:p>2013-10-21 18:53:27</text:p>
          </table:table-cell>
          <table:table-cell office:value-type="string">
            <text:p>201.29.184.20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Angularjs</text:p>
          </table:table-cell>
          <table:table-cell office:value-type="string">
            <text:p>vicentedealencar@gmail.com</text:p>
          </table:table-cell>
          <table:table-cell table:number-columns-repeated="156"/>
        </table:table-row>
        <table:table-row table:style-name="ro2">
          <table:table-cell office:value-type="string">
            <text:p>768</text:p>
          </table:table-cell>
          <table:table-cell office:value-type="string">
            <text:p>2013-10-21 19:00:16</text:p>
          </table:table-cell>
          <table:table-cell office:value-type="string">
            <text:p>2013-10-21 19:05:11</text:p>
          </table:table-cell>
          <table:table-cell office:value-type="string">
            <text:p>187.107.9.142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</text:p>
          </table:table-cell>
          <table:table-cell office:value-type="string">
            <text:p>fbcouras@gmail.com</text:p>
          </table:table-cell>
          <table:table-cell table:number-columns-repeated="156"/>
        </table:table-row>
        <table:table-row table:style-name="ro2">
          <table:table-cell office:value-type="string">
            <text:p>769</text:p>
          </table:table-cell>
          <table:table-cell office:value-type="string">
            <text:p>2013-10-21 19:01:55</text:p>
          </table:table-cell>
          <table:table-cell office:value-type="string">
            <text:p>2013-10-21 19:08:59</text:p>
          </table:table-cell>
          <table:table-cell office:value-type="string">
            <text:p>177.96.122.120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ditor e plugins do SublimeText, Codekit, Less e Twitter Bootstrap. Além de acompanhar tutoriais do TUT+ e newsletter como Sidebar.io, Brazil.js e outras.</text:p>
          </table:table-cell>
          <table:table-cell office:value-type="string">
            <text:p>hugopizaia@gmail.com</text:p>
          </table:table-cell>
          <table:table-cell table:number-columns-repeated="156"/>
        </table:table-row>
        <table:table-row table:style-name="ro2">
          <table:table-cell office:value-type="string">
            <text:p>772</text:p>
          </table:table-cell>
          <table:table-cell office:value-type="string">
            <text:p>2013-10-21 20:56:43</text:p>
          </table:table-cell>
          <table:table-cell office:value-type="string">
            <text:p>2013-10-21 21:00:07</text:p>
          </table:table-cell>
          <table:table-cell office:value-type="string">
            <text:p>177.82.108.21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o Compass</text:p>
          </table:table-cell>
          <table:table-cell office:value-type="string">
            <text:p>arthurse@gmail.com</text:p>
          </table:table-cell>
          <table:table-cell table:number-columns-repeated="156"/>
        </table:table-row>
        <table:table-row table:style-name="ro2">
          <table:table-cell office:value-type="string">
            <text:p>777</text:p>
          </table:table-cell>
          <table:table-cell office:value-type="string">
            <text:p>2013-10-21 21:08:54</text:p>
          </table:table-cell>
          <table:table-cell office:value-type="string">
            <text:p>2013-10-21 21:17:30</text:p>
          </table:table-cell>
          <table:table-cell office:value-type="string">
            <text:p>200.153.214.15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ferramenta de verificação de código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781</text:p>
          </table:table-cell>
          <table:table-cell office:value-type="string">
            <text:p>2013-10-21 22:34:49</text:p>
          </table:table-cell>
          <table:table-cell office:value-type="string">
            <text:p>2013-10-21 23:15:23</text:p>
          </table:table-cell>
          <table:table-cell office:value-type="string">
            <text:p>177.133.122.229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createjs, three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table:style-name="Default"/>
          <table:table-cell table:style-name="ce21" office:value-type="string">
            <text:p>Firefox porém, utilizo o Chrome muitas vezes devido a alguns recursos</text:p>
          </table:table-cell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ão em qualidade, mas em agilidade. Nos últimos meses foi o Chrome Dev Tools com o recurso de editar o css e já replicar no arquivo físico, uma mão na roda!</text:p>
          </table:table-cell>
          <table:table-cell office:value-type="string">
            <text:p>marcelogallvao@gmail.com</text:p>
          </table:table-cell>
          <table:table-cell table:number-columns-repeated="156"/>
        </table:table-row>
        <table:table-row table:style-name="ro2">
          <table:table-cell office:value-type="string">
            <text:p>783</text:p>
          </table:table-cell>
          <table:table-cell office:value-type="string">
            <text:p>2013-10-21 23:16:52</text:p>
          </table:table-cell>
          <table:table-cell office:value-type="string">
            <text:p>2013-10-21 23:21:39</text:p>
          </table:table-cell>
          <table:table-cell office:value-type="string">
            <text:p>177.133.122.229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2"/>
          <table:table-cell table:style-name="ce21" office:value-type="string">
            <text:p>TextMate</text:p>
          </table:table-cell>
          <table:table-cell/>
          <table:table-cell office:value-type="string">
            <text:p>Utilizar um template de projeto (estrutura de pastas, html,css basicos ja escritos, etc)</text:p>
          </table:table-cell>
          <table:table-cell office:value-type="string">
            <text:p>lira.rafa@gmail.com</text:p>
          </table:table-cell>
          <table:table-cell table:number-columns-repeated="156"/>
        </table:table-row>
        <table:table-row table:style-name="ro2">
          <table:table-cell office:value-type="string">
            <text:p>787</text:p>
          </table:table-cell>
          <table:table-cell office:value-type="string">
            <text:p>2013-10-21 23:34:19</text:p>
          </table:table-cell>
          <table:table-cell office:value-type="string">
            <text:p>2013-10-22 00:00:56</text:p>
          </table:table-cell>
          <table:table-cell office:value-type="string">
            <text:p>177.133.122.229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CreaseJs, ThreeJs, Modernizr, ResquireJs, Lazyload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(não é framework mas...) Normalize css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table:style-name="Default"/>
          <table:table-cell table:style-name="ce21" office:value-type="string">
            <text:p>Firefox porém, uso alguns recursos do Chrome</text:p>
          </table:table-cell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ão na qualidade, mas na agilidade. O recurso do Chrome Dev Tools de editar o css e já modificar o arquivo físico é realmente uma mão na roda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788</text:p>
          </table:table-cell>
          <table:table-cell office:value-type="string">
            <text:p>2013-10-22 00:07:49</text:p>
          </table:table-cell>
          <table:table-cell office:value-type="string">
            <text:p>2013-10-22 00:13:06</text:p>
          </table:table-cell>
          <table:table-cell office:value-type="string">
            <text:p>177.130.204.12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uso de bootstrap e foundation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803</text:p>
          </table:table-cell>
          <table:table-cell office:value-type="string">
            <text:p>2013-10-22 13:22:01</text:p>
          </table:table-cell>
          <table:table-cell office:value-type="string">
            <text:p>2013-10-22 13:25:44</text:p>
          </table:table-cell>
          <table:table-cell office:value-type="string">
            <text:p>179.209.13.13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office:value-type="string">
            <text:p>Uso de templates em frameworks, minificação de js/css e cdn.</text:p>
          </table:table-cell>
          <table:table-cell office:value-type="string">
            <text:p>r.mammano@gmail.com</text:p>
          </table:table-cell>
          <table:table-cell table:number-columns-repeated="156"/>
        </table:table-row>
        <table:table-row table:style-name="ro2">
          <table:table-cell office:value-type="string">
            <text:p>806</text:p>
          </table:table-cell>
          <table:table-cell office:value-type="string">
            <text:p>2013-10-22 13:23:51</text:p>
          </table:table-cell>
          <table:table-cell office:value-type="string">
            <text:p>2013-10-22 13:31:17</text:p>
          </table:table-cell>
          <table:table-cell office:value-type="string">
            <text:p>201.41.4.20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Eclipse</text:p>
          </table:table-cell>
          <table:table-cell office:value-type="string">
            <text:p>Sempre estou procurando melhorar a qualidade dos meus projetos, mas recentemente o que fiz foi estudar e trabalhar bastante em designs responsivos, em como utilizar as informações e quais as informações mais relevantes para se exibir.</text:p>
          </table:table-cell>
          <table:table-cell office:value-type="string">
            <text:p>jokewd@hotmail.com</text:p>
          </table:table-cell>
          <table:table-cell table:number-columns-repeated="156"/>
        </table:table-row>
        <table:table-row table:style-name="ro2">
          <table:table-cell office:value-type="string">
            <text:p>811</text:p>
          </table:table-cell>
          <table:table-cell office:value-type="string">
            <text:p>2013-10-22 13:27:06</text:p>
          </table:table-cell>
          <table:table-cell office:value-type="string">
            <text:p>2013-10-22 13:31:05</text:p>
          </table:table-cell>
          <table:table-cell office:value-type="string">
            <text:p>189.58.105.66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Jira para organizar as tarefas.</text:p>
          </table:table-cell>
          <table:table-cell office:value-type="string">
            <text:p>randalmaia@gmail.com</text:p>
          </table:table-cell>
          <table:table-cell table:number-columns-repeated="156"/>
        </table:table-row>
        <table:table-row table:style-name="ro2">
          <table:table-cell office:value-type="string">
            <text:p>812</text:p>
          </table:table-cell>
          <table:table-cell office:value-type="string">
            <text:p>2013-10-22 13:28:03</text:p>
          </table:table-cell>
          <table:table-cell office:value-type="string">
            <text:p>2013-10-22 13:32:11</text:p>
          </table:table-cell>
          <table:table-cell office:value-type="string">
            <text:p>189.63.10.226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nalisar os requisitos mais a fundo antes de começar a desenvolver. Planejar o processo de desenvolvimento antes de começá-lo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813</text:p>
          </table:table-cell>
          <table:table-cell office:value-type="string">
            <text:p>2013-10-22 13:30:16</text:p>
          </table:table-cell>
          <table:table-cell office:value-type="string">
            <text:p>2013-10-22 13:35:25</text:p>
          </table:table-cell>
          <table:table-cell office:value-type="string">
            <text:p>187.108.23.12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7"/>
          <table:table-cell table:style-name="ce21" office:value-type="string">
            <text:p>Compass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Workflow com: pré-processador CSS + Bower + Grunt</text:p>
          </table:table-cell>
          <table:table-cell table:style-name="Default"/>
          <table:table-cell table:number-columns-repeated="156"/>
        </table:table-row>
        <table:table-row table:style-name="ro4">
          <table:table-cell office:value-type="string">
            <text:p>815</text:p>
          </table:table-cell>
          <table:table-cell office:value-type="string">
            <text:p>2013-10-22 13:31:41</text:p>
          </table:table-cell>
          <table:table-cell office:value-type="string">
            <text:p>2013-10-22 13:36:23</text:p>
          </table:table-cell>
          <table:table-cell office:value-type="string">
            <text:p>189.69.20.20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studar mais e mais javascript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819</text:p>
          </table:table-cell>
          <table:table-cell office:value-type="string">
            <text:p>2013-10-22 13:35:34</text:p>
          </table:table-cell>
          <table:table-cell office:value-type="string">
            <text:p>2013-10-22 14:42:55</text:p>
          </table:table-cell>
          <table:table-cell office:value-type="string">
            <text:p>189.111.104.11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MAMP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Sublime com certeza tornou meu código mais rápido de escrever e organizar, mas sempre procurar aperfeiçoar, olhar outros exemplos, videos, tutoriais, e claro, aprender com quem está disposto a compartilhar conhecimento :)</text:p>
          </table:table-cell>
          <table:table-cell office:value-type="string">
            <text:p>pamela.rebelo@gmail.com</text:p>
          </table:table-cell>
          <table:table-cell table:number-columns-repeated="156"/>
        </table:table-row>
        <table:table-row table:style-name="ro2">
          <table:table-cell office:value-type="string">
            <text:p>822</text:p>
          </table:table-cell>
          <table:table-cell office:value-type="string">
            <text:p>2013-10-22 13:50:50</text:p>
          </table:table-cell>
          <table:table-cell office:value-type="string">
            <text:p>2013-10-22 13:58:59</text:p>
          </table:table-cell>
          <table:table-cell office:value-type="string">
            <text:p>186.225.98.5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bootstrap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grunt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Boostrap, sistema de grid, tornar todos os projestos em responsivos</text:p>
          </table:table-cell>
          <table:table-cell office:value-type="string">
            <text:p>wellington.fialho@gmail.com</text:p>
          </table:table-cell>
          <table:table-cell table:number-columns-repeated="156"/>
        </table:table-row>
        <table:table-row table:style-name="ro2">
          <table:table-cell office:value-type="string">
            <text:p>824</text:p>
          </table:table-cell>
          <table:table-cell office:value-type="string">
            <text:p>2013-10-22 13:54:43</text:p>
          </table:table-cell>
          <table:table-cell office:value-type="string">
            <text:p>2013-10-22 13:59:37</text:p>
          </table:table-cell>
          <table:table-cell office:value-type="string">
            <text:p>177.134.200.131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eçei a utilizar pre-processadores , dominar melhor o sublime e conhecendo mais sobre o GRUNT 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825</text:p>
          </table:table-cell>
          <table:table-cell office:value-type="string">
            <text:p>2013-10-22 13:55:51</text:p>
          </table:table-cell>
          <table:table-cell office:value-type="string">
            <text:p>2013-10-22 14:03:59</text:p>
          </table:table-cell>
          <table:table-cell office:value-type="string">
            <text:p>200.162.230.11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Estudar javascript puro, mobile e novas formas de organizar o código, principalmente o CSS com Less e Sass.</text:p>
          </table:table-cell>
          <table:table-cell office:value-type="string">
            <text:p>jacque.alvesilva@hotmail.com</text:p>
          </table:table-cell>
          <table:table-cell table:number-columns-repeated="156"/>
        </table:table-row>
        <table:table-row table:style-name="ro2">
          <table:table-cell office:value-type="string">
            <text:p>827</text:p>
          </table:table-cell>
          <table:table-cell office:value-type="string">
            <text:p>2013-10-22 14:02:14</text:p>
          </table:table-cell>
          <table:table-cell office:value-type="string">
            <text:p>2013-10-22 16:14:04</text:p>
          </table:table-cell>
          <table:table-cell office:value-type="string">
            <text:p>189.123.103.18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Cake</text:p>
          </table:table-cell>
          <table:table-cell table:number-columns-repeated="2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e frameworks css com toda certeza.</text:p>
          </table:table-cell>
          <table:table-cell office:value-type="string">
            <text:p>greis.gnr@gmail.com</text:p>
          </table:table-cell>
          <table:table-cell table:number-columns-repeated="156"/>
        </table:table-row>
        <table:table-row table:style-name="ro4">
          <table:table-cell office:value-type="string">
            <text:p>829</text:p>
          </table:table-cell>
          <table:table-cell office:value-type="string">
            <text:p>2013-10-22 14:09:54</text:p>
          </table:table-cell>
          <table:table-cell office:value-type="string">
            <text:p>2013-10-22 14:14:01</text:p>
          </table:table-cell>
          <table:table-cell office:value-type="string">
            <text:p>186.215.148.7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versionamento de código, </text:p>
            <text:p>pre-processador de cs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831</text:p>
          </table:table-cell>
          <table:table-cell office:value-type="string">
            <text:p>2013-10-22 14:15:08</text:p>
          </table:table-cell>
          <table:table-cell office:value-type="string">
            <text:p>2013-10-22 14:18:51</text:p>
          </table:table-cell>
          <table:table-cell office:value-type="string">
            <text:p>189.10.143.18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office:value-type="string">
            <text:p>joao.scotto@gmail.com</text:p>
          </table:table-cell>
          <table:table-cell table:number-columns-repeated="156"/>
        </table:table-row>
        <table:table-row table:style-name="ro2">
          <table:table-cell office:value-type="string">
            <text:p>841</text:p>
          </table:table-cell>
          <table:table-cell office:value-type="string">
            <text:p>2013-10-22 16:47:31</text:p>
          </table:table-cell>
          <table:table-cell office:value-type="string">
            <text:p>2013-10-22 16:51:03</text:p>
          </table:table-cell>
          <table:table-cell office:value-type="string">
            <text:p>201.17.187.17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ass + OOCSS + BEM</text:p>
          </table:table-cell>
          <table:table-cell office:value-type="string">
            <text:p>diogodca@gmail.com</text:p>
          </table:table-cell>
          <table:table-cell table:number-columns-repeated="156"/>
        </table:table-row>
        <table:table-row table:style-name="ro2">
          <table:table-cell office:value-type="string">
            <text:p>844</text:p>
          </table:table-cell>
          <table:table-cell office:value-type="string">
            <text:p>2013-10-22 18:14:45</text:p>
          </table:table-cell>
          <table:table-cell office:value-type="string">
            <text:p>2013-10-22 18:26:58</text:p>
          </table:table-cell>
          <table:table-cell office:value-type="string">
            <text:p>187.7.197.29</text:p>
          </table:table-cell>
          <table:table-cell office:value-type="string">
            <text:p>1</text:p>
          </table:table-cell>
          <table:table-cell office:value-type="string">
            <text:p>Rondôni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Python, Django</text:p>
          </table:table-cell>
          <table:table-cell office:value-type="string">
            <text:p>gladsonbrito@gmail.com</text:p>
          </table:table-cell>
          <table:table-cell table:number-columns-repeated="156"/>
        </table:table-row>
        <table:table-row table:style-name="ro2">
          <table:table-cell office:value-type="string">
            <text:p>845</text:p>
          </table:table-cell>
          <table:table-cell office:value-type="string">
            <text:p>2013-10-22 18:52:37</text:p>
          </table:table-cell>
          <table:table-cell office:value-type="string">
            <text:p>2013-10-22 19:07:32</text:p>
          </table:table-cell>
          <table:table-cell office:value-type="string">
            <text:p>187.108.33.18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aumento e a união das comunidades na internet, tanto as dispostas a ajudar iniciantes quanto as focadas apenas em compartilhamento de conhecimento</text:p>
          </table:table-cell>
          <table:table-cell office:value-type="string">
            <text:p>uliporeggia@gmail.com</text:p>
          </table:table-cell>
          <table:table-cell table:number-columns-repeated="156"/>
        </table:table-row>
        <table:table-row table:style-name="ro2">
          <table:table-cell office:value-type="string">
            <text:p>846</text:p>
          </table:table-cell>
          <table:table-cell office:value-type="string">
            <text:p>2013-10-22 19:14:13</text:p>
          </table:table-cell>
          <table:table-cell office:value-type="string">
            <text:p>2013-10-22 19:27:56</text:p>
          </table:table-cell>
          <table:table-cell office:value-type="string">
            <text:p>186.203.208.8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less</text:p>
          </table:table-cell>
          <table:table-cell office:value-type="string">
            <text:p>cmateusmoraes@gmail.com</text:p>
          </table:table-cell>
          <table:table-cell table:number-columns-repeated="156"/>
        </table:table-row>
        <table:table-row table:style-name="ro2">
          <table:table-cell office:value-type="string">
            <text:p>847</text:p>
          </table:table-cell>
          <table:table-cell office:value-type="string">
            <text:p>2013-10-22 22:06:49</text:p>
          </table:table-cell>
          <table:table-cell office:value-type="string">
            <text:p>2013-10-22 22:09:23</text:p>
          </table:table-cell>
          <table:table-cell office:value-type="string">
            <text:p>187.113.250.19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 FTW.</text:p>
          </table:table-cell>
          <table:table-cell office:value-type="string">
            <text:p>oswaldoacauan@gmail.com</text:p>
          </table:table-cell>
          <table:table-cell table:number-columns-repeated="156"/>
        </table:table-row>
        <table:table-row table:style-name="ro2">
          <table:table-cell office:value-type="string">
            <text:p>848</text:p>
          </table:table-cell>
          <table:table-cell office:value-type="string">
            <text:p>2013-10-22 22:26:41</text:p>
          </table:table-cell>
          <table:table-cell office:value-type="string">
            <text:p>2013-10-22 22:41:29</text:p>
          </table:table-cell>
          <table:table-cell office:value-type="string">
            <text:p>177.102.189.10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office:value-type="string">
            <text:p>nicksnicksnicks@gmail.com</text:p>
          </table:table-cell>
          <table:table-cell table:number-columns-repeated="156"/>
        </table:table-row>
        <table:table-row table:style-name="ro2">
          <table:table-cell office:value-type="string">
            <text:p>851</text:p>
          </table:table-cell>
          <table:table-cell office:value-type="string">
            <text:p>2013-10-22 22:46:07</text:p>
          </table:table-cell>
          <table:table-cell office:value-type="string">
            <text:p>2013-10-22 22:49:23</text:p>
          </table:table-cell>
          <table:table-cell office:value-type="string">
            <text:p>201.76.181.24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Visual Studio 2013</text:p>
          </table:table-cell>
          <table:table-cell office:value-type="string">
            <text:p>fera@fera.com</text:p>
          </table:table-cell>
          <table:table-cell table:number-columns-repeated="156"/>
        </table:table-row>
        <table:table-row table:style-name="ro2">
          <table:table-cell office:value-type="string">
            <text:p>852</text:p>
          </table:table-cell>
          <table:table-cell office:value-type="string">
            <text:p>2013-10-23 00:05:25</text:p>
          </table:table-cell>
          <table:table-cell office:value-type="string">
            <text:p>2013-10-23 00:10:22</text:p>
          </table:table-cell>
          <table:table-cell office:value-type="string">
            <text:p>177.19.178.19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FS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JSHINT</text:p>
          </table:table-cell>
          <table:table-cell office:value-type="string">
            <text:p>ellen.senac@gmail.com</text:p>
          </table:table-cell>
          <table:table-cell table:number-columns-repeated="156"/>
        </table:table-row>
        <table:table-row table:style-name="ro2">
          <table:table-cell office:value-type="string">
            <text:p>857</text:p>
          </table:table-cell>
          <table:table-cell office:value-type="string">
            <text:p>2013-10-23 01:33:19</text:p>
          </table:table-cell>
          <table:table-cell office:value-type="string">
            <text:p>2013-10-23 01:43:50</text:p>
          </table:table-cell>
          <table:table-cell office:value-type="string">
            <text:p>186.221.179.3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7"/>
          <table:table-cell table:style-name="ce21" office:value-type="string">
            <text:p>Bracket Sprint</text:p>
          </table:table-cell>
          <table:table-cell office:value-type="string">
            <text:p>Mudança de ferramenta para o Bracket Sprint.</text:p>
          </table:table-cell>
          <table:table-cell office:value-type="string">
            <text:p>narinz.senpai@gmail.com</text:p>
          </table:table-cell>
          <table:table-cell table:number-columns-repeated="156"/>
        </table:table-row>
        <table:table-row table:style-name="ro2">
          <table:table-cell office:value-type="string">
            <text:p>860</text:p>
          </table:table-cell>
          <table:table-cell office:value-type="string">
            <text:p>2013-10-23 01:55:12</text:p>
          </table:table-cell>
          <table:table-cell office:value-type="string">
            <text:p>2013-10-23 02:01:50</text:p>
          </table:table-cell>
          <table:table-cell office:value-type="string">
            <text:p>201.10.56.19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préprocessador LESS e plugin Emmet para Sublime Text, ambos agilizam muito no desenvolvimento de projetos Front-End.</text:p>
          </table:table-cell>
          <table:table-cell office:value-type="string">
            <text:p>contato@ocanadesign.com.br</text:p>
          </table:table-cell>
          <table:table-cell table:number-columns-repeated="156"/>
        </table:table-row>
        <table:table-row table:style-name="ro4">
          <table:table-cell office:value-type="string">
            <text:p>861</text:p>
          </table:table-cell>
          <table:table-cell office:value-type="string">
            <text:p>2013-10-23 02:13:18</text:p>
          </table:table-cell>
          <table:table-cell office:value-type="string">
            <text:p>2013-10-23 02:20:51</text:p>
          </table:table-cell>
          <table:table-cell office:value-type="string">
            <text:p>200.158.196.8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2"/>
          <table:table-cell table:style-name="ce21" office:value-type="string">
            <text:p>Gruntjs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EJS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office:value-type="string">
            <text:p>O aumento do suporte dos navegadores ao html5 e a criação do node.js</text:p>
          </table:table-cell>
          <table:table-cell office:value-type="string">
            <text:p>kadisk.shark@gmail.com</text:p>
          </table:table-cell>
          <table:table-cell table:number-columns-repeated="156"/>
        </table:table-row>
        <table:table-row table:style-name="ro2">
          <table:table-cell office:value-type="string">
            <text:p>865</text:p>
          </table:table-cell>
          <table:table-cell office:value-type="string">
            <text:p>2013-10-23 03:57:05</text:p>
          </table:table-cell>
          <table:table-cell office:value-type="string">
            <text:p>2013-10-23 04:07:11</text:p>
          </table:table-cell>
          <table:table-cell office:value-type="string">
            <text:p>187.14.18.9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FS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4"/>
          <table:table-cell table:style-name="ce21" office:value-type="string">
            <text:p>Notepad2</text:p>
          </table:table-cell>
          <table:table-cell office:value-type="string">
            <text:p>NuGet + maior conhecimento do SASS</text:p>
          </table:table-cell>
          <table:table-cell office:value-type="string">
            <text:p>nano@se7en.com.br</text:p>
          </table:table-cell>
          <table:table-cell table:number-columns-repeated="156"/>
        </table:table-row>
        <table:table-row table:style-name="ro2">
          <table:table-cell office:value-type="string">
            <text:p>868</text:p>
          </table:table-cell>
          <table:table-cell office:value-type="string">
            <text:p>2013-10-23 15:45:01</text:p>
          </table:table-cell>
          <table:table-cell office:value-type="string">
            <text:p>2013-10-23 16:26:31</text:p>
          </table:table-cell>
          <table:table-cell office:value-type="string">
            <text:p>95.91.249.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table:style-name="Default"/>
          <table:table-cell table:style-name="ce21" office:value-type="string">
            <text:p>Desenvolvedor Front/Backend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devorar muito conteúdo na web :)</text:p>
          </table:table-cell>
          <table:table-cell office:value-type="string">
            <text:p>rhpaiva@gmail.com</text:p>
          </table:table-cell>
          <table:table-cell table:number-columns-repeated="156"/>
        </table:table-row>
        <table:table-row table:style-name="ro2">
          <table:table-cell office:value-type="string">
            <text:p>872</text:p>
          </table:table-cell>
          <table:table-cell office:value-type="string">
            <text:p>2013-10-23 19:58:02</text:p>
          </table:table-cell>
          <table:table-cell office:value-type="string">
            <text:p>2013-10-23 20:02:55</text:p>
          </table:table-cell>
          <table:table-cell office:value-type="string">
            <text:p>177.41.163.4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droes js, grunt, less e git. essas ferramentas são demais. mas o pricinpal é a comunidade que se ajuda e compartilha conhecimento.</text:p>
          </table:table-cell>
          <table:table-cell office:value-type="string">
            <text:p>expalmer@gmail.com</text:p>
          </table:table-cell>
          <table:table-cell table:number-columns-repeated="156"/>
        </table:table-row>
        <table:table-row table:style-name="ro2">
          <table:table-cell office:value-type="string">
            <text:p>874</text:p>
          </table:table-cell>
          <table:table-cell office:value-type="string">
            <text:p>2013-10-23 20:31:57</text:p>
          </table:table-cell>
          <table:table-cell office:value-type="string">
            <text:p>2013-10-23 20:40:00</text:p>
          </table:table-cell>
          <table:table-cell office:value-type="string">
            <text:p>157.86.255.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utilização de ferramentas de desenvolvimento</text:p>
          </table:table-cell>
          <table:table-cell table:style-name="Default"/>
          <table:table-cell table:number-columns-repeated="156"/>
        </table:table-row>
        <table:table-row table:style-name="ro4">
          <table:table-cell office:value-type="string">
            <text:p>877</text:p>
          </table:table-cell>
          <table:table-cell office:value-type="string">
            <text:p>2013-10-23 20:59:23</text:p>
          </table:table-cell>
          <table:table-cell office:value-type="string">
            <text:p>2013-10-23 21:08:15</text:p>
          </table:table-cell>
          <table:table-cell office:value-type="string">
            <text:p>179.218.246.18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credito que o meu processo de desenvolvimento. Organizando plugins, códigos reutilizáveis. Criando um front genérico para início de qualquer projeto</text:p>
          </table:table-cell>
          <table:table-cell office:value-type="string">
            <text:p>daniellimeira@gmail.com</text:p>
          </table:table-cell>
          <table:table-cell table:number-columns-repeated="156"/>
        </table:table-row>
        <table:table-row table:style-name="ro2">
          <table:table-cell office:value-type="string">
            <text:p>879</text:p>
          </table:table-cell>
          <table:table-cell office:value-type="string">
            <text:p>2013-10-23 21:13:49</text:p>
          </table:table-cell>
          <table:table-cell office:value-type="string">
            <text:p>2013-10-23 22:01:31</text:p>
          </table:table-cell>
          <table:table-cell office:value-type="string">
            <text:p>189.38.63.9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dust.js</text:p>
          </table:table-cell>
          <table:table-cell table:number-columns-repeated="2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emplate Engines e AMD</text:p>
          </table:table-cell>
          <table:table-cell office:value-type="string">
            <text:p>rafaelantoniolucio@gmail.com</text:p>
          </table:table-cell>
          <table:table-cell table:number-columns-repeated="156"/>
        </table:table-row>
        <table:table-row table:style-name="ro2">
          <table:table-cell office:value-type="string">
            <text:p>881</text:p>
          </table:table-cell>
          <table:table-cell office:value-type="string">
            <text:p>2013-10-23 22:47:44</text:p>
          </table:table-cell>
          <table:table-cell office:value-type="string">
            <text:p>2013-10-23 22:54:17</text:p>
          </table:table-cell>
          <table:table-cell office:value-type="string">
            <text:p>200.186.222.66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o pre-processadores de CSS para organizar o projeto e ao mesmo tempo melhorar a peformance do projeto.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884</text:p>
          </table:table-cell>
          <table:table-cell office:value-type="string">
            <text:p>2013-10-24 02:40:52</text:p>
          </table:table-cell>
          <table:table-cell office:value-type="string">
            <text:p>2013-10-24 02:49:29</text:p>
          </table:table-cell>
          <table:table-cell office:value-type="string">
            <text:p>177.17.9.8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 table:style-name="ce21" office:value-type="string">
            <text:p>UnderscoreJS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2"/>
          <table:table-cell table:style-name="ce21" office:value-type="string">
            <text:p>VI / VIM</text:p>
          </table:table-cell>
          <table:table-cell/>
          <table:table-cell table:style-name="ce21" office:value-type="string">
            <text:p>TextMate</text:p>
          </table:table-cell>
          <table:table-cell/>
          <table:table-cell office:value-type="string">
            <text:p>Estudar melhor o Javascript e o jQuery.</text:p>
          </table:table-cell>
          <table:table-cell office:value-type="string">
            <text:p>nao-precisa-me-avisar@mailinator.com</text:p>
          </table:table-cell>
          <table:table-cell table:number-columns-repeated="156"/>
        </table:table-row>
        <table:table-row table:style-name="ro2">
          <table:table-cell office:value-type="string">
            <text:p>885</text:p>
          </table:table-cell>
          <table:table-cell office:value-type="string">
            <text:p>2013-10-24 03:33:56</text:p>
          </table:table-cell>
          <table:table-cell office:value-type="string">
            <text:p>2013-10-24 03:43:30</text:p>
          </table:table-cell>
          <table:table-cell office:value-type="string">
            <text:p>177.40.167.9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888</text:p>
          </table:table-cell>
          <table:table-cell office:value-type="string">
            <text:p>2013-10-24 14:02:25</text:p>
          </table:table-cell>
          <table:table-cell office:value-type="string">
            <text:p>2013-10-24 14:13:41</text:p>
          </table:table-cell>
          <table:table-cell office:value-type="string">
            <text:p>201.0.136.15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zepto.js</text:p>
          </table:table-cell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 utilização do sass em todos os projetos da empresa.</text:p>
          </table:table-cell>
          <table:table-cell office:value-type="string">
            <text:p>felipedefarias@live.com</text:p>
          </table:table-cell>
          <table:table-cell table:number-columns-repeated="156"/>
        </table:table-row>
        <table:table-row table:style-name="ro2">
          <table:table-cell office:value-type="string">
            <text:p>893</text:p>
          </table:table-cell>
          <table:table-cell office:value-type="string">
            <text:p>2013-10-25 01:54:24</text:p>
          </table:table-cell>
          <table:table-cell office:value-type="string">
            <text:p>2013-10-29 02:49:09</text:p>
          </table:table-cell>
          <table:table-cell office:value-type="string">
            <text:p>187.112.88.7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/>
          <table:table-cell table:style-name="ce21" office:value-type="string">
            <text:p>ExtJS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AngularJS module syntax</text:p>
          </table:table-cell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 table:style-name="ce21" office:value-type="string">
            <text:p>Underscore</text:p>
          </table:table-cell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Komodo IDE</text:p>
          </table:table-cell>
          <table:table-cell office:value-type="string">
            <text:p>Uso do AngularJS como ferramenta principal de frontend, aliado a melhores specs e dedicação total a frontend (fazia backend antes)</text:p>
          </table:table-cell>
          <table:table-cell office:value-type="string">
            <text:p>me@darlanalv.es</text:p>
          </table:table-cell>
          <table:table-cell table:number-columns-repeated="156"/>
        </table:table-row>
        <table:table-row table:style-name="ro2">
          <table:table-cell office:value-type="string">
            <text:p>896</text:p>
          </table:table-cell>
          <table:table-cell office:value-type="string">
            <text:p>2013-10-26 17:22:44</text:p>
          </table:table-cell>
          <table:table-cell office:value-type="string">
            <text:p>2013-10-26 17:28:42</text:p>
          </table:table-cell>
          <table:table-cell office:value-type="string">
            <text:p>201.91.91.7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/>
          <table:table-cell office:value-type="string">
            <text:p>anderson.macedo@rocketmail.com</text:p>
          </table:table-cell>
          <table:table-cell table:number-columns-repeated="156"/>
        </table:table-row>
        <table:table-row table:style-name="ro2">
          <table:table-cell office:value-type="string">
            <text:p>898</text:p>
          </table:table-cell>
          <table:table-cell office:value-type="string">
            <text:p>2013-10-26 22:39:33</text:p>
          </table:table-cell>
          <table:table-cell office:value-type="string">
            <text:p>2013-10-26 22:44:43</text:p>
          </table:table-cell>
          <table:table-cell office:value-type="string">
            <text:p>179.208.92.11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899</text:p>
          </table:table-cell>
          <table:table-cell office:value-type="string">
            <text:p>2013-10-28 01:38:38</text:p>
          </table:table-cell>
          <table:table-cell office:value-type="string">
            <text:p>2013-10-28 01:43:26</text:p>
          </table:table-cell>
          <table:table-cell office:value-type="string">
            <text:p>177.204.66.38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eam System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905</text:p>
          </table:table-cell>
          <table:table-cell office:value-type="string">
            <text:p>2013-10-30 00:25:14</text:p>
          </table:table-cell>
          <table:table-cell office:value-type="string">
            <text:p>2013-10-30 00:33:14</text:p>
          </table:table-cell>
          <table:table-cell office:value-type="string">
            <text:p>189.60.103.22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dojo toolkit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5"/>
          <table:table-cell table:style-name="ce21" office:value-type="string">
            <text:p>the intern</text:p>
          </table:table-cell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drão AMD .</text:p>
          </table:table-cell>
          <table:table-cell office:value-type="string">
            <text:p>edu.de.matos@hotmail.com</text:p>
          </table:table-cell>
          <table:table-cell table:number-columns-repeated="156"/>
        </table:table-row>
        <table:table-row table:style-name="ro2">
          <table:table-cell office:value-type="string">
            <text:p>915</text:p>
          </table:table-cell>
          <table:table-cell office:value-type="string">
            <text:p>2013-11-04 16:57:21</text:p>
          </table:table-cell>
          <table:table-cell office:value-type="string">
            <text:p>2013-11-04 17:09:42</text:p>
          </table:table-cell>
          <table:table-cell office:value-type="string">
            <text:p>186.212.153.187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  <table:table-row table:style-name="ro2">
          <table:table-cell office:value-type="string">
            <text:p>928</text:p>
          </table:table-cell>
          <table:table-cell office:value-type="string">
            <text:p>2013-11-07 17:23:05</text:p>
          </table:table-cell>
          <table:table-cell office:value-type="string">
            <text:p>2013-11-07 18:22:37</text:p>
          </table:table-cell>
          <table:table-cell office:value-type="string">
            <text:p>10.154.183.33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 table:number-columns-repeated="2"/>
          <table:table-cell table:number-columns-repeated="156"/>
        </table:table-row>
      </table:table>
      <table:table table:name="Copy of results" table:style-name="ta2" table:print="false">
        <office:forms form:automatic-focus="false" form:apply-design-mode="false"/>
        <table:table-column table:style-name="co2" table:number-columns-repeated="2" table:default-cell-style-name="ce21"/>
        <table:table-column table:style-name="co6" table:default-cell-style-name="ce21"/>
        <table:table-column table:style-name="co7" table:default-cell-style-name="ce4"/>
        <table:table-column table:style-name="co2" table:default-cell-style-name="Default"/>
        <table:table-column table:style-name="co8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default-cell-style-name="ce4"/>
        <table:table-column table:style-name="co2" table:number-columns-repeated="8" table:default-cell-style-name="Default"/>
        <table:table-column table:style-name="co11" table:default-cell-style-name="Default"/>
        <table:table-column table:style-name="co2" table:default-cell-style-name="ce4"/>
        <table:table-column table:style-name="co2" table:number-columns-repeated="11" table:default-cell-style-name="Default"/>
        <table:table-column table:style-name="co2" table:number-columns-repeated="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number-columns-repeated="5" table:default-cell-style-name="ce4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ce4"/>
        <table:table-column table:style-name="co2" table:number-columns-repeated="3" table:default-cell-style-name="ce4"/>
        <table:table-column table:style-name="co2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162" table:default-cell-style-name="Default"/>
        <table:table-row table:style-name="ro7">
          <table:table-cell table:style-name="ce22" office:value-type="string">
            <text:p>Id</text:p>
          </table:table-cell>
          <table:table-cell table:style-name="ce22" office:value-type="string">
            <text:p>BRA</text:p>
          </table:table-cell>
          <table:table-cell table:style-name="ce22" office:value-type="string">
            <text:p>EST</text:p>
          </table:table-cell>
          <table:table-cell table:style-name="ce21" office:value-type="string">
            <text:p>PER</text:p>
          </table:table-cell>
          <table:table-cell table:style-name="ce22" office:value-type="string">
            <text:p>FOC</text:p>
          </table:table-cell>
          <table:table-cell table:style-name="ce22" office:value-type="string">
            <text:p>EXP</text:p>
          </table:table-cell>
          <table:table-cell table:style-name="ce22" office:value-type="string">
            <text:p>FRW-ANG</text:p>
          </table:table-cell>
          <table:table-cell table:style-name="ce6" office:value-type="string">
            <text:p>FRW-BBO</text:p>
          </table:table-cell>
          <table:table-cell table:style-name="ce6" office:value-type="string">
            <text:p>FRW-EMB</text:p>
          </table:table-cell>
          <table:table-cell table:style-name="ce6" office:value-type="string">
            <text:p>FRW-JQU</text:p>
          </table:table-cell>
          <table:table-cell table:style-name="ce6" office:value-type="string">
            <text:p>FRW-KNO</text:p>
          </table:table-cell>
          <table:table-cell table:style-name="ce6" office:value-type="string">
            <text:p>FRW-OTH</text:p>
          </table:table-cell>
          <table:table-cell table:style-name="ce6" office:value-type="string">
            <text:p>MOD</text:p>
          </table:table-cell>
          <table:table-cell table:style-name="ce6" office:value-type="string">
            <text:p>MOD-AMD</text:p>
          </table:table-cell>
          <table:table-cell table:style-name="ce6" office:value-type="string">
            <text:p>MOD-COM</text:p>
          </table:table-cell>
          <table:table-cell table:style-name="ce6" office:value-type="string">
            <text:p>MOD-OTH</text:p>
          </table:table-cell>
          <table:table-cell table:style-name="ce6" office:value-type="string">
            <text:p>PKG</text:p>
          </table:table-cell>
          <table:table-cell table:style-name="ce6" office:value-type="string">
            <text:p>PKG-BOW</text:p>
          </table:table-cell>
          <table:table-cell table:style-name="ce6" office:value-type="string">
            <text:p>PKG-NPM</text:p>
          </table:table-cell>
          <table:table-cell table:style-name="ce6" office:value-type="string">
            <text:p>PKG-VOL</text:p>
          </table:table-cell>
          <table:table-cell table:style-name="ce6" office:value-type="string">
            <text:p>PKG-JAM</text:p>
          </table:table-cell>
          <table:table-cell table:style-name="ce6" office:value-type="string">
            <text:p>PKG-OTH</text:p>
          </table:table-cell>
          <table:table-cell table:style-name="ce6" office:value-type="string">
            <text:p>AUT</text:p>
          </table:table-cell>
          <table:table-cell table:style-name="ce6" office:value-type="string">
            <text:p>AUT-GRN</text:p>
          </table:table-cell>
          <table:table-cell table:style-name="ce6" office:value-type="string">
            <text:p>AUT-GER</text:p>
          </table:table-cell>
          <table:table-cell table:style-name="ce6" office:value-type="string">
            <text:p>AUT-ANT</text:p>
          </table:table-cell>
          <table:table-cell table:style-name="ce6" office:value-type="string">
            <text:p>AUT-MAK</text:p>
          </table:table-cell>
          <table:table-cell table:style-name="ce6" office:value-type="string">
            <text:p>AUT-CAK</text:p>
          </table:table-cell>
          <table:table-cell table:style-name="ce6" office:value-type="string">
            <text:p>AUT-JAK</text:p>
          </table:table-cell>
          <table:table-cell table:style-name="ce6" office:value-type="string">
            <text:p>AUT-RAK</text:p>
          </table:table-cell>
          <table:table-cell table:style-name="ce6" office:value-type="string">
            <text:p>AUT-BAS</text:p>
          </table:table-cell>
          <table:table-cell table:style-name="ce6" office:value-type="string">
            <text:p>AUT-OTH</text:p>
          </table:table-cell>
          <table:table-cell table:style-name="ce6" office:value-type="string">
            <text:p>TST</text:p>
          </table:table-cell>
          <table:table-cell table:style-name="ce6" office:value-type="string">
            <text:p>TST-UNI</text:p>
          </table:table-cell>
          <table:table-cell table:style-name="ce6" office:value-type="string">
            <text:p>TST-INT</text:p>
          </table:table-cell>
          <table:table-cell table:style-name="ce6" office:value-type="string">
            <text:p>TST-PER</text:p>
          </table:table-cell>
          <table:table-cell table:style-name="ce6" office:value-type="string">
            <text:p>TST-OTH</text:p>
          </table:table-cell>
          <table:table-cell table:style-name="ce6" office:value-type="string">
            <text:p>TST-FER</text:p>
          </table:table-cell>
          <table:table-cell table:style-name="ce6" office:value-type="string">
            <text:p>TST-FER-QUN</text:p>
          </table:table-cell>
          <table:table-cell table:style-name="ce6" office:value-type="string">
            <text:p>TST-FER-KAR</text:p>
          </table:table-cell>
          <table:table-cell table:style-name="ce6" office:value-type="string">
            <text:p>TST-FER-JAS</text:p>
          </table:table-cell>
          <table:table-cell table:style-name="ce6" office:value-type="string">
            <text:p>TST-FER-SIN</text:p>
          </table:table-cell>
          <table:table-cell table:style-name="ce6" office:value-type="string">
            <text:p>TST-FER-MOC</text:p>
          </table:table-cell>
          <table:table-cell table:style-name="ce6" office:value-type="string">
            <text:p>TST-FER-OTH</text:p>
          </table:table-cell>
          <table:table-cell table:style-name="ce6" office:value-type="string">
            <text:p>VER</text:p>
          </table:table-cell>
          <table:table-cell table:style-name="ce6" office:value-type="string">
            <text:p>VER-GIT</text:p>
          </table:table-cell>
          <table:table-cell table:style-name="ce6" office:value-type="string">
            <text:p>VER-MER</text:p>
          </table:table-cell>
          <table:table-cell table:style-name="ce6" office:value-type="string">
            <text:p>VER-SVN</text:p>
          </table:table-cell>
          <table:table-cell table:style-name="ce6" office:value-type="string">
            <text:p>VER-RAT</text:p>
          </table:table-cell>
          <table:table-cell table:style-name="ce6" office:value-type="string">
            <text:p>VER-OTH</text:p>
          </table:table-cell>
          <table:table-cell table:style-name="ce6" office:value-type="string">
            <text:p>PCS</text:p>
          </table:table-cell>
          <table:table-cell table:style-name="ce6" office:value-type="string">
            <text:p>PCS-LES</text:p>
          </table:table-cell>
          <table:table-cell table:style-name="ce6" office:value-type="string">
            <text:p>PCS-SAS</text:p>
          </table:table-cell>
          <table:table-cell table:style-name="ce6" office:value-type="string">
            <text:p>PCS-STY</text:p>
          </table:table-cell>
          <table:table-cell table:style-name="ce6" office:value-type="string">
            <text:p>PCS-ROO</text:p>
          </table:table-cell>
          <table:table-cell table:style-name="ce6" office:value-type="string">
            <text:p>PCS-OTH</text:p>
          </table:table-cell>
          <table:table-cell table:style-name="ce6" office:value-type="string">
            <text:p>CSS</text:p>
          </table:table-cell>
          <table:table-cell table:style-name="ce6" office:value-type="string">
            <text:p>CSS-TBS</text:p>
          </table:table-cell>
          <table:table-cell table:style-name="ce6" office:value-type="string">
            <text:p>CSS-TCO</text:p>
          </table:table-cell>
          <table:table-cell table:style-name="ce6" office:value-type="string">
            <text:p>CSS-FOU</text:p>
          </table:table-cell>
          <table:table-cell table:style-name="ce6" office:value-type="string">
            <text:p>CSS-PUR</text:p>
          </table:table-cell>
          <table:table-cell table:style-name="ce6" office:value-type="string">
            <text:p>CSS-OTH</text:p>
          </table:table-cell>
          <table:table-cell table:style-name="ce6" office:value-type="string">
            <text:p>TMP</text:p>
          </table:table-cell>
          <table:table-cell table:style-name="ce6" office:value-type="string">
            <text:p>TMP-DUS</text:p>
          </table:table-cell>
          <table:table-cell table:style-name="ce6" office:value-type="string">
            <text:p>TMP-HAN</text:p>
          </table:table-cell>
          <table:table-cell table:style-name="ce6" office:value-type="string">
            <text:p>TMP-MUS</text:p>
          </table:table-cell>
          <table:table-cell table:style-name="ce6" office:value-type="string">
            <text:p>TMP-JAD</text:p>
          </table:table-cell>
          <table:table-cell table:style-name="ce6" office:value-type="string">
            <text:p>TMP-FRW</text:p>
          </table:table-cell>
          <table:table-cell table:style-name="ce6" office:value-type="string">
            <text:p>TMP-OTH</text:p>
          </table:table-cell>
          <table:table-cell table:style-name="ce6" office:value-type="string">
            <text:p>LNG</text:p>
          </table:table-cell>
          <table:table-cell table:style-name="ce6" office:value-type="string">
            <text:p>LNG-CHO</text:p>
          </table:table-cell>
          <table:table-cell table:style-name="ce6" office:value-type="string">
            <text:p>PRO-MHT</text:p>
          </table:table-cell>
          <table:table-cell table:style-name="ce6" office:value-type="string">
            <text:p>PRO-MCS</text:p>
          </table:table-cell>
          <table:table-cell table:style-name="ce6" office:value-type="string">
            <text:p>PRO-MJS</text:p>
          </table:table-cell>
          <table:table-cell table:style-name="ce6" office:value-type="string">
            <text:p>PRO-CCS</text:p>
          </table:table-cell>
          <table:table-cell table:style-name="ce6" office:value-type="string">
            <text:p>PRO-CJS</text:p>
          </table:table-cell>
          <table:table-cell table:style-name="ce6" office:value-type="string">
            <text:p>PRO-OIM</text:p>
          </table:table-cell>
          <table:table-cell table:style-name="ce6" office:value-type="string">
            <text:p>PRO-CDU</text:p>
          </table:table-cell>
          <table:table-cell table:style-name="ce6" office:value-type="string">
            <text:p>PRO-CDR</text:p>
          </table:table-cell>
          <table:table-cell table:style-name="ce6" office:value-type="string">
            <text:p>PRO-OTH</text:p>
          </table:table-cell>
          <table:table-cell table:style-name="ce6" office:value-type="string">
            <text:p>BRW-SUP</text:p>
          </table:table-cell>
          <table:table-cell table:style-name="ce6" office:value-type="string">
            <text:p>BRW-DES</text:p>
          </table:table-cell>
          <table:table-cell table:style-name="ce6" office:value-type="string">
            <text:p>MOB</text:p>
          </table:table-cell>
          <table:table-cell table:style-name="ce6" office:value-type="string">
            <text:p>EDT-SUB</text:p>
          </table:table-cell>
          <table:table-cell table:style-name="ce6" office:value-type="string">
            <text:p>EDT-WEB</text:p>
          </table:table-cell>
          <table:table-cell table:style-name="ce6" office:value-type="string">
            <text:p>EDT-NOT</text:p>
          </table:table-cell>
          <table:table-cell table:style-name="ce6" office:value-type="string">
            <text:p>EDT-VST</text:p>
          </table:table-cell>
          <table:table-cell table:style-name="ce6" office:value-type="string">
            <text:p>EDT-DRW</text:p>
          </table:table-cell>
          <table:table-cell table:style-name="ce6" office:value-type="string">
            <text:p>EDT-VIM</text:p>
          </table:table-cell>
          <table:table-cell table:style-name="ce6" office:value-type="string">
            <text:p>EDT-EMA</text:p>
          </table:table-cell>
          <table:table-cell table:style-name="ce6" office:value-type="string">
            <text:p>EDT-TXM</text:p>
          </table:table-cell>
          <table:table-cell table:style-name="ce6" office:value-type="string">
            <text:p>EDT-NET</text:p>
          </table:table-cell>
          <table:table-cell table:style-name="ce6" office:value-type="string">
            <text:p>EDT-ECL</text:p>
          </table:table-cell>
          <table:table-cell table:style-name="ce6" office:value-type="string">
            <text:p>EDT-BRA</text:p>
          </table:table-cell>
          <table:table-cell table:style-name="ce6" office:value-type="string">
            <text:p>EDT-OTH</text:p>
          </table:table-cell>
          <table:table-cell table:number-columns-repeated="161"/>
        </table:table-row>
        <table:table-row table:style-name="ro2">
          <table:table-cell table:style-name="ce23" office:value-type="string">
            <text:p>27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/>
          <table:table-cell table:style-name="ce5" office:value-type="string">
            <text:p>0</text:p>
          </table:table-cell>
          <table:table-cell table:style-name="ce5" table:number-columns-repeated="5"/>
          <table:table-cell table:number-columns-repeated="2" table:style-name="ce5" office:value-type="string">
            <text:p>1</text:p>
          </table:table-cell>
          <table:table-cell table:style-name="ce5" table:number-columns-repeated="8"/>
          <table:table-cell table:style-name="ce5" office:value-type="string">
            <text:p>1</text:p>
          </table:table-cell>
          <table:table-cell table:style-name="ce5"/>
          <table:table-cell table:number-columns-repeated="2" table:style-name="ce5" office:value-type="string">
            <text:p>1</text:p>
          </table:table-cell>
          <table:table-cell table:style-name="ce5"/>
          <table:table-cell table:style-name="ce5" office:value-type="string">
            <text:p>0</text:p>
          </table:table-cell>
          <table:table-cell table:style-name="ce5" table:number-columns-repeated="6"/>
          <table:table-cell table:number-columns-repeated="2" table:style-name="ce5" office:value-type="string">
            <text:p>1</text:p>
          </table:table-cell>
          <table:table-cell table:style-name="ce5" table:number-columns-repeated="4"/>
          <table:table-cell table:number-columns-repeated="3" table:style-name="ce5" office:value-type="string">
            <text:p>1</text:p>
          </table:table-cell>
          <table:table-cell table:style-name="ce5" table:number-columns-repeated="3"/>
          <table:table-cell table:number-columns-repeated="2" table:style-name="ce5" office:value-type="string">
            <text:p>1</text:p>
          </table:table-cell>
          <table:table-cell table:style-name="ce5"/>
          <table:table-cell table:style-name="ce5" office:value-type="string">
            <text:p>1</text:p>
          </table:table-cell>
          <table:table-cell table:style-name="ce5" table:number-columns-repeated="2"/>
          <table:table-cell table:style-name="ce5" office:value-type="string">
            <text:p>0</text:p>
          </table:table-cell>
          <table:table-cell table:style-name="ce5" table:number-columns-repeated="6"/>
          <table:table-cell table:style-name="ce5" office:value-type="string">
            <text:p>0</text:p>
          </table:table-cell>
          <table:table-cell table:style-name="ce4"/>
          <table:table-cell table:style-name="ce5" table:number-columns-repeated="3"/>
          <table:table-cell table:number-columns-repeated="3"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table:number-columns-repeated="7"/>
          <table:table-cell table:number-columns-repeated="3"/>
          <table:table-cell table:style-name="ce5"/>
          <table:table-cell table:number-columns-repeated="161"/>
        </table:table-row>
        <table:table-row table:style-name="ro2"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7</text:p>
          </table:table-cell>
          <table:table-cell office:value-type="string">
            <text:p>1</text:p>
          </table:table-cell>
          <table:table-cell table:style-name="ce22"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0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5">
            <text:p>5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A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3" office:value-type="float" office:value="1">
            <text:p>1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4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3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string">
            <text:p>RN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89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E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2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7</text:p>
          </table:table-cell>
          <table:table-cell office:value-type="string">
            <text:p>1</text:p>
          </table:table-cell>
          <table:table-cell office:value-type="string">
            <text:p>RN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table:style-name="ce7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99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table:style-name="ce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0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6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108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11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11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1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115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17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20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12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2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26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12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31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132</text:p>
          </table:table-cell>
          <table:table-cell office:value-type="string">
            <text:p>1</text:p>
          </table:table-cell>
          <table:table-cell office:value-type="string">
            <text:p>AL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 table:style-name="ce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13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39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4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145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number-columns-repeated="3" office:value-type="float" office:value="0">
            <text:p>0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table:style-name="ce7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number-columns-repeated="2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48</text:p>
          </table:table-cell>
          <table:table-cell office:value-type="string">
            <text:p>1</text:p>
          </table:table-cell>
          <table:table-cell table:style-name="ce22"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49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float" office:value="0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5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6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66</text:p>
          </table:table-cell>
          <table:table-cell office:value-type="string">
            <text:p>1</text:p>
          </table:table-cell>
          <table:table-cell table:style-name="ce22"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168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number-columns-repeated="2"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8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4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85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/>
          <table:table-cell table:number-columns-repeated="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8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table:number-columns-repeated="3" office:value-type="float" office:value="0">
            <text:p>0</text:p>
          </table:table-cell>
          <table:table-cell table:style-name="Default"/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190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4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97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table:style-name="ce7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9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5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table:style-name="ce7"/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table:number-columns-repeated="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05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6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9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210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1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1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1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1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1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221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23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230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3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3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237</text:p>
          </table:table-cell>
          <table:table-cell office:value-type="string">
            <text:p>1</text:p>
          </table:table-cell>
          <table:table-cell office:value-type="string">
            <text:p>PI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238</text:p>
          </table:table-cell>
          <table:table-cell office:value-type="string">
            <text:p>1</text:p>
          </table:table-cell>
          <table:table-cell table:style-name="ce22"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40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24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46</text:p>
          </table:table-cell>
          <table:table-cell office:value-type="string">
            <text:p>1</text:p>
          </table:table-cell>
          <table:table-cell office:value-type="string">
            <text:p>M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57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D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6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table:number-columns-repeated="2"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26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6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64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6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7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27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number-columns-repeated="3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77</text:p>
          </table:table-cell>
          <table:table-cell office:value-type="string">
            <text:p>1</text:p>
          </table:table-cell>
          <table:table-cell table:style-name="ce22"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79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8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282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28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85</text:p>
          </table:table-cell>
          <table:table-cell office:value-type="string">
            <text:p>1</text:p>
          </table:table-cell>
          <table:table-cell office:value-type="string">
            <text:p>PB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8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28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8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9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9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99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30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309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314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4"/>
          <table:table-cell table:number-columns-repeated="2"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31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1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23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32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2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332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3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40</text:p>
          </table:table-cell>
          <table:table-cell office:value-type="string">
            <text:p>1</text:p>
          </table:table-cell>
          <table:table-cell table:style-name="ce22" office:value-type="string">
            <text:p>BA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45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346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4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Default"/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48</text:p>
          </table:table-cell>
          <table:table-cell office:value-type="string">
            <text:p>1</text:p>
          </table:table-cell>
          <table:table-cell office:value-type="string">
            <text:p>BA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5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35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60</text:p>
          </table:table-cell>
          <table:table-cell office:value-type="string">
            <text:p>1</text:p>
          </table:table-cell>
          <table:table-cell table:style-name="ce22" office:value-type="string">
            <text:p>AM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61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6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366</text:p>
          </table:table-cell>
          <table:table-cell office:value-type="string">
            <text:p>1</text:p>
          </table:table-cell>
          <table:table-cell office:value-type="string">
            <text:p>ES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36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36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7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72</text:p>
          </table:table-cell>
          <table:table-cell office:value-type="string">
            <text:p>1</text:p>
          </table:table-cell>
          <table:table-cell office:value-type="string">
            <text:p>TO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7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7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375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37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8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83</text:p>
          </table:table-cell>
          <table:table-cell office:value-type="string">
            <text:p>1</text:p>
          </table:table-cell>
          <table:table-cell office:value-type="string">
            <text:p>RN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8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8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39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9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95</text:p>
          </table:table-cell>
          <table:table-cell office:value-type="string">
            <text:p>1</text:p>
          </table:table-cell>
          <table:table-cell table:style-name="ce22" office:value-type="string">
            <text:p>PB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396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9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99</text:p>
          </table:table-cell>
          <table:table-cell office:value-type="string">
            <text:p>1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401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0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0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410</text:p>
          </table:table-cell>
          <table:table-cell office:value-type="string">
            <text:p>1</text:p>
          </table:table-cell>
          <table:table-cell office:value-type="string">
            <text:p>RN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1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14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419</text:p>
          </table:table-cell>
          <table:table-cell office:value-type="string">
            <text:p>1</text:p>
          </table:table-cell>
          <table:table-cell office:value-type="string">
            <text:p>AL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424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2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29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3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33</text:p>
          </table:table-cell>
          <table:table-cell office:value-type="string">
            <text:p>1</text:p>
          </table:table-cell>
          <table:table-cell office:value-type="string">
            <text:p>E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3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36</text:p>
          </table:table-cell>
          <table:table-cell office:value-type="string">
            <text:p>1</text:p>
          </table:table-cell>
          <table:table-cell office:value-type="string">
            <text:p>BA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44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/>
          <table:table-cell table:number-columns-repeated="3"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44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47</text:p>
          </table:table-cell>
          <table:table-cell office:value-type="string">
            <text:p>1</text:p>
          </table:table-cell>
          <table:table-cell office:value-type="string">
            <text:p>ES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449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5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5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53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5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458</text:p>
          </table:table-cell>
          <table:table-cell office:value-type="string">
            <text:p>1</text:p>
          </table:table-cell>
          <table:table-cell office:value-type="string">
            <text:p>AL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464</text:p>
          </table:table-cell>
          <table:table-cell office:value-type="string">
            <text:p>1</text:p>
          </table:table-cell>
          <table:table-cell office:value-type="string">
            <text:p>AL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46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table:number-columns-repeated="2"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470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47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73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76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478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8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8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484</text:p>
          </table:table-cell>
          <table:table-cell office:value-type="string">
            <text:p>1</text:p>
          </table:table-cell>
          <table:table-cell office:value-type="string">
            <text:p>BA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85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8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8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489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49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9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495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496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9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0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0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0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05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50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0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10</text:p>
          </table:table-cell>
          <table:table-cell office:value-type="string">
            <text:p>1</text:p>
          </table:table-cell>
          <table:table-cell office:value-type="string">
            <text:p>E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1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51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15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16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1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3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3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53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54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4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4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50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52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55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60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70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7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81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585</text:p>
          </table:table-cell>
          <table:table-cell office:value-type="string">
            <text:p>1</text:p>
          </table:table-cell>
          <table:table-cell office:value-type="string">
            <text:p>M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8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58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9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595</text:p>
          </table:table-cell>
          <table:table-cell office:value-type="string">
            <text:p>1</text:p>
          </table:table-cell>
          <table:table-cell table:style-name="ce22" office:value-type="string">
            <text:p>BA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596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9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00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0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604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05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06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60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17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18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19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21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22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2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2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6"/>
        </table:table-row>
        <table:table-row table:style-name="ro2">
          <table:table-cell office:value-type="string">
            <text:p>628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30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31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3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63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36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3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39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640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641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table:style-name="Default"/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47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D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64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65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655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57</text:p>
          </table:table-cell>
          <table:table-cell office:value-type="string">
            <text:p>1</text:p>
          </table:table-cell>
          <table:table-cell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5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60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63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6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66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6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6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96</text:p>
          </table:table-cell>
          <table:table-cell office:value-type="string">
            <text:p>1</text:p>
          </table:table-cell>
          <table:table-cell office:value-type="string">
            <text:p>PA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702</text:p>
          </table:table-cell>
          <table:table-cell office:value-type="string">
            <text:p>1</text:p>
          </table:table-cell>
          <table:table-cell table:style-name="ce22"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704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0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709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1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1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D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24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table:number-columns-repeated="2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72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30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3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36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737</text:p>
          </table:table-cell>
          <table:table-cell office:value-type="string">
            <text:p>1</text:p>
          </table:table-cell>
          <table:table-cell office:value-type="string">
            <text:p>SE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741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74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45</text:p>
          </table:table-cell>
          <table:table-cell office:value-type="string">
            <text:p>1</text:p>
          </table:table-cell>
          <table:table-cell office:value-type="string">
            <text:p>BA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46</text:p>
          </table:table-cell>
          <table:table-cell office:value-type="string">
            <text:p>1</text:p>
          </table:table-cell>
          <table:table-cell office:value-type="string">
            <text:p>SE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750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75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6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75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754</text:p>
          </table:table-cell>
          <table:table-cell office:value-type="string">
            <text:p>1</text:p>
          </table:table-cell>
          <table:table-cell table:style-name="ce22"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58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6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762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6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66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768</text:p>
          </table:table-cell>
          <table:table-cell office:value-type="string">
            <text:p>1</text:p>
          </table:table-cell>
          <table:table-cell table:style-name="ce22"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69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7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7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81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83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787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88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80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806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811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812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13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1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1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2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824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2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82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2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31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41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44</text:p>
          </table:table-cell>
          <table:table-cell office:value-type="string">
            <text:p>1</text:p>
          </table:table-cell>
          <table:table-cell office:value-type="string">
            <text:p>RO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84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847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4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5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number-columns-repeated="2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852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85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860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6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2"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86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86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872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7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87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7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3" table:style-name="ce4" office:value-type="string">
            <text:p>1</text:p>
          </table:table-cell>
          <table:table-cell table:number-columns-repeated="3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81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8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88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8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93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89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89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99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90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15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28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</table:table>
      <table:table table:name="Sheet14" table:style-name="ta3" table:print="false">
        <office:forms form:automatic-focus="false" form:apply-design-mode="false"/>
        <table:table-column table:style-name="co17" table:number-columns-repeated="3" table:default-cell-style-name="ce6"/>
        <table:table-column table:style-name="co18" table:default-cell-style-name="ce6"/>
        <table:table-column table:style-name="co17" table:number-columns-repeated="252" table:default-cell-style-name="Default"/>
        <table:table-row table:style-name="ro8">
          <table:table-cell office:value-type="string">
            <text:p>inicio</text:p>
          </table:table-cell>
          <table:table-cell office:value-type="string">
            <text:p>cod</text:p>
          </table:table-cell>
          <table:table-cell office:value-type="string">
            <text:p>tamanho</text:p>
          </table:table-cell>
          <table:table-cell office:value-type="string">
            <text:p>desc</text:p>
          </table:table-cell>
          <table:table-cell table:number-columns-repeated="25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IDU</text:p>
          </table:table-cell>
          <table:table-cell office:value-type="float" office:value="3">
            <text:p>3</text:p>
          </table:table-cell>
          <table:table-cell office:value-type="string">
            <text:p>ID do Usuario</text:p>
          </table:table-cell>
          <table:table-cell table:number-columns-repeated="252"/>
        </table:table-row>
        <table:table-row table:style-name="ro8">
          <table:table-cell table:formula="of:=SUM([.A2];[.C2])" office:value-type="float" office:value="4">
            <text:p>4</text:p>
          </table:table-cell>
          <table:table-cell office:value-type="string">
            <text:p>BRA</text:p>
          </table:table-cell>
          <table:table-cell office:value-type="float" office:value="1">
            <text:p>1</text:p>
          </table:table-cell>
          <table:table-cell office:value-type="string">
            <text:p>Mora no Brasil</text:p>
          </table:table-cell>
          <table:table-cell table:number-columns-repeated="252"/>
        </table:table-row>
        <table:table-row table:style-name="ro8">
          <table:table-cell table:formula="of:=SUM([.A3];[.C3])" office:value-type="float" office:value="5">
            <text:p>5</text:p>
          </table:table-cell>
          <table:table-cell office:value-type="string">
            <text:p>EST</text:p>
          </table:table-cell>
          <table:table-cell office:value-type="float" office:value="2">
            <text:p>2</text:p>
          </table:table-cell>
          <table:table-cell office:value-type="string">
            <text:p>Estado em que mora</text:p>
          </table:table-cell>
          <table:table-cell table:number-columns-repeated="252"/>
        </table:table-row>
        <table:table-row table:style-name="ro8">
          <table:table-cell table:formula="of:=SUM([.A4];[.C4])" office:value-type="float" office:value="7">
            <text:p>7</text:p>
          </table:table-cell>
          <table:table-cell office:value-type="string">
            <text:p>PER</text:p>
          </table:table-cell>
          <table:table-cell office:value-type="float" office:value="1">
            <text:p>1</text:p>
          </table:table-cell>
          <table:table-cell office:value-type="string">
            <text:p>Perfil</text:p>
          </table:table-cell>
          <table:table-cell table:number-columns-repeated="252"/>
        </table:table-row>
        <table:table-row table:style-name="ro8">
          <table:table-cell table:formula="of:=SUM([.A5];[.C5])" office:value-type="float" office:value="8">
            <text:p>8</text:p>
          </table:table-cell>
          <table:table-cell office:value-type="string">
            <text:p>FOC</text:p>
          </table:table-cell>
          <table:table-cell office:value-type="float" office:value="1">
            <text:p>1</text:p>
          </table:table-cell>
          <table:table-cell office:value-type="string">
            <text:p>Focado em Front-end</text:p>
          </table:table-cell>
          <table:table-cell table:number-columns-repeated="252"/>
        </table:table-row>
        <table:table-row table:style-name="ro8">
          <table:table-cell table:formula="of:=SUM([.A6];[.C6])" office:value-type="float" office:value="9">
            <text:p>9</text:p>
          </table:table-cell>
          <table:table-cell office:value-type="string">
            <text:p>EXP</text:p>
          </table:table-cell>
          <table:table-cell office:value-type="float" office:value="1">
            <text:p>1</text:p>
          </table:table-cell>
          <table:table-cell office:value-type="string">
            <text:p>Tempo de experiencia</text:p>
          </table:table-cell>
          <table:table-cell table:number-columns-repeated="252"/>
        </table:table-row>
        <table:table-row table:style-name="ro8">
          <table:table-cell table:formula="of:=SUM([.A7];[.C7])" office:value-type="float" office:value="10">
            <text:p>10</text:p>
          </table:table-cell>
          <table:table-cell office:value-type="string">
            <text:p>FRW-ANG</text:p>
          </table:table-cell>
          <table:table-cell office:value-type="float" office:value="1">
            <text:p>1</text:p>
          </table:table-cell>
          <table:table-cell office:value-type="string">
            <text:p>Usa AngularJS</text:p>
          </table:table-cell>
          <table:table-cell table:number-columns-repeated="252"/>
        </table:table-row>
        <table:table-row table:style-name="ro8">
          <table:table-cell table:formula="of:=SUM([.A8];[.C8])" office:value-type="float" office:value="11">
            <text:p>11</text:p>
          </table:table-cell>
          <table:table-cell office:value-type="string">
            <text:p>FRW-BBO</text:p>
          </table:table-cell>
          <table:table-cell office:value-type="float" office:value="1">
            <text:p>1</text:p>
          </table:table-cell>
          <table:table-cell office:value-type="string">
            <text:p>Usa BackboneJS</text:p>
          </table:table-cell>
          <table:table-cell table:number-columns-repeated="252"/>
        </table:table-row>
        <table:table-row table:style-name="ro8">
          <table:table-cell table:formula="of:=SUM([.A9];[.C9])" office:value-type="float" office:value="12">
            <text:p>12</text:p>
          </table:table-cell>
          <table:table-cell office:value-type="string">
            <text:p>FRW-EMB</text:p>
          </table:table-cell>
          <table:table-cell office:value-type="float" office:value="1">
            <text:p>1</text:p>
          </table:table-cell>
          <table:table-cell office:value-type="string">
            <text:p>Usa EmberJS</text:p>
          </table:table-cell>
          <table:table-cell table:number-columns-repeated="252"/>
        </table:table-row>
        <table:table-row table:style-name="ro8">
          <table:table-cell table:formula="of:=SUM([.A10];[.C10])" office:value-type="float" office:value="13">
            <text:p>13</text:p>
          </table:table-cell>
          <table:table-cell office:value-type="string">
            <text:p>FRW-JQU</text:p>
          </table:table-cell>
          <table:table-cell office:value-type="float" office:value="1">
            <text:p>1</text:p>
          </table:table-cell>
          <table:table-cell office:value-type="string">
            <text:p>Usa jQuery</text:p>
          </table:table-cell>
          <table:table-cell table:number-columns-repeated="252"/>
        </table:table-row>
        <table:table-row table:style-name="ro8">
          <table:table-cell table:formula="of:=SUM([.A11];[.C11])" office:value-type="float" office:value="14">
            <text:p>14</text:p>
          </table:table-cell>
          <table:table-cell office:value-type="string">
            <text:p>FRW-KNO</text:p>
          </table:table-cell>
          <table:table-cell office:value-type="float" office:value="1">
            <text:p>1</text:p>
          </table:table-cell>
          <table:table-cell office:value-type="string">
            <text:p>Usa KnockoutJS</text:p>
          </table:table-cell>
          <table:table-cell table:number-columns-repeated="252"/>
        </table:table-row>
        <table:table-row table:style-name="ro8">
          <table:table-cell table:formula="of:=SUM([.A12];[.C12])" office:value-type="float" office:value="15">
            <text:p>15</text:p>
          </table:table-cell>
          <table:table-cell office:value-type="string">
            <text:p>FRW-OTH</text:p>
          </table:table-cell>
          <table:table-cell office:value-type="float" office:value="1">
            <text:p>1</text:p>
          </table:table-cell>
          <table:table-cell office:value-type="string">
            <text:p>Usa outro framework</text:p>
          </table:table-cell>
          <table:table-cell table:number-columns-repeated="252"/>
        </table:table-row>
        <table:table-row table:style-name="ro8">
          <table:table-cell table:formula="of:=SUM([.A13];[.C13])" office:value-type="float" office:value="16">
            <text:p>16</text:p>
          </table:table-cell>
          <table:table-cell office:value-type="string">
            <text:p>MOD</text:p>
          </table:table-cell>
          <table:table-cell office:value-type="float" office:value="1">
            <text:p>1</text:p>
          </table:table-cell>
          <table:table-cell office:value-type="string">
            <text:p>Usa module pattern</text:p>
          </table:table-cell>
          <table:table-cell table:number-columns-repeated="252"/>
        </table:table-row>
        <table:table-row table:style-name="ro8">
          <table:table-cell table:formula="of:=SUM([.A14];[.C14])" office:value-type="float" office:value="17">
            <text:p>17</text:p>
          </table:table-cell>
          <table:table-cell office:value-type="string">
            <text:p>MOD-AMD</text:p>
          </table:table-cell>
          <table:table-cell office:value-type="float" office:value="1">
            <text:p>1</text:p>
          </table:table-cell>
          <table:table-cell office:value-type="string">
            <text:p>Usa AMD</text:p>
          </table:table-cell>
          <table:table-cell table:number-columns-repeated="252"/>
        </table:table-row>
        <table:table-row table:style-name="ro8">
          <table:table-cell table:formula="of:=SUM([.A15];[.C15])" office:value-type="float" office:value="18">
            <text:p>18</text:p>
          </table:table-cell>
          <table:table-cell office:value-type="string">
            <text:p>MOD-COM</text:p>
          </table:table-cell>
          <table:table-cell office:value-type="float" office:value="1">
            <text:p>1</text:p>
          </table:table-cell>
          <table:table-cell office:value-type="string">
            <text:p>Usa CommonJS</text:p>
          </table:table-cell>
          <table:table-cell table:number-columns-repeated="252"/>
        </table:table-row>
        <table:table-row table:style-name="ro8">
          <table:table-cell table:formula="of:=SUM([.A16];[.C16])" office:value-type="float" office:value="19">
            <text:p>19</text:p>
          </table:table-cell>
          <table:table-cell office:value-type="string">
            <text:p>MOD-OTH</text:p>
          </table:table-cell>
          <table:table-cell office:value-type="float" office:value="1">
            <text:p>1</text:p>
          </table:table-cell>
          <table:table-cell office:value-type="string">
            <text:p>Usa outro module pattern</text:p>
          </table:table-cell>
          <table:table-cell table:number-columns-repeated="252"/>
        </table:table-row>
        <table:table-row table:style-name="ro8">
          <table:table-cell table:formula="of:=SUM([.A17];[.C17])" office:value-type="float" office:value="20">
            <text:p>20</text:p>
          </table:table-cell>
          <table:table-cell office:value-type="string">
            <text:p>PKG</text:p>
          </table:table-cell>
          <table:table-cell office:value-type="float" office:value="1">
            <text:p>1</text:p>
          </table:table-cell>
          <table:table-cell office:value-type="string">
            <text:p>Usa gerenciador de pacotes</text:p>
          </table:table-cell>
          <table:table-cell table:number-columns-repeated="252"/>
        </table:table-row>
        <table:table-row table:style-name="ro8">
          <table:table-cell table:formula="of:=SUM([.A18];[.C18])" office:value-type="float" office:value="21">
            <text:p>21</text:p>
          </table:table-cell>
          <table:table-cell office:value-type="string">
            <text:p>PKG-BOW</text:p>
          </table:table-cell>
          <table:table-cell office:value-type="float" office:value="1">
            <text:p>1</text:p>
          </table:table-cell>
          <table:table-cell office:value-type="string">
            <text:p>Usa Bower</text:p>
          </table:table-cell>
          <table:table-cell table:number-columns-repeated="252"/>
        </table:table-row>
        <table:table-row table:style-name="ro8">
          <table:table-cell table:formula="of:=SUM([.A19];[.C19])" office:value-type="float" office:value="22">
            <text:p>22</text:p>
          </table:table-cell>
          <table:table-cell office:value-type="string">
            <text:p>PKG-NPM</text:p>
          </table:table-cell>
          <table:table-cell office:value-type="float" office:value="1">
            <text:p>1</text:p>
          </table:table-cell>
          <table:table-cell office:value-type="string">
            <text:p>Usa NPM</text:p>
          </table:table-cell>
          <table:table-cell table:number-columns-repeated="252"/>
        </table:table-row>
        <table:table-row table:style-name="ro8">
          <table:table-cell table:formula="of:=SUM([.A20];[.C20])" office:value-type="float" office:value="23">
            <text:p>23</text:p>
          </table:table-cell>
          <table:table-cell office:value-type="string">
            <text:p>PKG-VOL</text:p>
          </table:table-cell>
          <table:table-cell office:value-type="float" office:value="1">
            <text:p>1</text:p>
          </table:table-cell>
          <table:table-cell office:value-type="string">
            <text:p>Usa Volo</text:p>
          </table:table-cell>
          <table:table-cell table:number-columns-repeated="252"/>
        </table:table-row>
        <table:table-row table:style-name="ro8">
          <table:table-cell table:formula="of:=SUM([.A21];[.C21])" office:value-type="float" office:value="24">
            <text:p>24</text:p>
          </table:table-cell>
          <table:table-cell office:value-type="string">
            <text:p>PKG-JAM</text:p>
          </table:table-cell>
          <table:table-cell office:value-type="float" office:value="1">
            <text:p>1</text:p>
          </table:table-cell>
          <table:table-cell office:value-type="string">
            <text:p>Usa Jam</text:p>
          </table:table-cell>
          <table:table-cell table:number-columns-repeated="252"/>
        </table:table-row>
        <table:table-row table:style-name="ro8">
          <table:table-cell table:formula="of:=SUM([.A22];[.C22])" office:value-type="float" office:value="25">
            <text:p>25</text:p>
          </table:table-cell>
          <table:table-cell office:value-type="string">
            <text:p>PKG-OTH</text:p>
          </table:table-cell>
          <table:table-cell office:value-type="float" office:value="1">
            <text:p>1</text:p>
          </table:table-cell>
          <table:table-cell office:value-type="string">
            <text:p>Usa outro gerenciador de pacotes</text:p>
          </table:table-cell>
          <table:table-cell table:number-columns-repeated="252"/>
        </table:table-row>
        <table:table-row table:style-name="ro8">
          <table:table-cell table:formula="of:=SUM([.A23];[.C23])" office:value-type="float" office:value="26">
            <text:p>26</text:p>
          </table:table-cell>
          <table:table-cell office:value-type="string">
            <text:p>AUT</text:p>
          </table:table-cell>
          <table:table-cell office:value-type="float" office:value="1">
            <text:p>1</text:p>
          </table:table-cell>
          <table:table-cell office:value-type="string">
            <text:p>Usa ferramenta de automatizacao de tarefas</text:p>
          </table:table-cell>
          <table:table-cell table:number-columns-repeated="252"/>
        </table:table-row>
        <table:table-row table:style-name="ro8">
          <table:table-cell table:formula="of:=SUM([.A24];[.C24])" office:value-type="float" office:value="27">
            <text:p>27</text:p>
          </table:table-cell>
          <table:table-cell office:value-type="string">
            <text:p>AUT-GRN</text:p>
          </table:table-cell>
          <table:table-cell office:value-type="float" office:value="1">
            <text:p>1</text:p>
          </table:table-cell>
          <table:table-cell office:value-type="string">
            <text:p>Usa Grunt</text:p>
          </table:table-cell>
          <table:table-cell table:number-columns-repeated="252"/>
        </table:table-row>
        <table:table-row table:style-name="ro8">
          <table:table-cell table:formula="of:=SUM([.A25];[.C25])" office:value-type="float" office:value="28">
            <text:p>28</text:p>
          </table:table-cell>
          <table:table-cell office:value-type="string">
            <text:p>AUT-GER</text:p>
          </table:table-cell>
          <table:table-cell office:value-type="float" office:value="1">
            <text:p>1</text:p>
          </table:table-cell>
          <table:table-cell office:value-type="string">
            <text:p>Usa Gear</text:p>
          </table:table-cell>
          <table:table-cell table:number-columns-repeated="252"/>
        </table:table-row>
        <table:table-row table:style-name="ro8">
          <table:table-cell table:formula="of:=SUM([.A26];[.C26])" office:value-type="float" office:value="29">
            <text:p>29</text:p>
          </table:table-cell>
          <table:table-cell office:value-type="string">
            <text:p>AUT-ANT</text:p>
          </table:table-cell>
          <table:table-cell office:value-type="float" office:value="1">
            <text:p>1</text:p>
          </table:table-cell>
          <table:table-cell office:value-type="string">
            <text:p>Usa Ant</text:p>
          </table:table-cell>
          <table:table-cell table:number-columns-repeated="252"/>
        </table:table-row>
        <table:table-row table:style-name="ro8">
          <table:table-cell table:formula="of:=SUM([.A27];[.C27])" office:value-type="float" office:value="30">
            <text:p>30</text:p>
          </table:table-cell>
          <table:table-cell office:value-type="string">
            <text:p>AUT-MAK</text:p>
          </table:table-cell>
          <table:table-cell office:value-type="float" office:value="1">
            <text:p>1</text:p>
          </table:table-cell>
          <table:table-cell office:value-type="string">
            <text:p>Usa Make</text:p>
          </table:table-cell>
          <table:table-cell table:number-columns-repeated="252"/>
        </table:table-row>
        <table:table-row table:style-name="ro8">
          <table:table-cell table:formula="of:=SUM([.A28];[.C28])" office:value-type="float" office:value="31">
            <text:p>31</text:p>
          </table:table-cell>
          <table:table-cell office:value-type="string">
            <text:p>AUT-CAK</text:p>
          </table:table-cell>
          <table:table-cell office:value-type="float" office:value="1">
            <text:p>1</text:p>
          </table:table-cell>
          <table:table-cell office:value-type="string">
            <text:p>Usa Cake</text:p>
          </table:table-cell>
          <table:table-cell table:number-columns-repeated="252"/>
        </table:table-row>
        <table:table-row table:style-name="ro8">
          <table:table-cell table:formula="of:=SUM([.A29];[.C29])" office:value-type="float" office:value="32">
            <text:p>32</text:p>
          </table:table-cell>
          <table:table-cell office:value-type="string">
            <text:p>AUT-JAK</text:p>
          </table:table-cell>
          <table:table-cell office:value-type="float" office:value="1">
            <text:p>1</text:p>
          </table:table-cell>
          <table:table-cell office:value-type="string">
            <text:p>Usa Jake</text:p>
          </table:table-cell>
          <table:table-cell table:number-columns-repeated="252"/>
        </table:table-row>
        <table:table-row table:style-name="ro8">
          <table:table-cell table:formula="of:=SUM([.A30];[.C30])" office:value-type="float" office:value="33">
            <text:p>33</text:p>
          </table:table-cell>
          <table:table-cell office:value-type="string">
            <text:p>AUT-RAK</text:p>
          </table:table-cell>
          <table:table-cell office:value-type="float" office:value="1">
            <text:p>1</text:p>
          </table:table-cell>
          <table:table-cell office:value-type="string">
            <text:p>Usa Rake</text:p>
          </table:table-cell>
          <table:table-cell table:number-columns-repeated="252"/>
        </table:table-row>
        <table:table-row table:style-name="ro8">
          <table:table-cell table:formula="of:=SUM([.A31];[.C31])" office:value-type="float" office:value="34">
            <text:p>34</text:p>
          </table:table-cell>
          <table:table-cell office:value-type="string">
            <text:p>AUT-BAS</text:p>
          </table:table-cell>
          <table:table-cell office:value-type="float" office:value="1">
            <text:p>1</text:p>
          </table:table-cell>
          <table:table-cell office:value-type="string">
            <text:p>Usa Bash</text:p>
          </table:table-cell>
          <table:table-cell table:number-columns-repeated="252"/>
        </table:table-row>
        <table:table-row table:style-name="ro8">
          <table:table-cell table:formula="of:=SUM([.A32];[.C32])" office:value-type="float" office:value="35">
            <text:p>35</text:p>
          </table:table-cell>
          <table:table-cell office:value-type="string">
            <text:p>AUT-OTH</text:p>
          </table:table-cell>
          <table:table-cell office:value-type="float" office:value="1">
            <text:p>1</text:p>
          </table:table-cell>
          <table:table-cell office:value-type="string">
            <text:p>Usa outra ferramenta de automatizacao de tarefas</text:p>
          </table:table-cell>
          <table:table-cell table:number-columns-repeated="252"/>
        </table:table-row>
        <table:table-row table:style-name="ro8">
          <table:table-cell table:formula="of:=SUM([.A33];[.C33])" office:value-type="float" office:value="36">
            <text:p>36</text:p>
          </table:table-cell>
          <table:table-cell office:value-type="string">
            <text:p>TST</text:p>
          </table:table-cell>
          <table:table-cell office:value-type="float" office:value="1">
            <text:p>1</text:p>
          </table:table-cell>
          <table:table-cell office:value-type="string">
            <text:p>Faz testes</text:p>
          </table:table-cell>
          <table:table-cell table:number-columns-repeated="252"/>
        </table:table-row>
        <table:table-row table:style-name="ro8">
          <table:table-cell table:formula="of:=SUM([.A34];[.C34])" office:value-type="float" office:value="37">
            <text:p>37</text:p>
          </table:table-cell>
          <table:table-cell office:value-type="string">
            <text:p>TST-UNI</text:p>
          </table:table-cell>
          <table:table-cell office:value-type="float" office:value="1">
            <text:p>1</text:p>
          </table:table-cell>
          <table:table-cell office:value-type="string">
            <text:p>Faz testes unitarios</text:p>
          </table:table-cell>
          <table:table-cell table:number-columns-repeated="252"/>
        </table:table-row>
        <table:table-row table:style-name="ro8">
          <table:table-cell table:formula="of:=SUM([.A35];[.C35])" office:value-type="float" office:value="38">
            <text:p>38</text:p>
          </table:table-cell>
          <table:table-cell office:value-type="string">
            <text:p>TST-INT</text:p>
          </table:table-cell>
          <table:table-cell office:value-type="float" office:value="1">
            <text:p>1</text:p>
          </table:table-cell>
          <table:table-cell office:value-type="string">
            <text:p>Faz testes de integracao ou end-to-end</text:p>
          </table:table-cell>
          <table:table-cell table:number-columns-repeated="252"/>
        </table:table-row>
        <table:table-row table:style-name="ro8">
          <table:table-cell table:formula="of:=SUM([.A36];[.C36])" office:value-type="float" office:value="39">
            <text:p>39</text:p>
          </table:table-cell>
          <table:table-cell office:value-type="string">
            <text:p>TST-PER</text:p>
          </table:table-cell>
          <table:table-cell office:value-type="float" office:value="1">
            <text:p>1</text:p>
          </table:table-cell>
          <table:table-cell office:value-type="string">
            <text:p>Faz testes de perfomance</text:p>
          </table:table-cell>
          <table:table-cell table:number-columns-repeated="252"/>
        </table:table-row>
        <table:table-row table:style-name="ro8">
          <table:table-cell table:formula="of:=SUM([.A37];[.C37])" office:value-type="float" office:value="40">
            <text:p>40</text:p>
          </table:table-cell>
          <table:table-cell office:value-type="string">
            <text:p>TST-OTH</text:p>
          </table:table-cell>
          <table:table-cell office:value-type="float" office:value="1">
            <text:p>1</text:p>
          </table:table-cell>
          <table:table-cell office:value-type="string">
            <text:p>Faz outro tipo de teste</text:p>
          </table:table-cell>
          <table:table-cell table:number-columns-repeated="252"/>
        </table:table-row>
        <table:table-row table:style-name="ro8">
          <table:table-cell table:formula="of:=SUM([.A38];[.C38])" office:value-type="float" office:value="41">
            <text:p>41</text:p>
          </table:table-cell>
          <table:table-cell office:value-type="string">
            <text:p>TST-FER</text:p>
          </table:table-cell>
          <table:table-cell office:value-type="float" office:value="1">
            <text:p>1</text:p>
          </table:table-cell>
          <table:table-cell office:value-type="string">
            <text:p>Usa ferramenta para realizacao dos testes</text:p>
          </table:table-cell>
          <table:table-cell table:number-columns-repeated="252"/>
        </table:table-row>
        <table:table-row table:style-name="ro8">
          <table:table-cell table:formula="of:=SUM([.A39];[.C39])" office:value-type="float" office:value="42">
            <text:p>42</text:p>
          </table:table-cell>
          <table:table-cell office:value-type="string">
            <text:p>TST-FER-QUN</text:p>
          </table:table-cell>
          <table:table-cell office:value-type="float" office:value="1">
            <text:p>1</text:p>
          </table:table-cell>
          <table:table-cell office:value-type="string">
            <text:p>Usa QUnit</text:p>
          </table:table-cell>
          <table:table-cell table:number-columns-repeated="252"/>
        </table:table-row>
        <table:table-row table:style-name="ro8">
          <table:table-cell table:formula="of:=SUM([.A40];[.C40])" office:value-type="float" office:value="43">
            <text:p>43</text:p>
          </table:table-cell>
          <table:table-cell office:value-type="string">
            <text:p>TST-FER-KAR</text:p>
          </table:table-cell>
          <table:table-cell office:value-type="float" office:value="1">
            <text:p>1</text:p>
          </table:table-cell>
          <table:table-cell office:value-type="string">
            <text:p>Usa Karma</text:p>
          </table:table-cell>
          <table:table-cell table:number-columns-repeated="252"/>
        </table:table-row>
        <table:table-row table:style-name="ro8">
          <table:table-cell table:formula="of:=SUM([.A41];[.C41])" office:value-type="float" office:value="44">
            <text:p>44</text:p>
          </table:table-cell>
          <table:table-cell office:value-type="string">
            <text:p>TST-FER-JAS</text:p>
          </table:table-cell>
          <table:table-cell office:value-type="float" office:value="1">
            <text:p>1</text:p>
          </table:table-cell>
          <table:table-cell office:value-type="string">
            <text:p>Usa Jasmine</text:p>
          </table:table-cell>
          <table:table-cell table:number-columns-repeated="252"/>
        </table:table-row>
        <table:table-row table:style-name="ro8">
          <table:table-cell table:formula="of:=SUM([.A42];[.C42])" office:value-type="float" office:value="45">
            <text:p>45</text:p>
          </table:table-cell>
          <table:table-cell office:value-type="string">
            <text:p>TST-FER-SIN</text:p>
          </table:table-cell>
          <table:table-cell office:value-type="float" office:value="1">
            <text:p>1</text:p>
          </table:table-cell>
          <table:table-cell office:value-type="string">
            <text:p>Usa Sinon</text:p>
          </table:table-cell>
          <table:table-cell table:number-columns-repeated="252"/>
        </table:table-row>
        <table:table-row table:style-name="ro8">
          <table:table-cell table:formula="of:=SUM([.A43];[.C43])" office:value-type="float" office:value="46">
            <text:p>46</text:p>
          </table:table-cell>
          <table:table-cell office:value-type="string">
            <text:p>TST-FER-MOC</text:p>
          </table:table-cell>
          <table:table-cell office:value-type="float" office:value="1">
            <text:p>1</text:p>
          </table:table-cell>
          <table:table-cell office:value-type="string">
            <text:p>Usa Mocha</text:p>
          </table:table-cell>
          <table:table-cell table:number-columns-repeated="252"/>
        </table:table-row>
        <table:table-row table:style-name="ro8">
          <table:table-cell table:formula="of:=SUM([.A44];[.C44])" office:value-type="float" office:value="47">
            <text:p>47</text:p>
          </table:table-cell>
          <table:table-cell office:value-type="string">
            <text:p>TST-FER-OTH</text:p>
          </table:table-cell>
          <table:table-cell office:value-type="float" office:value="1">
            <text:p>1</text:p>
          </table:table-cell>
          <table:table-cell office:value-type="string">
            <text:p>Usa outra ferramenta para realizacao dos testes</text:p>
          </table:table-cell>
          <table:table-cell table:number-columns-repeated="252"/>
        </table:table-row>
        <table:table-row table:style-name="ro8">
          <table:table-cell table:formula="of:=SUM([.A45];[.C45])" office:value-type="float" office:value="48">
            <text:p>48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table-cell office:value-type="string">
            <text:p>Usa ferramenta de controle de versao</text:p>
          </table:table-cell>
          <table:table-cell table:number-columns-repeated="252"/>
        </table:table-row>
        <table:table-row table:style-name="ro8">
          <table:table-cell table:formula="of:=SUM([.A46];[.C46])" office:value-type="float" office:value="49">
            <text:p>49</text:p>
          </table:table-cell>
          <table:table-cell office:value-type="string">
            <text:p>VER-GIT</text:p>
          </table:table-cell>
          <table:table-cell office:value-type="float" office:value="1">
            <text:p>1</text:p>
          </table:table-cell>
          <table:table-cell office:value-type="string">
            <text:p>Usa Git</text:p>
          </table:table-cell>
          <table:table-cell table:number-columns-repeated="252"/>
        </table:table-row>
        <table:table-row table:style-name="ro8">
          <table:table-cell table:formula="of:=SUM([.A47];[.C47])" office:value-type="float" office:value="50">
            <text:p>50</text:p>
          </table:table-cell>
          <table:table-cell office:value-type="string">
            <text:p>VER-MER</text:p>
          </table:table-cell>
          <table:table-cell office:value-type="float" office:value="1">
            <text:p>1</text:p>
          </table:table-cell>
          <table:table-cell office:value-type="string">
            <text:p>Usa Mercurial</text:p>
          </table:table-cell>
          <table:table-cell table:number-columns-repeated="252"/>
        </table:table-row>
        <table:table-row table:style-name="ro8">
          <table:table-cell table:formula="of:=SUM([.A48];[.C48])" office:value-type="float" office:value="51">
            <text:p>51</text:p>
          </table:table-cell>
          <table:table-cell office:value-type="string">
            <text:p>VER-SVN</text:p>
          </table:table-cell>
          <table:table-cell office:value-type="float" office:value="1">
            <text:p>1</text:p>
          </table:table-cell>
          <table:table-cell office:value-type="string">
            <text:p>Usa Subversion</text:p>
          </table:table-cell>
          <table:table-cell table:number-columns-repeated="252"/>
        </table:table-row>
        <table:table-row table:style-name="ro8">
          <table:table-cell table:formula="of:=SUM([.A49];[.C49])" office:value-type="float" office:value="52">
            <text:p>52</text:p>
          </table:table-cell>
          <table:table-cell office:value-type="string">
            <text:p>VER-RAT</text:p>
          </table:table-cell>
          <table:table-cell office:value-type="float" office:value="1">
            <text:p>1</text:p>
          </table:table-cell>
          <table:table-cell office:value-type="string">
            <text:p>Usa Rational</text:p>
          </table:table-cell>
          <table:table-cell table:number-columns-repeated="252"/>
        </table:table-row>
        <table:table-row table:style-name="ro8">
          <table:table-cell table:formula="of:=SUM([.A50];[.C50])" office:value-type="float" office:value="53">
            <text:p>53</text:p>
          </table:table-cell>
          <table:table-cell office:value-type="string">
            <text:p>VER-OTH</text:p>
          </table:table-cell>
          <table:table-cell office:value-type="float" office:value="1">
            <text:p>1</text:p>
          </table:table-cell>
          <table:table-cell office:value-type="string">
            <text:p>Usa outra ferramenta de controle de versao</text:p>
          </table:table-cell>
          <table:table-cell table:number-columns-repeated="252"/>
        </table:table-row>
        <table:table-row table:style-name="ro8">
          <table:table-cell table:formula="of:=SUM([.A51];[.C51])" office:value-type="float" office:value="54">
            <text:p>54</text:p>
          </table:table-cell>
          <table:table-cell office:value-type="string">
            <text:p>PCS</text:p>
          </table:table-cell>
          <table:table-cell office:value-type="float" office:value="1">
            <text:p>1</text:p>
          </table:table-cell>
          <table:table-cell office:value-type="string">
            <text:p>Usa algum pre processador CSS</text:p>
          </table:table-cell>
          <table:table-cell table:number-columns-repeated="252"/>
        </table:table-row>
        <table:table-row table:style-name="ro8">
          <table:table-cell table:formula="of:=SUM([.A52];[.C52])" office:value-type="float" office:value="55">
            <text:p>55</text:p>
          </table:table-cell>
          <table:table-cell office:value-type="string">
            <text:p>PCS-LES</text:p>
          </table:table-cell>
          <table:table-cell office:value-type="float" office:value="1">
            <text:p>1</text:p>
          </table:table-cell>
          <table:table-cell office:value-type="string">
            <text:p>Usa LESS</text:p>
          </table:table-cell>
          <table:table-cell table:number-columns-repeated="252"/>
        </table:table-row>
        <table:table-row table:style-name="ro8">
          <table:table-cell table:formula="of:=SUM([.A53];[.C53])" office:value-type="float" office:value="56">
            <text:p>56</text:p>
          </table:table-cell>
          <table:table-cell office:value-type="string">
            <text:p>PCS-SAS</text:p>
          </table:table-cell>
          <table:table-cell office:value-type="float" office:value="1">
            <text:p>1</text:p>
          </table:table-cell>
          <table:table-cell office:value-type="string">
            <text:p>Usa Sass</text:p>
          </table:table-cell>
          <table:table-cell table:number-columns-repeated="252"/>
        </table:table-row>
        <table:table-row table:style-name="ro8">
          <table:table-cell table:formula="of:=SUM([.A54];[.C54])" office:value-type="float" office:value="57">
            <text:p>57</text:p>
          </table:table-cell>
          <table:table-cell office:value-type="string">
            <text:p>PCS-STY</text:p>
          </table:table-cell>
          <table:table-cell office:value-type="float" office:value="1">
            <text:p>1</text:p>
          </table:table-cell>
          <table:table-cell office:value-type="string">
            <text:p>Usa Stylus</text:p>
          </table:table-cell>
          <table:table-cell table:number-columns-repeated="252"/>
        </table:table-row>
        <table:table-row table:style-name="ro8">
          <table:table-cell table:formula="of:=SUM([.A55];[.C55])" office:value-type="float" office:value="58">
            <text:p>58</text:p>
          </table:table-cell>
          <table:table-cell office:value-type="string">
            <text:p>PCS-ROO</text:p>
          </table:table-cell>
          <table:table-cell office:value-type="float" office:value="1">
            <text:p>1</text:p>
          </table:table-cell>
          <table:table-cell office:value-type="string">
            <text:p>Usa Roole</text:p>
          </table:table-cell>
          <table:table-cell table:number-columns-repeated="252"/>
        </table:table-row>
        <table:table-row table:style-name="ro8">
          <table:table-cell table:formula="of:=SUM([.A56];[.C56])" office:value-type="float" office:value="59">
            <text:p>59</text:p>
          </table:table-cell>
          <table:table-cell office:value-type="string">
            <text:p>PCS-OTH</text:p>
          </table:table-cell>
          <table:table-cell office:value-type="float" office:value="1">
            <text:p>1</text:p>
          </table:table-cell>
          <table:table-cell office:value-type="string">
            <text:p>Usa outro pre processador CSS</text:p>
          </table:table-cell>
          <table:table-cell table:number-columns-repeated="252"/>
        </table:table-row>
        <table:table-row table:style-name="ro8">
          <table:table-cell table:formula="of:=SUM([.A57];[.C57])" office:value-type="float" office:value="60">
            <text:p>60</text:p>
          </table:table-cell>
          <table:table-cell office:value-type="string">
            <text:p>CSS</text:p>
          </table:table-cell>
          <table:table-cell office:value-type="float" office:value="1">
            <text:p>1</text:p>
          </table:table-cell>
          <table:table-cell office:value-type="string">
            <text:p>Usa algum framework CSS</text:p>
          </table:table-cell>
          <table:table-cell table:number-columns-repeated="252"/>
        </table:table-row>
        <table:table-row table:style-name="ro8">
          <table:table-cell table:formula="of:=SUM([.A58];[.C58])" office:value-type="float" office:value="61">
            <text:p>61</text:p>
          </table:table-cell>
          <table:table-cell office:value-type="string">
            <text:p>CSS-TBS</text:p>
          </table:table-cell>
          <table:table-cell office:value-type="float" office:value="1">
            <text:p>1</text:p>
          </table:table-cell>
          <table:table-cell office:value-type="string">
            <text:p>Usa Twitter Bootstrap</text:p>
          </table:table-cell>
          <table:table-cell table:number-columns-repeated="252"/>
        </table:table-row>
        <table:table-row table:style-name="ro8">
          <table:table-cell table:formula="of:=SUM([.A59];[.C59])" office:value-type="float" office:value="62">
            <text:p>62</text:p>
          </table:table-cell>
          <table:table-cell office:value-type="string">
            <text:p>CSS-TCO</text:p>
          </table:table-cell>
          <table:table-cell office:value-type="float" office:value="1">
            <text:p>1</text:p>
          </table:table-cell>
          <table:table-cell office:value-type="string">
            <text:p>Usa Topcoat</text:p>
          </table:table-cell>
          <table:table-cell table:number-columns-repeated="252"/>
        </table:table-row>
        <table:table-row table:style-name="ro8">
          <table:table-cell table:formula="of:=SUM([.A60];[.C60])" office:value-type="float" office:value="63">
            <text:p>63</text:p>
          </table:table-cell>
          <table:table-cell office:value-type="string">
            <text:p>CSS-FOU</text:p>
          </table:table-cell>
          <table:table-cell office:value-type="float" office:value="1">
            <text:p>1</text:p>
          </table:table-cell>
          <table:table-cell office:value-type="string">
            <text:p>Usa Foundation</text:p>
          </table:table-cell>
          <table:table-cell table:number-columns-repeated="252"/>
        </table:table-row>
        <table:table-row table:style-name="ro8">
          <table:table-cell table:formula="of:=SUM([.A61];[.C61])" office:value-type="float" office:value="64">
            <text:p>64</text:p>
          </table:table-cell>
          <table:table-cell office:value-type="string">
            <text:p>CSS-PUR</text:p>
          </table:table-cell>
          <table:table-cell office:value-type="float" office:value="1">
            <text:p>1</text:p>
          </table:table-cell>
          <table:table-cell office:value-type="string">
            <text:p>Usa Pure CSS</text:p>
          </table:table-cell>
          <table:table-cell table:number-columns-repeated="252"/>
        </table:table-row>
        <table:table-row table:style-name="ro8">
          <table:table-cell table:formula="of:=SUM([.A62];[.C62])" office:value-type="float" office:value="65">
            <text:p>65</text:p>
          </table:table-cell>
          <table:table-cell office:value-type="string">
            <text:p>CSS-OTH</text:p>
          </table:table-cell>
          <table:table-cell office:value-type="float" office:value="1">
            <text:p>1</text:p>
          </table:table-cell>
          <table:table-cell office:value-type="string">
            <text:p>Usa outro framework CSS</text:p>
          </table:table-cell>
          <table:table-cell table:number-columns-repeated="252"/>
        </table:table-row>
        <table:table-row table:style-name="ro8">
          <table:table-cell table:formula="of:=SUM([.A63];[.C63])" office:value-type="float" office:value="66">
            <text:p>66</text:p>
          </table:table-cell>
          <table:table-cell office:value-type="string">
            <text:p>TMP</text:p>
          </table:table-cell>
          <table:table-cell office:value-type="float" office:value="1">
            <text:p>1</text:p>
          </table:table-cell>
          <table:table-cell office:value-type="string">
            <text:p>Usa alguma template-engine</text:p>
          </table:table-cell>
          <table:table-cell table:number-columns-repeated="252"/>
        </table:table-row>
        <table:table-row table:style-name="ro8">
          <table:table-cell table:formula="of:=SUM([.A64];[.C64])" office:value-type="float" office:value="67">
            <text:p>67</text:p>
          </table:table-cell>
          <table:table-cell office:value-type="string">
            <text:p>TMP-DUS</text:p>
          </table:table-cell>
          <table:table-cell office:value-type="float" office:value="1">
            <text:p>1</text:p>
          </table:table-cell>
          <table:table-cell office:value-type="string">
            <text:p>Usa dust.js</text:p>
          </table:table-cell>
          <table:table-cell table:number-columns-repeated="252"/>
        </table:table-row>
        <table:table-row table:style-name="ro8">
          <table:table-cell table:formula="of:=SUM([.A65];[.C65])" office:value-type="float" office:value="68">
            <text:p>68</text:p>
          </table:table-cell>
          <table:table-cell office:value-type="string">
            <text:p>TMP-HAN</text:p>
          </table:table-cell>
          <table:table-cell office:value-type="float" office:value="1">
            <text:p>1</text:p>
          </table:table-cell>
          <table:table-cell office:value-type="string">
            <text:p>Usa Handlebars.js</text:p>
          </table:table-cell>
          <table:table-cell table:number-columns-repeated="252"/>
        </table:table-row>
        <table:table-row table:style-name="ro8">
          <table:table-cell table:formula="of:=SUM([.A66];[.C66])" office:value-type="float" office:value="69">
            <text:p>69</text:p>
          </table:table-cell>
          <table:table-cell office:value-type="string">
            <text:p>TMP-MUS</text:p>
          </table:table-cell>
          <table:table-cell office:value-type="float" office:value="1">
            <text:p>1</text:p>
          </table:table-cell>
          <table:table-cell office:value-type="string">
            <text:p>Usa Mustache.js</text:p>
          </table:table-cell>
          <table:table-cell table:number-columns-repeated="252"/>
        </table:table-row>
        <table:table-row table:style-name="ro8">
          <table:table-cell table:formula="of:=SUM([.A67];[.C67])" office:value-type="float" office:value="70">
            <text:p>70</text:p>
          </table:table-cell>
          <table:table-cell office:value-type="string">
            <text:p>TMP-JAD</text:p>
          </table:table-cell>
          <table:table-cell office:value-type="float" office:value="1">
            <text:p>1</text:p>
          </table:table-cell>
          <table:table-cell office:value-type="string">
            <text:p>Usa Jade</text:p>
          </table:table-cell>
          <table:table-cell table:number-columns-repeated="252"/>
        </table:table-row>
        <table:table-row table:style-name="ro8">
          <table:table-cell table:formula="of:=SUM([.A68];[.C68])" office:value-type="float" office:value="71">
            <text:p>71</text:p>
          </table:table-cell>
          <table:table-cell office:value-type="string">
            <text:p>TMP-FRW</text:p>
          </table:table-cell>
          <table:table-cell office:value-type="float" office:value="1">
            <text:p>1</text:p>
          </table:table-cell>
          <table:table-cell office:value-type="string">
            <text:p>Usa a do proprio framework</text:p>
          </table:table-cell>
          <table:table-cell table:number-columns-repeated="252"/>
        </table:table-row>
        <table:table-row table:style-name="ro8">
          <table:table-cell table:formula="of:=SUM([.A69];[.C69])" office:value-type="float" office:value="72">
            <text:p>72</text:p>
          </table:table-cell>
          <table:table-cell office:value-type="string">
            <text:p>TMP-OTH</text:p>
          </table:table-cell>
          <table:table-cell office:value-type="float" office:value="1">
            <text:p>1</text:p>
          </table:table-cell>
          <table:table-cell office:value-type="string">
            <text:p>Usa outra template-engine</text:p>
          </table:table-cell>
          <table:table-cell table:number-columns-repeated="252"/>
        </table:table-row>
        <table:table-row table:style-name="ro8">
          <table:table-cell table:formula="of:=SUM([.A70];[.C70])" office:value-type="float" office:value="73">
            <text:p>73</text:p>
          </table:table-cell>
          <table:table-cell office:value-type="string">
            <text:p>LNG</text:p>
          </table:table-cell>
          <table:table-cell office:value-type="float" office:value="1">
            <text:p>1</text:p>
          </table:table-cell>
          <table:table-cell office:value-type="string">
            <text:p>Usa alguma outra linguagem para escrever JS</text:p>
          </table:table-cell>
          <table:table-cell table:number-columns-repeated="252"/>
        </table:table-row>
        <table:table-row table:style-name="ro8">
          <table:table-cell table:formula="of:=SUM([.A71];[.C71])" office:value-type="float" office:value="74">
            <text:p>74</text:p>
          </table:table-cell>
          <table:table-cell office:value-type="string">
            <text:p>LNG-CHO</text:p>
          </table:table-cell>
          <table:table-cell office:value-type="float" office:value="1">
            <text:p>1</text:p>
          </table:table-cell>
          <table:table-cell office:value-type="string">
            <text:p>Qual linguagem usada pra escrever JS</text:p>
          </table:table-cell>
          <table:table-cell table:number-columns-repeated="252"/>
        </table:table-row>
        <table:table-row table:style-name="ro8">
          <table:table-cell table:formula="of:=SUM([.A72];[.C72])" office:value-type="float" office:value="75">
            <text:p>75</text:p>
          </table:table-cell>
          <table:table-cell office:value-type="string">
            <text:p>PRO-MHT</text:p>
          </table:table-cell>
          <table:table-cell office:value-type="float" office:value="1">
            <text:p>1</text:p>
          </table:table-cell>
          <table:table-cell office:value-type="string">
            <text:p>Minifica o HTML</text:p>
          </table:table-cell>
          <table:table-cell table:number-columns-repeated="252"/>
        </table:table-row>
        <table:table-row table:style-name="ro8">
          <table:table-cell table:formula="of:=SUM([.A73];[.C73])" office:value-type="float" office:value="76">
            <text:p>76</text:p>
          </table:table-cell>
          <table:table-cell office:value-type="string">
            <text:p>PRO-MCS</text:p>
          </table:table-cell>
          <table:table-cell office:value-type="float" office:value="1">
            <text:p>1</text:p>
          </table:table-cell>
          <table:table-cell office:value-type="string">
            <text:p>Minifica os arquivos CSS</text:p>
          </table:table-cell>
          <table:table-cell table:number-columns-repeated="252"/>
        </table:table-row>
        <table:table-row table:style-name="ro8">
          <table:table-cell table:formula="of:=SUM([.A74];[.C74])" office:value-type="float" office:value="77">
            <text:p>77</text:p>
          </table:table-cell>
          <table:table-cell office:value-type="string">
            <text:p>PRO-MJS</text:p>
          </table:table-cell>
          <table:table-cell office:value-type="float" office:value="1">
            <text:p>1</text:p>
          </table:table-cell>
          <table:table-cell office:value-type="string">
            <text:p>Minifica os arquivos JS</text:p>
          </table:table-cell>
          <table:table-cell table:number-columns-repeated="252"/>
        </table:table-row>
        <table:table-row table:style-name="ro8">
          <table:table-cell table:formula="of:=SUM([.A75];[.C75])" office:value-type="float" office:value="78">
            <text:p>78</text:p>
          </table:table-cell>
          <table:table-cell office:value-type="string">
            <text:p>PRO-CCS</text:p>
          </table:table-cell>
          <table:table-cell office:value-type="float" office:value="1">
            <text:p>1</text:p>
          </table:table-cell>
          <table:table-cell office:value-type="string">
            <text:p>Combina os arquivos CSS</text:p>
          </table:table-cell>
          <table:table-cell table:number-columns-repeated="252"/>
        </table:table-row>
        <table:table-row table:style-name="ro8">
          <table:table-cell table:formula="of:=SUM([.A76];[.C76])" office:value-type="float" office:value="79">
            <text:p>79</text:p>
          </table:table-cell>
          <table:table-cell office:value-type="string">
            <text:p>PRO-CJS</text:p>
          </table:table-cell>
          <table:table-cell office:value-type="float" office:value="1">
            <text:p>1</text:p>
          </table:table-cell>
          <table:table-cell office:value-type="string">
            <text:p>Combina os arquivos JS</text:p>
          </table:table-cell>
          <table:table-cell table:number-columns-repeated="252"/>
        </table:table-row>
        <table:table-row table:style-name="ro8">
          <table:table-cell table:formula="of:=SUM([.A77];[.C77])" office:value-type="float" office:value="80">
            <text:p>80</text:p>
          </table:table-cell>
          <table:table-cell office:value-type="string">
            <text:p>PRO-OIM</text:p>
          </table:table-cell>
          <table:table-cell office:value-type="float" office:value="1">
            <text:p>1</text:p>
          </table:table-cell>
          <table:table-cell office:value-type="string">
            <text:p>Otimiza as imagens</text:p>
          </table:table-cell>
          <table:table-cell table:number-columns-repeated="252"/>
        </table:table-row>
        <table:table-row table:style-name="ro8">
          <table:table-cell table:formula="of:=SUM([.A78];[.C78])" office:value-type="float" office:value="81">
            <text:p>81</text:p>
          </table:table-cell>
          <table:table-cell office:value-type="string">
            <text:p>PRO-CDU</text:p>
          </table:table-cell>
          <table:table-cell office:value-type="float" office:value="1">
            <text:p>1</text:p>
          </table:table-cell>
          <table:table-cell office:value-type="string">
            <text:p>Usa CDN publico</text:p>
          </table:table-cell>
          <table:table-cell table:number-columns-repeated="252"/>
        </table:table-row>
        <table:table-row table:style-name="ro8">
          <table:table-cell table:formula="of:=SUM([.A79];[.C79])" office:value-type="float" office:value="82">
            <text:p>82</text:p>
          </table:table-cell>
          <table:table-cell office:value-type="string">
            <text:p>PRO-CDR</text:p>
          </table:table-cell>
          <table:table-cell office:value-type="float" office:value="1">
            <text:p>1</text:p>
          </table:table-cell>
          <table:table-cell office:value-type="string">
            <text:p>Usa CDN proprio</text:p>
          </table:table-cell>
          <table:table-cell table:number-columns-repeated="252"/>
        </table:table-row>
        <table:table-row table:style-name="ro8">
          <table:table-cell table:formula="of:=SUM([.A80];[.C80])" office:value-type="float" office:value="83">
            <text:p>83</text:p>
          </table:table-cell>
          <table:table-cell office:value-type="string">
            <text:p>PRO-OTH</text:p>
          </table:table-cell>
          <table:table-cell office:value-type="float" office:value="1">
            <text:p>1</text:p>
          </table:table-cell>
          <table:table-cell office:value-type="string">
            <text:p>Faz outro processo</text:p>
          </table:table-cell>
          <table:table-cell table:number-columns-repeated="252"/>
        </table:table-row>
        <table:table-row table:style-name="ro8">
          <table:table-cell table:formula="of:=SUM([.A81];[.C81])" office:value-type="float" office:value="84">
            <text:p>84</text:p>
          </table:table-cell>
          <table:table-cell office:value-type="string">
            <text:p>BRW-SUP</text:p>
          </table:table-cell>
          <table:table-cell office:value-type="float" office:value="1">
            <text:p>1</text:p>
          </table:table-cell>
          <table:table-cell office:value-type="string">
            <text:p>Quais navegadores da suporte</text:p>
          </table:table-cell>
          <table:table-cell table:number-columns-repeated="252"/>
        </table:table-row>
        <table:table-row table:style-name="ro8">
          <table:table-cell table:formula="of:=SUM([.A82];[.C82])" office:value-type="float" office:value="85">
            <text:p>85</text:p>
          </table:table-cell>
          <table:table-cell office:value-type="string">
            <text:p>BRW-DES</text:p>
          </table:table-cell>
          <table:table-cell office:value-type="float" office:value="1">
            <text:p>1</text:p>
          </table:table-cell>
          <table:table-cell office:value-type="string">
            <text:p>Qual navegador usa para desenvolvimento</text:p>
          </table:table-cell>
          <table:table-cell table:number-columns-repeated="252"/>
        </table:table-row>
        <table:table-row table:style-name="ro8">
          <table:table-cell table:formula="of:=SUM([.A83];[.C83])" office:value-type="float" office:value="86">
            <text:p>86</text:p>
          </table:table-cell>
          <table:table-cell office:value-type="string">
            <text:p>MOB</text:p>
          </table:table-cell>
          <table:table-cell office:value-type="float" office:value="1">
            <text:p>1</text:p>
          </table:table-cell>
          <table:table-cell office:value-type="string">
            <text:p>Grau de desenvolvimento mobile</text:p>
          </table:table-cell>
          <table:table-cell table:number-columns-repeated="252"/>
        </table:table-row>
        <table:table-row table:style-name="ro8">
          <table:table-cell table:formula="of:=SUM([.A84];[.C84])" office:value-type="float" office:value="87">
            <text:p>87</text:p>
          </table:table-cell>
          <table:table-cell office:value-type="string">
            <text:p>EDT-SUB</text:p>
          </table:table-cell>
          <table:table-cell office:value-type="float" office:value="1">
            <text:p>1</text:p>
          </table:table-cell>
          <table:table-cell office:value-type="string">
            <text:p>Usa Sublime para desenvolver</text:p>
          </table:table-cell>
          <table:table-cell table:number-columns-repeated="252"/>
        </table:table-row>
        <table:table-row table:style-name="ro8">
          <table:table-cell table:formula="of:=SUM([.A85];[.C85])" office:value-type="float" office:value="88">
            <text:p>88</text:p>
          </table:table-cell>
          <table:table-cell office:value-type="string">
            <text:p>EDT-WEB</text:p>
          </table:table-cell>
          <table:table-cell office:value-type="float" office:value="1">
            <text:p>1</text:p>
          </table:table-cell>
          <table:table-cell office:value-type="string">
            <text:p>Usa WebStorm para desenvolver</text:p>
          </table:table-cell>
          <table:table-cell table:number-columns-repeated="252"/>
        </table:table-row>
        <table:table-row table:style-name="ro8">
          <table:table-cell table:formula="of:=SUM([.A86];[.C86])" office:value-type="float" office:value="89">
            <text:p>89</text:p>
          </table:table-cell>
          <table:table-cell office:value-type="string">
            <text:p>EDT-NOT</text:p>
          </table:table-cell>
          <table:table-cell office:value-type="float" office:value="1">
            <text:p>1</text:p>
          </table:table-cell>
          <table:table-cell office:value-type="string">
            <text:p>Usa Notepad++ para desenvolver</text:p>
          </table:table-cell>
          <table:table-cell table:number-columns-repeated="252"/>
        </table:table-row>
        <table:table-row table:style-name="ro8">
          <table:table-cell table:formula="of:=SUM([.A87];[.C87])" office:value-type="float" office:value="90">
            <text:p>90</text:p>
          </table:table-cell>
          <table:table-cell office:value-type="string">
            <text:p>EDT-VST</text:p>
          </table:table-cell>
          <table:table-cell office:value-type="float" office:value="1">
            <text:p>1</text:p>
          </table:table-cell>
          <table:table-cell office:value-type="string">
            <text:p>Usa Visual Studio para desenvolver</text:p>
          </table:table-cell>
          <table:table-cell table:number-columns-repeated="252"/>
        </table:table-row>
        <table:table-row table:style-name="ro8">
          <table:table-cell table:formula="of:=SUM([.A88];[.C88])" office:value-type="float" office:value="91">
            <text:p>91</text:p>
          </table:table-cell>
          <table:table-cell office:value-type="string">
            <text:p>EDT-DRW</text:p>
          </table:table-cell>
          <table:table-cell office:value-type="float" office:value="1">
            <text:p>1</text:p>
          </table:table-cell>
          <table:table-cell office:value-type="string">
            <text:p>Usa Dreamweaver para desenvolver</text:p>
          </table:table-cell>
          <table:table-cell table:number-columns-repeated="252"/>
        </table:table-row>
        <table:table-row table:style-name="ro8">
          <table:table-cell table:formula="of:=SUM([.A89];[.C89])" office:value-type="float" office:value="92">
            <text:p>92</text:p>
          </table:table-cell>
          <table:table-cell office:value-type="string">
            <text:p>EDT-VIM</text:p>
          </table:table-cell>
          <table:table-cell office:value-type="float" office:value="1">
            <text:p>1</text:p>
          </table:table-cell>
          <table:table-cell office:value-type="string">
            <text:p>Usa VI/VIM para desenvolver</text:p>
          </table:table-cell>
          <table:table-cell table:number-columns-repeated="252"/>
        </table:table-row>
        <table:table-row table:style-name="ro8">
          <table:table-cell table:formula="of:=SUM([.A90];[.C90])" office:value-type="float" office:value="93">
            <text:p>93</text:p>
          </table:table-cell>
          <table:table-cell office:value-type="string">
            <text:p>EDT-EMA</text:p>
          </table:table-cell>
          <table:table-cell office:value-type="float" office:value="1">
            <text:p>1</text:p>
          </table:table-cell>
          <table:table-cell office:value-type="string">
            <text:p>Usa Emacs para desenvolver</text:p>
          </table:table-cell>
          <table:table-cell table:number-columns-repeated="252"/>
        </table:table-row>
        <table:table-row table:style-name="ro8">
          <table:table-cell table:formula="of:=SUM([.A91];[.C91])" office:value-type="float" office:value="94">
            <text:p>94</text:p>
          </table:table-cell>
          <table:table-cell office:value-type="string">
            <text:p>EDT-TXM</text:p>
          </table:table-cell>
          <table:table-cell office:value-type="float" office:value="1">
            <text:p>1</text:p>
          </table:table-cell>
          <table:table-cell office:value-type="string">
            <text:p>Usa TextMate para desenvolver</text:p>
          </table:table-cell>
          <table:table-cell table:number-columns-repeated="252"/>
        </table:table-row>
        <table:table-row table:style-name="ro8">
          <table:table-cell table:formula="of:=SUM([.A92];[.C92])" office:value-type="float" office:value="95">
            <text:p>95</text:p>
          </table:table-cell>
          <table:table-cell office:value-type="string">
            <text:p>EDT-NET</text:p>
          </table:table-cell>
          <table:table-cell office:value-type="float" office:value="1">
            <text:p>1</text:p>
          </table:table-cell>
          <table:table-cell office:value-type="string">
            <text:p>Usa NetBeans para desenvolver</text:p>
          </table:table-cell>
          <table:table-cell table:number-columns-repeated="252"/>
        </table:table-row>
        <table:table-row table:style-name="ro8">
          <table:table-cell table:formula="of:=SUM([.A93];[.C93])" office:value-type="float" office:value="96">
            <text:p>96</text:p>
          </table:table-cell>
          <table:table-cell office:value-type="string">
            <text:p>EDT-ECL</text:p>
          </table:table-cell>
          <table:table-cell office:value-type="float" office:value="1">
            <text:p>1</text:p>
          </table:table-cell>
          <table:table-cell office:value-type="string">
            <text:p>Usa Eclipse para desenvolver</text:p>
          </table:table-cell>
          <table:table-cell table:number-columns-repeated="252"/>
        </table:table-row>
        <table:table-row table:style-name="ro8">
          <table:table-cell table:formula="of:=SUM([.A94];[.C94])" office:value-type="float" office:value="97">
            <text:p>97</text:p>
          </table:table-cell>
          <table:table-cell office:value-type="string">
            <text:p>EDT-BRA</text:p>
          </table:table-cell>
          <table:table-cell office:value-type="float" office:value="1">
            <text:p>1</text:p>
          </table:table-cell>
          <table:table-cell office:value-type="string">
            <text:p>Usa Brackets para desenvolver</text:p>
          </table:table-cell>
          <table:table-cell table:number-columns-repeated="252"/>
        </table:table-row>
        <table:table-row table:style-name="ro8">
          <table:table-cell table:formula="of:=SUM([.A95];[.C95])" office:value-type="float" office:value="98">
            <text:p>98</text:p>
          </table:table-cell>
          <table:table-cell office:value-type="string">
            <text:p>EDT-OTH</text:p>
          </table:table-cell>
          <table:table-cell office:value-type="float" office:value="1">
            <text:p>1</text:p>
          </table:table-cell>
          <table:table-cell office:value-type="string">
            <text:p>Usa outro editor para desenvolver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20/11/2013</text:date>, <text:time>15:3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results" style:display-name="PageStyle_Copy of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15:32:01.16</dc:date>
    <dc:creator>Breno Calazans</dc:creator>
    <meta:editing-duration>PT18M11S</meta:editing-duration>
    <meta:editing-cycles>1</meta:editing-cycles>
    <meta:document-statistic meta:table-count="3" meta:cell-count="24409" meta:object-count="0"/>
    <meta:generator>OpenOffice/4.0.0$Win32 OpenOffice.org_project/400m3$Build-9702</meta:generator>
  </office:meta>
</office:document-meta>
</file>